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x</text:p>
          </table:table-cell>
          <table:table-cell office:value-type="string" calcext:value-type="string">
            <text:p>U*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1" calcext:value-type="float">
            <text:p>0,1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G5]*SIN([.G6])" office:value-type="float" office:value="0" calcext:value-type="float">
            <text:p>0</text:p>
          </table:table-cell>
          <table:table-cell table:style-name="ce1" table:formula="of:=[.G5]*COS([.G6])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formula="of:=[.A3]+[.$G$2]" office:value-type="float" office:value="0.1" calcext:value-type="float">
            <text:p>0,1</text:p>
          </table:table-cell>
          <table:table-cell table:formula="of:=[.B3]+[.D3]*[.$G$2]" office:value-type="float" office:value="0" calcext:value-type="float">
            <text:p>0</text:p>
          </table:table-cell>
          <table:table-cell table:formula="of:=[.C3]+[.E4]*[.$G$2]" office:value-type="float" office:value="0" calcext:value-type="float">
            <text:p>0</text:p>
          </table:table-cell>
          <table:table-cell table:formula="of:=[.D3]-([.$G$4]+[.F4]*[.D3])*[.$G$2]" office:value-type="float" office:value="-1" calcext:value-type="float">
            <text:p>-1</text:p>
          </table:table-cell>
          <table:table-cell table:formula="of:=[.E2]-[.F3]*[.E2]*[.$G$2]" office:value-type="float" office:value="0" calcext:value-type="float">
            <text:p>0</text:p>
          </table:table-cell>
          <table:table-cell table:formula="of:=[.$G$3]*SQRT([.D3]*[.D3]+[.E3]*[.E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formula="of:=[.A4]+[.$G$2]" office:value-type="float" office:value="0.2" calcext:value-type="float">
            <text:p>0,2</text:p>
          </table:table-cell>
          <table:table-cell table:formula="of:=[.B4]+[.D4]*[.$G$2]" office:value-type="float" office:value="-0.1" calcext:value-type="float">
            <text:p>-0,1</text:p>
          </table:table-cell>
          <table:table-cell table:formula="of:=[.C4]+[.E5]*[.$G$2]" office:value-type="float" office:value="0" calcext:value-type="float">
            <text:p>0</text:p>
          </table:table-cell>
          <table:table-cell table:formula="of:=[.D4]-([.$G$4]+[.F5]*[.D4])*[.$G$2]" office:value-type="float" office:value="-1.9995" calcext:value-type="float">
            <text:p>-1,9995</text:p>
          </table:table-cell>
          <table:table-cell table:formula="of:=[.E3]-[.F4]*[.E3]*[.$G$2]" office:value-type="float" office:value="0" calcext:value-type="float">
            <text:p>0</text:p>
          </table:table-cell>
          <table:table-cell table:formula="of:=[.$G$3]*SQRT([.D4]*[.D4]+[.E4]*[.E4])"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formula="of:=[.A5]+[.$G$2]" office:value-type="float" office:value="0.3" calcext:value-type="float">
            <text:p>0,3</text:p>
          </table:table-cell>
          <table:table-cell table:formula="of:=[.B5]+[.D5]*[.$G$2]" office:value-type="float" office:value="-0.29995" calcext:value-type="float">
            <text:p>-0,29995</text:p>
          </table:table-cell>
          <table:table-cell table:formula="of:=[.C5]+[.E6]*[.$G$2]" office:value-type="float" office:value="0" calcext:value-type="float">
            <text:p>0</text:p>
          </table:table-cell>
          <table:table-cell table:formula="of:=[.D5]-([.$G$4]+[.F6]*[.D5])*[.$G$2]" office:value-type="float" office:value="-2.997500999875" calcext:value-type="float">
            <text:p>-2,997500999875</text:p>
          </table:table-cell>
          <table:table-cell table:formula="of:=[.E4]-[.F5]*[.E4]*[.$G$2]" office:value-type="float" office:value="0" calcext:value-type="float">
            <text:p>0</text:p>
          </table:table-cell>
          <table:table-cell table:formula="of:=[.$G$3]*SQRT([.D5]*[.D5]+[.E5]*[.E5])" office:value-type="float" office:value="0.0099975" calcext:value-type="float">
            <text:p>0,0099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formula="of:=[.A6]+[.$G$2]" office:value-type="float" office:value="0.4" calcext:value-type="float">
            <text:p>0,4</text:p>
          </table:table-cell>
          <table:table-cell table:formula="of:=[.B6]+[.D6]*[.$G$2]" office:value-type="float" office:value="-0.5997000999875" calcext:value-type="float">
            <text:p>-0,5997000999875</text:p>
          </table:table-cell>
          <table:table-cell table:formula="of:=[.C6]+[.E7]*[.$G$2]" office:value-type="float" office:value="0" calcext:value-type="float">
            <text:p>0</text:p>
          </table:table-cell>
          <table:table-cell table:formula="of:=[.D6]-([.$G$4]+[.F7]*[.D6])*[.$G$2]" office:value-type="float" office:value="-3.99300849375287" calcext:value-type="float">
            <text:p>-3,99300849375287</text:p>
          </table:table-cell>
          <table:table-cell table:formula="of:=[.E5]-[.F6]*[.E5]*[.$G$2]" office:value-type="float" office:value="0" calcext:value-type="float">
            <text:p>0</text:p>
          </table:table-cell>
          <table:table-cell table:formula="of:=[.$G$3]*SQRT([.D6]*[.D6]+[.E6]*[.E6])" office:value-type="float" office:value="0.014987504999375" calcext:value-type="float">
            <text:p>0,014987504999375</text:p>
          </table:table-cell>
          <table:table-cell table:number-columns-repeated="2"/>
        </table:table-row>
        <table:table-row table:style-name="ro1">
          <table:table-cell table:formula="of:=[.A7]+[.$G$2]" office:value-type="float" office:value="0.5" calcext:value-type="float">
            <text:p>0,5</text:p>
          </table:table-cell>
          <table:table-cell table:formula="of:=[.B7]+[.D7]*[.$G$2]" office:value-type="float" office:value="-0.999000949362787" calcext:value-type="float">
            <text:p>-0,999000949362787</text:p>
          </table:table-cell>
          <table:table-cell table:formula="of:=[.C7]+[.E8]*[.$G$2]" office:value-type="float" office:value="0" calcext:value-type="float">
            <text:p>0</text:p>
          </table:table-cell>
          <table:table-cell table:formula="of:=[.D7]-([.$G$4]+[.F8]*[.D7])*[.$G$2]" office:value-type="float" office:value="-4.98503643533728" calcext:value-type="float">
            <text:p>-4,98503643533728</text:p>
          </table:table-cell>
          <table:table-cell table:formula="of:=[.E6]-[.F7]*[.E6]*[.$G$2]" office:value-type="float" office:value="0" calcext:value-type="float">
            <text:p>0</text:p>
          </table:table-cell>
          <table:table-cell table:formula="of:=[.$G$3]*SQRT([.D7]*[.D7]+[.E7]*[.E7])" office:value-type="float" office:value="0.0199650424687644" calcext:value-type="float">
            <text:p>0,019965042468764</text:p>
          </table:table-cell>
          <table:table-cell table:number-columns-repeated="2"/>
        </table:table-row>
        <table:table-row table:style-name="ro1">
          <table:table-cell table:formula="of:=[.A8]+[.$G$2]" office:value-type="float" office:value="0.6" calcext:value-type="float">
            <text:p>0,6</text:p>
          </table:table-cell>
          <table:table-cell table:formula="of:=[.B8]+[.D8]*[.$G$2]" office:value-type="float" office:value="-1.49750459289652" calcext:value-type="float">
            <text:p>-1,49750459289652</text:p>
          </table:table-cell>
          <table:table-cell table:formula="of:=[.C8]+[.E9]*[.$G$2]" office:value-type="float" office:value="0" calcext:value-type="float">
            <text:p>0</text:p>
          </table:table-cell>
          <table:table-cell table:formula="of:=[.D8]-([.$G$4]+[.F9]*[.D8])*[.$G$2]" office:value-type="float" office:value="-5.97261114120646" calcext:value-type="float">
            <text:p>-5,97261114120646</text:p>
          </table:table-cell>
          <table:table-cell table:formula="of:=[.E7]-[.F8]*[.E7]*[.$G$2]" office:value-type="float" office:value="0" calcext:value-type="float">
            <text:p>0</text:p>
          </table:table-cell>
          <table:table-cell table:formula="of:=[.$G$3]*SQRT([.D8]*[.D8]+[.E8]*[.E8])" office:value-type="float" office:value="0.0249251821766864" calcext:value-type="float">
            <text:p>0,024925182176687</text:p>
          </table:table-cell>
          <table:table-cell table:number-columns-repeated="2"/>
        </table:table-row>
        <table:table-row table:style-name="ro1">
          <table:table-cell table:formula="of:=[.A9]+[.$G$2]" office:value-type="float" office:value="0.7" calcext:value-type="float">
            <text:p>0,7</text:p>
          </table:table-cell>
          <table:table-cell table:formula="of:=[.B9]+[.D9]*[.$G$2]" office:value-type="float" office:value="-2.09476570701716" calcext:value-type="float">
            <text:p>-2,09476570701716</text:p>
          </table:table-cell>
          <table:table-cell table:formula="of:=[.C9]+[.E10]*[.$G$2]" office:value-type="float" office:value="0" calcext:value-type="float">
            <text:p>0</text:p>
          </table:table-cell>
          <table:table-cell table:formula="of:=[.D9]-([.$G$4]+[.F10]*[.D9])*[.$G$2]" office:value-type="float" office:value="-6.95477509928443" calcext:value-type="float">
            <text:p>-6,95477509928443</text:p>
          </table:table-cell>
          <table:table-cell table:formula="of:=[.E8]-[.F9]*[.E8]*[.$G$2]" office:value-type="float" office:value="0" calcext:value-type="float">
            <text:p>0</text:p>
          </table:table-cell>
          <table:table-cell table:formula="of:=[.$G$3]*SQRT([.D9]*[.D9]+[.E9]*[.E9])" office:value-type="float" office:value="0.0298630557060323" calcext:value-type="float">
            <text:p>0,029863055706032</text:p>
          </table:table-cell>
          <table:table-cell table:number-columns-repeated="2"/>
        </table:table-row>
        <table:table-row table:style-name="ro1">
          <table:table-cell table:formula="of:=[.A10]+[.$G$2]" office:value-type="float" office:value="0.8" calcext:value-type="float">
            <text:p>0,8</text:p>
          </table:table-cell>
          <table:table-cell table:formula="of:=[.B10]+[.D10]*[.$G$2]" office:value-type="float" office:value="-2.7902432169456" calcext:value-type="float">
            <text:p>-2,7902432169456</text:p>
          </table:table-cell>
          <table:table-cell table:formula="of:=[.C10]+[.E11]*[.$G$2]" office:value-type="float" office:value="0" calcext:value-type="float">
            <text:p>0</text:p>
          </table:table-cell>
          <table:table-cell table:formula="of:=[.D10]-([.$G$4]+[.F11]*[.D10])*[.$G$2]" office:value-type="float" office:value="-7.93059065094362" calcext:value-type="float">
            <text:p>-7,93059065094362</text:p>
          </table:table-cell>
          <table:table-cell table:formula="of:=[.E9]-[.F10]*[.E9]*[.$G$2]" office:value-type="float" office:value="0" calcext:value-type="float">
            <text:p>0</text:p>
          </table:table-cell>
          <table:table-cell table:formula="of:=[.$G$3]*SQRT([.D10]*[.D10]+[.E10]*[.E10])" office:value-type="float" office:value="0.0347738754964221" calcext:value-type="float">
            <text:p>0,034773875496422</text:p>
          </table:table-cell>
          <table:table-cell table:number-columns-repeated="2"/>
        </table:table-row>
        <table:table-row table:style-name="ro1">
          <table:table-cell table:formula="of:=[.A11]+[.$G$2]" office:value-type="float" office:value="0.9" calcext:value-type="float">
            <text:p>0,9</text:p>
          </table:table-cell>
          <table:table-cell table:formula="of:=[.B11]+[.D11]*[.$G$2]" office:value-type="float" office:value="-3.58330228203997" calcext:value-type="float">
            <text:p>-3,58330228203997</text:p>
          </table:table-cell>
          <table:table-cell table:formula="of:=[.C11]+[.E12]*[.$G$2]" office:value-type="float" office:value="0" calcext:value-type="float">
            <text:p>0</text:p>
          </table:table-cell>
          <table:table-cell table:formula="of:=[.D11]-([.$G$4]+[.F12]*[.D11])*[.$G$2]" office:value-type="float" office:value="-8.8991435169072" calcext:value-type="float">
            <text:p>-8,8991435169072</text:p>
          </table:table-cell>
          <table:table-cell table:formula="of:=[.E10]-[.F11]*[.E10]*[.$G$2]" office:value-type="float" office:value="0" calcext:value-type="float">
            <text:p>0</text:p>
          </table:table-cell>
          <table:table-cell table:formula="of:=[.$G$3]*SQRT([.D11]*[.D11]+[.E11]*[.E11])" office:value-type="float" office:value="0.0396529532547181" calcext:value-type="float">
            <text:p>0,039652953254718</text:p>
          </table:table-cell>
          <table:table-cell table:number-columns-repeated="2"/>
        </table:table-row>
        <table:table-row table:style-name="ro1">
          <table:table-cell table:style-name="ce2" table:formula="of:=[.A12]+[.$G$2]" office:value-type="float" office:value="1" calcext:value-type="float">
            <text:p>1</text:p>
          </table:table-cell>
          <table:table-cell table:style-name="ce2" table:formula="of:=[.B12]+[.D12]*[.$G$2]" office:value-type="float" office:value="-4.47321663373069" calcext:value-type="float">
            <text:p>-4,47321663373069</text:p>
          </table:table-cell>
          <table:table-cell table:style-name="ce2" table:formula="of:=[.C12]+[.E13]*[.$G$2]" office:value-type="float" office:value="0" calcext:value-type="float">
            <text:p>0</text:p>
          </table:table-cell>
          <table:table-cell table:style-name="ce2" table:formula="of:=[.D12]-([.$G$4]+[.F13]*[.D12])*[.$G$2]" office:value-type="float" office:value="-9.85954613923994" calcext:value-type="float">
            <text:p>-9,85954613923994</text:p>
          </table:table-cell>
          <table:table-cell table:style-name="ce2" table:formula="of:=[.E11]-[.F12]*[.E11]*[.$G$2]" office:value-type="float" office:value="0" calcext:value-type="float">
            <text:p>0</text:p>
          </table:table-cell>
          <table:table-cell table:style-name="ce2" table:formula="of:=[.$G$3]*SQRT([.D12]*[.D12]+[.E12]*[.E12])" office:value-type="float" office:value="0.044495717584536" calcext:value-type="float">
            <text:p>0,044495717584536</text:p>
          </table:table-cell>
          <table:table-cell table:style-name="ce2" office:value-type="string" calcext:value-type="string">
            <text:p>эту строку выведет программа</text:p>
          </table:table-cell>
          <table:table-cell/>
        </table:table-row>
        <table:table-row table:style-name="ro1">
          <table:table-cell table:formula="of:=[.A13]+[.$G$2]" office:value-type="float" office:value="1.1" calcext:value-type="float">
            <text:p>1,1</text:p>
          </table:table-cell>
          <table:table-cell table:formula="of:=[.B13]+[.D13]*[.$G$2]" office:value-type="float" office:value="-5.45917124765468" calcext:value-type="float">
            <text:p>-5,45917124765468</text:p>
          </table:table-cell>
          <table:table-cell table:formula="of:=[.C13]+[.E14]*[.$G$2]" office:value-type="float" office:value="0" calcext:value-type="float">
            <text:p>0</text:p>
          </table:table-cell>
          <table:table-cell table:formula="of:=[.D13]-([.$G$4]+[.F14]*[.D13])*[.$G$2]" office:value-type="float" office:value="-10.810940814204" calcext:value-type="float">
            <text:p>-10,810940814204</text:p>
          </table:table-cell>
          <table:table-cell table:formula="of:=[.E12]-[.F13]*[.E12]*[.$G$2]" office:value-type="float" office:value="0" calcext:value-type="float">
            <text:p>0</text:p>
          </table:table-cell>
          <table:table-cell table:formula="of:=[.$G$3]*SQRT([.D13]*[.D13]+[.E13]*[.E13])" office:value-type="float" office:value="0.0492977306961997" calcext:value-type="float">
            <text:p>0,0492977306962</text:p>
          </table:table-cell>
          <table:table-cell table:number-columns-repeated="2"/>
        </table:table-row>
        <table:table-row table:style-name="ro1">
          <table:table-cell table:formula="of:=[.A14]+[.$G$2]" office:value-type="float" office:value="1.2" calcext:value-type="float">
            <text:p>1,2</text:p>
          </table:table-cell>
          <table:table-cell table:formula="of:=[.B14]+[.D14]*[.$G$2]" office:value-type="float" office:value="-6.54026532907509" calcext:value-type="float">
            <text:p>-6,54026532907509</text:p>
          </table:table-cell>
          <table:table-cell table:formula="of:=[.C14]+[.E15]*[.$G$2]" office:value-type="float" office:value="0" calcext:value-type="float">
            <text:p>0</text:p>
          </table:table-cell>
          <table:table-cell table:formula="of:=[.D14]-([.$G$4]+[.F15]*[.D14])*[.$G$2]" office:value-type="float" office:value="-11.7525025935599" calcext:value-type="float">
            <text:p>-11,7525025935599</text:p>
          </table:table-cell>
          <table:table-cell table:formula="of:=[.E13]-[.F14]*[.E13]*[.$G$2]" office:value-type="float" office:value="0" calcext:value-type="float">
            <text:p>0</text:p>
          </table:table-cell>
          <table:table-cell table:formula="of:=[.$G$3]*SQRT([.D14]*[.D14]+[.E14]*[.E14])" office:value-type="float" office:value="0.0540547040710202" calcext:value-type="float">
            <text:p>0,05405470407102</text:p>
          </table:table-cell>
          <table:table-cell table:number-columns-repeated="2"/>
        </table:table-row>
        <table:table-row table:style-name="ro1">
          <table:table-cell table:formula="of:=[.A15]+[.$G$2]" office:value-type="float" office:value="1.3" calcext:value-type="float">
            <text:p>1,3</text:p>
          </table:table-cell>
          <table:table-cell table:formula="of:=[.B15]+[.D15]*[.$G$2]" office:value-type="float" office:value="-7.71551558843108" calcext:value-type="float">
            <text:p>-7,71551558843108</text:p>
          </table:table-cell>
          <table:table-cell table:formula="of:=[.C15]+[.E16]*[.$G$2]" office:value-type="float" office:value="0" calcext:value-type="float">
            <text:p>0</text:p>
          </table:table-cell>
          <table:table-cell table:formula="of:=[.D15]-([.$G$4]+[.F16]*[.D15])*[.$G$2]" office:value-type="float" office:value="-12.6834419349541" calcext:value-type="float">
            <text:p>-12,6834419349541</text:p>
          </table:table-cell>
          <table:table-cell table:formula="of:=[.E14]-[.F15]*[.E14]*[.$G$2]" office:value-type="float" office:value="0" calcext:value-type="float">
            <text:p>0</text:p>
          </table:table-cell>
          <table:table-cell table:formula="of:=[.$G$3]*SQRT([.D15]*[.D15]+[.E15]*[.E15])" office:value-type="float" office:value="0.0587625129677997" calcext:value-type="float">
            <text:p>0,0587625129678</text:p>
          </table:table-cell>
          <table:table-cell table:number-columns-repeated="2"/>
        </table:table-row>
        <table:table-row table:style-name="ro1">
          <table:table-cell table:formula="of:=[.A16]+[.$G$2]" office:value-type="float" office:value="1.4" calcext:value-type="float">
            <text:p>1,4</text:p>
          </table:table-cell>
          <table:table-cell table:formula="of:=[.B16]+[.D16]*[.$G$2]" office:value-type="float" office:value="-8.98385978192649" calcext:value-type="float">
            <text:p>-8,98385978192649</text:p>
          </table:table-cell>
          <table:table-cell table:formula="of:=[.C16]+[.E17]*[.$G$2]" office:value-type="float" office:value="0" calcext:value-type="float">
            <text:p>0</text:p>
          </table:table-cell>
          <table:table-cell table:formula="of:=[.D16]-([.$G$4]+[.F17]*[.D16])*[.$G$2]" office:value-type="float" office:value="-13.6030070852954" calcext:value-type="float">
            <text:p>-13,6030070852954</text:p>
          </table:table-cell>
          <table:table-cell table:formula="of:=[.E15]-[.F16]*[.E15]*[.$G$2]" office:value-type="float" office:value="0" calcext:value-type="float">
            <text:p>0</text:p>
          </table:table-cell>
          <table:table-cell table:formula="of:=[.$G$3]*SQRT([.D16]*[.D16]+[.E16]*[.E16])" office:value-type="float" office:value="0.0634172096747706" calcext:value-type="float">
            <text:p>0,063417209674771</text:p>
          </table:table-cell>
          <table:table-cell table:number-columns-repeated="2"/>
        </table:table-row>
        <table:table-row table:style-name="ro1">
          <table:table-cell table:formula="of:=[.A17]+[.$G$2]" office:value-type="float" office:value="1.5" calcext:value-type="float">
            <text:p>1,5</text:p>
          </table:table-cell>
          <table:table-cell table:formula="of:=[.B17]+[.D17]*[.$G$2]" office:value-type="float" office:value="-10.344160490456" calcext:value-type="float">
            <text:p>-10,344160490456</text:p>
          </table:table-cell>
          <table:table-cell table:formula="of:=[.C17]+[.E18]*[.$G$2]" office:value-type="float" office:value="0" calcext:value-type="float">
            <text:p>0</text:p>
          </table:table-cell>
          <table:table-cell table:formula="of:=[.D17]-([.$G$4]+[.F18]*[.D17])*[.$G$2]" office:value-type="float" office:value="-14.5104861844141" calcext:value-type="float">
            <text:p>-14,5104861844141</text:p>
          </table:table-cell>
          <table:table-cell table:formula="of:=[.E16]-[.F17]*[.E16]*[.$G$2]" office:value-type="float" office:value="0" calcext:value-type="float">
            <text:p>0</text:p>
          </table:table-cell>
          <table:table-cell table:formula="of:=[.$G$3]*SQRT([.D17]*[.D17]+[.E17]*[.E17])" office:value-type="float" office:value="0.0680150354264772" calcext:value-type="float">
            <text:p>0,068015035426477</text:p>
          </table:table-cell>
          <table:table-cell table:number-columns-repeated="2"/>
        </table:table-row>
        <table:table-row table:style-name="ro1">
          <table:table-cell table:formula="of:=[.A18]+[.$G$2]" office:value-type="float" office:value="1.6" calcext:value-type="float">
            <text:p>1,6</text:p>
          </table:table-cell>
          <table:table-cell table:formula="of:=[.B18]+[.D18]*[.$G$2]" office:value-type="float" office:value="-11.7952091088974" calcext:value-type="float">
            <text:p>-11,7952091088974</text:p>
          </table:table-cell>
          <table:table-cell table:formula="of:=[.C18]+[.E19]*[.$G$2]" office:value-type="float" office:value="0" calcext:value-type="float">
            <text:p>0</text:p>
          </table:table-cell>
          <table:table-cell table:formula="of:=[.D18]-([.$G$4]+[.F19]*[.D18])*[.$G$2]" office:value-type="float" office:value="-15.4052090797601" calcext:value-type="float">
            <text:p>-15,4052090797601</text:p>
          </table:table-cell>
          <table:table-cell table:formula="of:=[.E17]-[.F18]*[.E17]*[.$G$2]" office:value-type="float" office:value="0" calcext:value-type="float">
            <text:p>0</text:p>
          </table:table-cell>
          <table:table-cell table:formula="of:=[.$G$3]*SQRT([.D18]*[.D18]+[.E18]*[.E18])" office:value-type="float" office:value="0.0725524309220707" calcext:value-type="float">
            <text:p>0,072552430922071</text:p>
          </table:table-cell>
          <table:table-cell table:number-columns-repeated="2"/>
        </table:table-row>
        <table:table-row table:style-name="ro1">
          <table:table-cell table:formula="of:=[.A19]+[.$G$2]" office:value-type="float" office:value="1.7" calcext:value-type="float">
            <text:p>1,7</text:p>
          </table:table-cell>
          <table:table-cell table:formula="of:=[.B19]+[.D19]*[.$G$2]" office:value-type="float" office:value="-13.3357300168735" calcext:value-type="float">
            <text:p>-13,3357300168735</text:p>
          </table:table-cell>
          <table:table-cell table:formula="of:=[.C19]+[.E20]*[.$G$2]" office:value-type="float" office:value="0" calcext:value-type="float">
            <text:p>0</text:p>
          </table:table-cell>
          <table:table-cell table:formula="of:=[.D19]-([.$G$4]+[.F20]*[.D19])*[.$G$2]" office:value-type="float" office:value="-16.2865488463645" calcext:value-type="float">
            <text:p>-16,2865488463645</text:p>
          </table:table-cell>
          <table:table-cell table:formula="of:=[.E18]-[.F19]*[.E18]*[.$G$2]" office:value-type="float" office:value="0" calcext:value-type="float">
            <text:p>0</text:p>
          </table:table-cell>
          <table:table-cell table:formula="of:=[.$G$3]*SQRT([.D19]*[.D19]+[.E19]*[.E19])" office:value-type="float" office:value="0.0770260453988005" calcext:value-type="float">
            <text:p>0,077026045398801</text:p>
          </table:table-cell>
          <table:table-cell table:number-columns-repeated="2"/>
        </table:table-row>
        <table:table-row table:style-name="ro1">
          <table:table-cell table:formula="of:=[.A20]+[.$G$2]" office:value-type="float" office:value="1.8" calcext:value-type="float">
            <text:p>1,8</text:p>
          </table:table-cell>
          <table:table-cell table:formula="of:=[.B20]+[.D20]*[.$G$2]" office:value-type="float" office:value="-14.9643849015099" calcext:value-type="float">
            <text:p>-14,9643849015099</text:p>
          </table:table-cell>
          <table:table-cell table:formula="of:=[.C20]+[.E21]*[.$G$2]" office:value-type="float" office:value="0" calcext:value-type="float">
            <text:p>0</text:p>
          </table:table-cell>
          <table:table-cell table:formula="of:=[.D20]-([.$G$4]+[.F21]*[.D20])*[.$G$2]" office:value-type="float" office:value="-17.153923009702" calcext:value-type="float">
            <text:p>-17,153923009702</text:p>
          </table:table-cell>
          <table:table-cell table:formula="of:=[.E19]-[.F20]*[.E19]*[.$G$2]" office:value-type="float" office:value="0" calcext:value-type="float">
            <text:p>0</text:p>
          </table:table-cell>
          <table:table-cell table:formula="of:=[.$G$3]*SQRT([.D20]*[.D20]+[.E20]*[.E20])" office:value-type="float" office:value="0.0814327442318227" calcext:value-type="float">
            <text:p>0,081432744231823</text:p>
          </table:table-cell>
          <table:table-cell table:number-columns-repeated="2"/>
        </table:table-row>
        <table:table-row table:style-name="ro1">
          <table:table-cell table:formula="of:=[.A21]+[.$G$2]" office:value-type="float" office:value="1.9" calcext:value-type="float">
            <text:p>1,9</text:p>
          </table:table-cell>
          <table:table-cell table:formula="of:=[.B21]+[.D21]*[.$G$2]" office:value-type="float" office:value="-16.6797772024801" calcext:value-type="float">
            <text:p>-16,6797772024801</text:p>
          </table:table-cell>
          <table:table-cell table:formula="of:=[.C21]+[.E22]*[.$G$2]" office:value-type="float" office:value="0" calcext:value-type="float">
            <text:p>0</text:p>
          </table:table-cell>
          <table:table-cell table:formula="of:=[.D21]-([.$G$4]+[.F22]*[.D21])*[.$G$2]" office:value-type="float" office:value="-18.0067944723906" calcext:value-type="float">
            <text:p>-18,0067944723906</text:p>
          </table:table-cell>
          <table:table-cell table:formula="of:=[.E20]-[.F21]*[.E20]*[.$G$2]" office:value-type="float" office:value="0" calcext:value-type="float">
            <text:p>0</text:p>
          </table:table-cell>
          <table:table-cell table:formula="of:=[.$G$3]*SQRT([.D21]*[.D21]+[.E21]*[.E21])" office:value-type="float" office:value="0.0857696150485102" calcext:value-type="float">
            <text:p>0,08576961504851</text:p>
          </table:table-cell>
          <table:table-cell table:number-columns-repeated="2"/>
        </table:table-row>
        <table:table-row table:style-name="ro1">
          <table:table-cell table:formula="of:=[.A22]+[.$G$2]" office:value-type="float" office:value="2" calcext:value-type="float">
            <text:p>2</text:p>
          </table:table-cell>
          <table:table-cell table:formula="of:=[.B22]+[.D22]*[.$G$2]" office:value-type="float" office:value="-18.4804566497192" calcext:value-type="float">
            <text:p>-18,4804566497192</text:p>
          </table:table-cell>
          <table:table-cell table:formula="of:=[.C22]+[.E23]*[.$G$2]" office:value-type="float" office:value="0" calcext:value-type="float">
            <text:p>0</text:p>
          </table:table-cell>
          <table:table-cell table:formula="of:=[.D22]-([.$G$4]+[.F23]*[.D22])*[.$G$2]" office:value-type="float" office:value="-18.8446721488052" calcext:value-type="float">
            <text:p>-18,8446721488052</text:p>
          </table:table-cell>
          <table:table-cell table:formula="of:=[.E21]-[.F22]*[.E21]*[.$G$2]" office:value-type="float" office:value="0" calcext:value-type="float">
            <text:p>0</text:p>
          </table:table-cell>
          <table:table-cell table:formula="of:=[.$G$3]*SQRT([.D22]*[.D22]+[.E22]*[.E22])" office:value-type="float" office:value="0.0900339723619532" calcext:value-type="float">
            <text:p>0,090033972361953</text:p>
          </table:table-cell>
          <table:table-cell table:number-columns-repeated="2"/>
        </table:table-row>
        <table:table-row table:style-name="ro1">
          <table:table-cell table:formula="of:=[.A23]+[.$G$2]" office:value-type="float" office:value="2.1" calcext:value-type="float">
            <text:p>2,1</text:p>
          </table:table-cell>
          <table:table-cell table:formula="of:=[.B23]+[.D23]*[.$G$2]" office:value-type="float" office:value="-20.3649238645997" calcext:value-type="float">
            <text:p>-20,3649238645997</text:p>
          </table:table-cell>
          <table:table-cell table:formula="of:=[.C23]+[.E24]*[.$G$2]" office:value-type="float" office:value="0" calcext:value-type="float">
            <text:p>0</text:p>
          </table:table-cell>
          <table:table-cell table:formula="of:=[.D23]-([.$G$4]+[.F24]*[.D23])*[.$G$2]" office:value-type="float" office:value="-19.6671113146072" calcext:value-type="float">
            <text:p>-19,6671113146072</text:p>
          </table:table-cell>
          <table:table-cell table:formula="of:=[.E22]-[.F23]*[.E22]*[.$G$2]" office:value-type="float" office:value="0" calcext:value-type="float">
            <text:p>0</text:p>
          </table:table-cell>
          <table:table-cell table:formula="of:=[.$G$3]*SQRT([.D23]*[.D23]+[.E23]*[.E23])" office:value-type="float" office:value="0.0942233607440259" calcext:value-type="float">
            <text:p>0,094223360744026</text:p>
          </table:table-cell>
          <table:table-cell table:number-columns-repeated="2"/>
        </table:table-row>
        <table:table-row table:style-name="ro1">
          <table:table-cell table:formula="of:=[.A24]+[.$G$2]" office:value-type="float" office:value="2.2" calcext:value-type="float">
            <text:p>2,2</text:p>
          </table:table-cell>
          <table:table-cell table:formula="of:=[.B24]+[.D24]*[.$G$2]" office:value-type="float" office:value="-22.3316349960604" calcext:value-type="float">
            <text:p>-22,3316349960604</text:p>
          </table:table-cell>
          <table:table-cell table:formula="of:=[.C24]+[.E25]*[.$G$2]" office:value-type="float" office:value="0" calcext:value-type="float">
            <text:p>0</text:p>
          </table:table-cell>
          <table:table-cell table:formula="of:=[.D24]-([.$G$4]+[.F25]*[.D24])*[.$G$2]" office:value-type="float" office:value="-20.4737136808766" calcext:value-type="float">
            <text:p>-20,4737136808766</text:p>
          </table:table-cell>
          <table:table-cell table:formula="of:=[.E23]-[.F24]*[.E23]*[.$G$2]" office:value-type="float" office:value="0" calcext:value-type="float">
            <text:p>0</text:p>
          </table:table-cell>
          <table:table-cell table:formula="of:=[.$G$3]*SQRT([.D24]*[.D24]+[.E24]*[.E24])" office:value-type="float" office:value="0.098335556573036" calcext:value-type="float">
            <text:p>0,098335556573036</text:p>
          </table:table-cell>
          <table:table-cell table:number-columns-repeated="2"/>
        </table:table-row>
        <table:table-row table:style-name="ro1">
          <table:table-cell table:formula="of:=[.A25]+[.$G$2]" office:value-type="float" office:value="2.3" calcext:value-type="float">
            <text:p>2,3</text:p>
          </table:table-cell>
          <table:table-cell table:formula="of:=[.B25]+[.D25]*[.$G$2]" office:value-type="float" office:value="-24.3790063641481" calcext:value-type="float">
            <text:p>-24,3790063641481</text:p>
          </table:table-cell>
          <table:table-cell table:formula="of:=[.C25]+[.E26]*[.$G$2]" office:value-type="float" office:value="0" calcext:value-type="float">
            <text:p>0</text:p>
          </table:table-cell>
          <table:table-cell table:formula="of:=[.D25]-([.$G$4]+[.F26]*[.D25])*[.$G$2]" office:value-type="float" office:value="-21.2641272049334" calcext:value-type="float">
            <text:p>-21,2641272049334</text:p>
          </table:table-cell>
          <table:table-cell table:formula="of:=[.E24]-[.F25]*[.E24]*[.$G$2]" office:value-type="float" office:value="0" calcext:value-type="float">
            <text:p>0</text:p>
          </table:table-cell>
          <table:table-cell table:formula="of:=[.$G$3]*SQRT([.D25]*[.D25]+[.E25]*[.E25])" office:value-type="float" office:value="0.102368568404383" calcext:value-type="float">
            <text:p>0,102368568404383</text:p>
          </table:table-cell>
          <table:table-cell table:number-columns-repeated="2"/>
        </table:table-row>
        <table:table-row table:style-name="ro1">
          <table:table-cell table:formula="of:=[.A26]+[.$G$2]" office:value-type="float" office:value="2.4" calcext:value-type="float">
            <text:p>2,4</text:p>
          </table:table-cell>
          <table:table-cell table:formula="of:=[.B26]+[.D26]*[.$G$2]" office:value-type="float" office:value="-26.5054190846414" calcext:value-type="float">
            <text:p>-26,5054190846414</text:p>
          </table:table-cell>
          <table:table-cell table:formula="of:=[.C26]+[.E27]*[.$G$2]" office:value-type="float" office:value="0" calcext:value-type="float">
            <text:p>0</text:p>
          </table:table-cell>
          <table:table-cell table:formula="of:=[.D26]-([.$G$4]+[.F27]*[.D26])*[.$G$2]" office:value-type="float" office:value="-22.0380456520396" calcext:value-type="float">
            <text:p>-22,0380456520396</text:p>
          </table:table-cell>
          <table:table-cell table:formula="of:=[.E25]-[.F26]*[.E25]*[.$G$2]" office:value-type="float" office:value="0" calcext:value-type="float">
            <text:p>0</text:p>
          </table:table-cell>
          <table:table-cell table:formula="of:=[.$G$3]*SQRT([.D26]*[.D26]+[.E26]*[.E26])" office:value-type="float" office:value="0.106320636024667" calcext:value-type="float">
            <text:p>0,106320636024667</text:p>
          </table:table-cell>
          <table:table-cell table:number-columns-repeated="2"/>
        </table:table-row>
        <table:table-row table:style-name="ro1">
          <table:table-cell table:formula="of:=[.A27]+[.$G$2]" office:value-type="float" office:value="2.5" calcext:value-type="float">
            <text:p>2,5</text:p>
          </table:table-cell>
          <table:table-cell table:formula="of:=[.B27]+[.D27]*[.$G$2]" office:value-type="float" office:value="-28.7092236498454" calcext:value-type="float">
            <text:p>-28,7092236498454</text:p>
          </table:table-cell>
          <table:table-cell table:formula="of:=[.C27]+[.E28]*[.$G$2]" office:value-type="float" office:value="0" calcext:value-type="float">
            <text:p>0</text:p>
          </table:table-cell>
          <table:table-cell table:formula="of:=[.D27]-([.$G$4]+[.F28]*[.D27])*[.$G$2]" office:value-type="float" office:value="-22.7952079239589" calcext:value-type="float">
            <text:p>-22,7952079239589</text:p>
          </table:table-cell>
          <table:table-cell table:formula="of:=[.E26]-[.F27]*[.E26]*[.$G$2]" office:value-type="float" office:value="0" calcext:value-type="float">
            <text:p>0</text:p>
          </table:table-cell>
          <table:table-cell table:formula="of:=[.$G$3]*SQRT([.D27]*[.D27]+[.E27]*[.E27])" office:value-type="float" office:value="0.110190228260198" calcext:value-type="float">
            <text:p>0,110190228260198</text:p>
          </table:table-cell>
          <table:table-cell table:number-columns-repeated="2"/>
        </table:table-row>
        <table:table-row table:style-name="ro1">
          <table:table-cell table:formula="of:=[.A28]+[.$G$2]" office:value-type="float" office:value="2.6" calcext:value-type="float">
            <text:p>2,6</text:p>
          </table:table-cell>
          <table:table-cell table:formula="of:=[.B28]+[.D28]*[.$G$2]" office:value-type="float" office:value="-30.9887444422413" calcext:value-type="float">
            <text:p>-30,9887444422413</text:p>
          </table:table-cell>
          <table:table-cell table:formula="of:=[.C28]+[.E29]*[.$G$2]" office:value-type="float" office:value="0" calcext:value-type="float">
            <text:p>0</text:p>
          </table:table-cell>
          <table:table-cell table:formula="of:=[.D28]-([.$G$4]+[.F29]*[.D28])*[.$G$2]" office:value-type="float" office:value="-23.5353971718106" calcext:value-type="float">
            <text:p>-23,5353971718106</text:p>
          </table:table-cell>
          <table:table-cell table:formula="of:=[.E27]-[.F28]*[.E27]*[.$G$2]" office:value-type="float" office:value="0" calcext:value-type="float">
            <text:p>0</text:p>
          </table:table-cell>
          <table:table-cell table:formula="of:=[.$G$3]*SQRT([.D28]*[.D28]+[.E28]*[.E28])" office:value-type="float" office:value="0.113976039619794" calcext:value-type="float">
            <text:p>0,113976039619794</text:p>
          </table:table-cell>
          <table:table-cell table:number-columns-repeated="2"/>
        </table:table-row>
        <table:table-row table:style-name="ro1">
          <table:table-cell table:formula="of:=[.A29]+[.$G$2]" office:value-type="float" office:value="2.7" calcext:value-type="float">
            <text:p>2,7</text:p>
          </table:table-cell>
          <table:table-cell table:formula="of:=[.B29]+[.D29]*[.$G$2]" office:value-type="float" office:value="-33.3422841594223" calcext:value-type="float">
            <text:p>-33,3422841594223</text:p>
          </table:table-cell>
          <table:table-cell table:formula="of:=[.C29]+[.E30]*[.$G$2]" office:value-type="float" office:value="0" calcext:value-type="float">
            <text:p>0</text:p>
          </table:table-cell>
          <table:table-cell table:formula="of:=[.D29]-([.$G$4]+[.F30]*[.D29])*[.$G$2]" office:value-type="float" office:value="-24.2584397117932" calcext:value-type="float">
            <text:p>-24,2584397117932</text:p>
          </table:table-cell>
          <table:table-cell table:formula="of:=[.E28]-[.F29]*[.E28]*[.$G$2]" office:value-type="float" office:value="0" calcext:value-type="float">
            <text:p>0</text:p>
          </table:table-cell>
          <table:table-cell table:formula="of:=[.$G$3]*SQRT([.D29]*[.D29]+[.E29]*[.E29])" office:value-type="float" office:value="0.117676985859053" calcext:value-type="float">
            <text:p>0,117676985859053</text:p>
          </table:table-cell>
          <table:table-cell table:number-columns-repeated="2"/>
        </table:table-row>
        <table:table-row table:style-name="ro1">
          <table:table-cell table:formula="of:=[.A30]+[.$G$2]" office:value-type="float" office:value="2.8" calcext:value-type="float">
            <text:p>2,8</text:p>
          </table:table-cell>
          <table:table-cell table:formula="of:=[.B30]+[.D30]*[.$G$2]" office:value-type="float" office:value="-35.7681281306016" calcext:value-type="float">
            <text:p>-35,7681281306016</text:p>
          </table:table-cell>
          <table:table-cell table:formula="of:=[.C30]+[.E31]*[.$G$2]" office:value-type="float" office:value="0" calcext:value-type="float">
            <text:p>0</text:p>
          </table:table-cell>
          <table:table-cell table:formula="of:=[.D30]-([.$G$4]+[.F31]*[.D30])*[.$G$2]" office:value-type="float" office:value="-24.9642037631678" calcext:value-type="float">
            <text:p>-24,9642037631678</text:p>
          </table:table-cell>
          <table:table-cell table:formula="of:=[.E29]-[.F30]*[.E29]*[.$G$2]" office:value-type="float" office:value="0" calcext:value-type="float">
            <text:p>0</text:p>
          </table:table-cell>
          <table:table-cell table:formula="of:=[.$G$3]*SQRT([.D30]*[.D30]+[.E30]*[.E30])" office:value-type="float" office:value="0.121292198558966" calcext:value-type="float">
            <text:p>0,121292198558966</text:p>
          </table:table-cell>
          <table:table-cell table:number-columns-repeated="2"/>
        </table:table-row>
        <table:table-row table:style-name="ro1">
          <table:table-cell table:formula="of:=[.A31]+[.$G$2]" office:value-type="float" office:value="2.9" calcext:value-type="float">
            <text:p>2,9</text:p>
          </table:table-cell>
          <table:table-cell table:formula="of:=[.B31]+[.D31]*[.$G$2]" office:value-type="float" office:value="-38.2645485069184" calcext:value-type="float">
            <text:p>-38,2645485069184</text:p>
          </table:table-cell>
          <table:table-cell table:formula="of:=[.C31]+[.E32]*[.$G$2]" office:value-type="float" office:value="0" calcext:value-type="float">
            <text:p>0</text:p>
          </table:table-cell>
          <table:table-cell table:formula="of:=[.D31]-([.$G$4]+[.F32]*[.D31])*[.$G$2]" office:value-type="float" office:value="-25.6525980284034" calcext:value-type="float">
            <text:p>-25,6525980284034</text:p>
          </table:table-cell>
          <table:table-cell table:formula="of:=[.E30]-[.F31]*[.E30]*[.$G$2]" office:value-type="float" office:value="0" calcext:value-type="float">
            <text:p>0</text:p>
          </table:table-cell>
          <table:table-cell table:formula="of:=[.$G$3]*SQRT([.D31]*[.D31]+[.E31]*[.E31])" office:value-type="float" office:value="0.124821018815839" calcext:value-type="float">
            <text:p>0,124821018815839</text:p>
          </table:table-cell>
          <table:table-cell table:number-columns-repeated="2"/>
        </table:table-row>
        <table:table-row table:style-name="ro1">
          <table:table-cell table:formula="of:=[.A32]+[.$G$2]" office:value-type="float" office:value="3" calcext:value-type="float">
            <text:p>3</text:p>
          </table:table-cell>
          <table:table-cell table:formula="of:=[.B32]+[.D32]*[.$G$2]" office:value-type="float" office:value="-40.8298083097588" calcext:value-type="float">
            <text:p>-40,8298083097588</text:p>
          </table:table-cell>
          <table:table-cell table:formula="of:=[.C32]+[.E33]*[.$G$2]" office:value-type="float" office:value="0" calcext:value-type="float">
            <text:p>0</text:p>
          </table:table-cell>
          <table:table-cell table:formula="of:=[.D32]-([.$G$4]+[.F33]*[.D32])*[.$G$2]" office:value-type="float" office:value="-26.3235701355999" calcext:value-type="float">
            <text:p>-26,3235701355999</text:p>
          </table:table-cell>
          <table:table-cell table:formula="of:=[.E31]-[.F32]*[.E31]*[.$G$2]" office:value-type="float" office:value="0" calcext:value-type="float">
            <text:p>0</text:p>
          </table:table-cell>
          <table:table-cell table:formula="of:=[.$G$3]*SQRT([.D32]*[.D32]+[.E32]*[.E32])" office:value-type="float" office:value="0.128262990142017" calcext:value-type="float">
            <text:p>0,128262990142017</text:p>
          </table:table-cell>
          <table:table-cell table:number-columns-repeated="2"/>
        </table:table-row>
        <table:table-row table:style-name="ro1">
          <table:table-cell table:formula="of:=[.A33]+[.$G$2]" office:value-type="float" office:value="3.1" calcext:value-type="float">
            <text:p>3,1</text:p>
          </table:table-cell>
          <table:table-cell table:formula="of:=[.B33]+[.D33]*[.$G$2]" office:value-type="float" office:value="-43.4621653233188" calcext:value-type="float">
            <text:p>-43,4621653233188</text:p>
          </table:table-cell>
          <table:table-cell table:formula="of:=[.C33]+[.E34]*[.$G$2]" office:value-type="float" office:value="0" calcext:value-type="float">
            <text:p>0</text:p>
          </table:table-cell>
          <table:table-cell table:formula="of:=[.D33]-([.$G$4]+[.F34]*[.D33])*[.$G$2]" office:value-type="float" office:value="-26.977104963258" calcext:value-type="float">
            <text:p>-26,977104963258</text:p>
          </table:table-cell>
          <table:table-cell table:formula="of:=[.E32]-[.F33]*[.E32]*[.$G$2]" office:value-type="float" office:value="0" calcext:value-type="float">
            <text:p>0</text:p>
          </table:table-cell>
          <table:table-cell table:formula="of:=[.$G$3]*SQRT([.D33]*[.D33]+[.E33]*[.E33])" office:value-type="float" office:value="0.131617850678" calcext:value-type="float">
            <text:p>0,131617850678</text:p>
          </table:table-cell>
          <table:table-cell table:number-columns-repeated="2"/>
        </table:table-row>
        <table:table-row table:style-name="ro1">
          <table:table-cell table:formula="of:=[.A34]+[.$G$2]" office:value-type="float" office:value="3.2" calcext:value-type="float">
            <text:p>3,2</text:p>
          </table:table-cell>
          <table:table-cell table:formula="of:=[.B34]+[.D34]*[.$G$2]" office:value-type="float" office:value="-46.1598758196446" calcext:value-type="float">
            <text:p>-46,1598758196446</text:p>
          </table:table-cell>
          <table:table-cell table:formula="of:=[.C34]+[.E35]*[.$G$2]" office:value-type="float" office:value="0" calcext:value-type="float">
            <text:p>0</text:p>
          </table:table-cell>
          <table:table-cell table:formula="of:=[.D34]-([.$G$4]+[.F35]*[.D34])*[.$G$2]" office:value-type="float" office:value="-27.6132228671587" calcext:value-type="float">
            <text:p>-27,6132228671587</text:p>
          </table:table-cell>
          <table:table-cell table:formula="of:=[.E33]-[.F34]*[.E33]*[.$G$2]" office:value-type="float" office:value="0" calcext:value-type="float">
            <text:p>0</text:p>
          </table:table-cell>
          <table:table-cell table:formula="of:=[.$G$3]*SQRT([.D34]*[.D34]+[.E34]*[.E34])" office:value-type="float" office:value="0.13488552481629" calcext:value-type="float">
            <text:p>0,13488552481629</text:p>
          </table:table-cell>
          <table:table-cell table:number-columns-repeated="2"/>
        </table:table-row>
        <table:table-row table:style-name="ro1">
          <table:table-cell table:formula="of:=[.A35]+[.$G$2]" office:value-type="float" office:value="3.3" calcext:value-type="float">
            <text:p>3,3</text:p>
          </table:table-cell>
          <table:table-cell table:formula="of:=[.B35]+[.D35]*[.$G$2]" office:value-type="float" office:value="-48.9211981063604" calcext:value-type="float">
            <text:p>-48,9211981063604</text:p>
          </table:table-cell>
          <table:table-cell table:formula="of:=[.C35]+[.E36]*[.$G$2]" office:value-type="float" office:value="0" calcext:value-type="float">
            <text:p>0</text:p>
          </table:table-cell>
          <table:table-cell table:formula="of:=[.D35]-([.$G$4]+[.F36]*[.D35])*[.$G$2]" office:value-type="float" office:value="-28.231977828603" calcext:value-type="float">
            <text:p>-28,231977828603</text:p>
          </table:table-cell>
          <table:table-cell table:formula="of:=[.E34]-[.F35]*[.E34]*[.$G$2]" office:value-type="float" office:value="0" calcext:value-type="float">
            <text:p>0</text:p>
          </table:table-cell>
          <table:table-cell table:formula="of:=[.$G$3]*SQRT([.D35]*[.D35]+[.E35]*[.E35])" office:value-type="float" office:value="0.138066114335793" calcext:value-type="float">
            <text:p>0,138066114335793</text:p>
          </table:table-cell>
          <table:table-cell table:number-columns-repeated="2"/>
        </table:table-row>
        <table:table-row table:style-name="ro1">
          <table:table-cell table:formula="of:=[.A36]+[.$G$2]" office:value-type="float" office:value="3.4" calcext:value-type="float">
            <text:p>3,4</text:p>
          </table:table-cell>
          <table:table-cell table:formula="of:=[.B36]+[.D36]*[.$G$2]" office:value-type="float" office:value="-51.7443958892207" calcext:value-type="float">
            <text:p>-51,7443958892207</text:p>
          </table:table-cell>
          <table:table-cell table:formula="of:=[.C36]+[.E37]*[.$G$2]" office:value-type="float" office:value="0" calcext:value-type="float">
            <text:p>0</text:p>
          </table:table-cell>
          <table:table-cell table:formula="of:=[.D36]-([.$G$4]+[.F37]*[.D36])*[.$G$2]" office:value-type="float" office:value="-28.8334555425456" calcext:value-type="float">
            <text:p>-28,8334555425456</text:p>
          </table:table-cell>
          <table:table-cell table:formula="of:=[.E35]-[.F36]*[.E35]*[.$G$2]" office:value-type="float" office:value="0" calcext:value-type="float">
            <text:p>0</text:p>
          </table:table-cell>
          <table:table-cell table:formula="of:=[.$G$3]*SQRT([.D36]*[.D36]+[.E36]*[.E36])" office:value-type="float" office:value="0.141159889143015" calcext:value-type="float">
            <text:p>0,141159889143015</text:p>
          </table:table-cell>
          <table:table-cell table:number-columns-repeated="2"/>
        </table:table-row>
        <table:table-row table:style-name="ro1">
          <table:table-cell table:formula="of:=[.A37]+[.$G$2]" office:value-type="float" office:value="3.5" calcext:value-type="float">
            <text:p>3,5</text:p>
          </table:table-cell>
          <table:table-cell table:formula="of:=[.B37]+[.D37]*[.$G$2]" office:value-type="float" office:value="-54.6277414434753" calcext:value-type="float">
            <text:p>-54,6277414434753</text:p>
          </table:table-cell>
          <table:table-cell table:formula="of:=[.C37]+[.E38]*[.$G$2]" office:value-type="float" office:value="0" calcext:value-type="float">
            <text:p>0</text:p>
          </table:table-cell>
          <table:table-cell table:formula="of:=[.D37]-([.$G$4]+[.F38]*[.D37])*[.$G$2]" office:value-type="float" office:value="-29.4177714632837" calcext:value-type="float">
            <text:p>-29,4177714632837</text:p>
          </table:table-cell>
          <table:table-cell table:formula="of:=[.E36]-[.F37]*[.E36]*[.$G$2]" office:value-type="float" office:value="0" calcext:value-type="float">
            <text:p>0</text:p>
          </table:table-cell>
          <table:table-cell table:formula="of:=[.$G$3]*SQRT([.D37]*[.D37]+[.E37]*[.E37])" office:value-type="float" office:value="0.144167277712728" calcext:value-type="float">
            <text:p>0,144167277712728</text:p>
          </table:table-cell>
          <table:table-cell table:number-columns-repeated="2"/>
        </table:table-row>
        <table:table-row table:style-name="ro1">
          <table:table-cell table:formula="of:=[.A38]+[.$G$2]" office:value-type="float" office:value="3.6" calcext:value-type="float">
            <text:p>3,6</text:p>
          </table:table-cell>
          <table:table-cell table:formula="of:=[.B38]+[.D38]*[.$G$2]" office:value-type="float" office:value="-57.5695185898037" calcext:value-type="float">
            <text:p>-57,5695185898037</text:p>
          </table:table-cell>
          <table:table-cell table:formula="of:=[.C38]+[.E39]*[.$G$2]" office:value-type="float" office:value="0" calcext:value-type="float">
            <text:p>0</text:p>
          </table:table-cell>
          <table:table-cell table:formula="of:=[.D38]-([.$G$4]+[.F39]*[.D38])*[.$G$2]" office:value-type="float" office:value="-29.9850688243507" calcext:value-type="float">
            <text:p>-29,9850688243507</text:p>
          </table:table-cell>
          <table:table-cell table:formula="of:=[.E37]-[.F38]*[.E37]*[.$G$2]" office:value-type="float" office:value="0" calcext:value-type="float">
            <text:p>0</text:p>
          </table:table-cell>
          <table:table-cell table:formula="of:=[.$G$3]*SQRT([.D38]*[.D38]+[.E38]*[.E38])" office:value-type="float" office:value="0.147088857316418" calcext:value-type="float">
            <text:p>0,147088857316418</text:p>
          </table:table-cell>
          <table:table-cell table:number-columns-repeated="2"/>
        </table:table-row>
        <table:table-row table:style-name="ro1">
          <table:table-cell table:formula="of:=[.A39]+[.$G$2]" office:value-type="float" office:value="3.7" calcext:value-type="float">
            <text:p>3,7</text:p>
          </table:table-cell>
          <table:table-cell table:formula="of:=[.B39]+[.D39]*[.$G$2]" office:value-type="float" office:value="-60.5680254722387" calcext:value-type="float">
            <text:p>-60,5680254722387</text:p>
          </table:table-cell>
          <table:table-cell table:formula="of:=[.C39]+[.E40]*[.$G$2]" office:value-type="float" office:value="0" calcext:value-type="float">
            <text:p>0</text:p>
          </table:table-cell>
          <table:table-cell table:formula="of:=[.D39]-([.$G$4]+[.F40]*[.D39])*[.$G$2]" office:value-type="float" office:value="-30.5355166481501" calcext:value-type="float">
            <text:p>-30,5355166481501</text:p>
          </table:table-cell>
          <table:table-cell table:formula="of:=[.E38]-[.F39]*[.E38]*[.$G$2]" office:value-type="float" office:value="0" calcext:value-type="float">
            <text:p>0</text:p>
          </table:table-cell>
          <table:table-cell table:formula="of:=[.$G$3]*SQRT([.D39]*[.D39]+[.E39]*[.E39])" office:value-type="float" office:value="0.149925344121753" calcext:value-type="float">
            <text:p>0,149925344121753</text:p>
          </table:table-cell>
          <table:table-cell table:number-columns-repeated="2"/>
        </table:table-row>
        <table:table-row table:style-name="ro1">
          <table:table-cell table:formula="of:=[.A40]+[.$G$2]" office:value-type="float" office:value="3.8" calcext:value-type="float">
            <text:p>3,8</text:p>
          </table:table-cell>
          <table:table-cell table:formula="of:=[.B40]+[.D40]*[.$G$2]" office:value-type="float" office:value="-63.6215771370537" calcext:value-type="float">
            <text:p>-63,6215771370537</text:p>
          </table:table-cell>
          <table:table-cell table:formula="of:=[.C40]+[.E41]*[.$G$2]" office:value-type="float" office:value="0" calcext:value-type="float">
            <text:p>0</text:p>
          </table:table-cell>
          <table:table-cell table:formula="of:=[.D40]-([.$G$4]+[.F41]*[.D40])*[.$G$2]" office:value-type="float" office:value="-31.0693077596654" calcext:value-type="float">
            <text:p>-31,0693077596654</text:p>
          </table:table-cell>
          <table:table-cell table:formula="of:=[.E39]-[.F40]*[.E39]*[.$G$2]" office:value-type="float" office:value="0" calcext:value-type="float">
            <text:p>0</text:p>
          </table:table-cell>
          <table:table-cell table:formula="of:=[.$G$3]*SQRT([.D40]*[.D40]+[.E40]*[.E40])" office:value-type="float" office:value="0.152677583240751" calcext:value-type="float">
            <text:p>0,152677583240751</text:p>
          </table:table-cell>
          <table:table-cell table:number-columns-repeated="2"/>
        </table:table-row>
        <table:table-row table:style-name="ro1">
          <table:table-cell table:formula="of:=[.A41]+[.$G$2]" office:value-type="float" office:value="3.9" calcext:value-type="float">
            <text:p>3,9</text:p>
          </table:table-cell>
          <table:table-cell table:formula="of:=[.B41]+[.D41]*[.$G$2]" office:value-type="float" office:value="-66.7285079130203" calcext:value-type="float">
            <text:p>-66,7285079130203</text:p>
          </table:table-cell>
          <table:table-cell table:formula="of:=[.C41]+[.E42]*[.$G$2]" office:value-type="float" office:value="0" calcext:value-type="float">
            <text:p>0</text:p>
          </table:table-cell>
          <table:table-cell table:formula="of:=[.D41]-([.$G$4]+[.F42]*[.D41])*[.$G$2]" office:value-type="float" office:value="-31.586656817333" calcext:value-type="float">
            <text:p>-31,586656817333</text:p>
          </table:table-cell>
          <table:table-cell table:formula="of:=[.E40]-[.F41]*[.E40]*[.$G$2]" office:value-type="float" office:value="0" calcext:value-type="float">
            <text:p>0</text:p>
          </table:table-cell>
          <table:table-cell table:formula="of:=[.$G$3]*SQRT([.D41]*[.D41]+[.E41]*[.E41])" office:value-type="float" office:value="0.155346538798327" calcext:value-type="float">
            <text:p>0,155346538798327</text:p>
          </table:table-cell>
          <table:table-cell table:number-columns-repeated="2"/>
        </table:table-row>
        <table:table-row table:style-name="ro1">
          <table:table-cell table:formula="of:=[.A42]+[.$G$2]" office:value-type="float" office:value="4" calcext:value-type="float">
            <text:p>4</text:p>
          </table:table-cell>
          <table:table-cell table:formula="of:=[.B42]+[.D42]*[.$G$2]" office:value-type="float" office:value="-69.8871735947536" calcext:value-type="float">
            <text:p>-69,8871735947536</text:p>
          </table:table-cell>
          <table:table-cell table:formula="of:=[.C42]+[.E43]*[.$G$2]" office:value-type="float" office:value="0" calcext:value-type="float">
            <text:p>0</text:p>
          </table:table-cell>
          <table:table-cell table:formula="of:=[.D42]-([.$G$4]+[.F43]*[.D42])*[.$G$2]" office:value-type="float" office:value="-32.087798372885" calcext:value-type="float">
            <text:p>-32,087798372885</text:p>
          </table:table-cell>
          <table:table-cell table:formula="of:=[.E41]-[.F42]*[.E41]*[.$G$2]" office:value-type="float" office:value="0" calcext:value-type="float">
            <text:p>0</text:p>
          </table:table-cell>
          <table:table-cell table:formula="of:=[.$G$3]*SQRT([.D42]*[.D42]+[.E42]*[.E42])" office:value-type="float" office:value="0.157933284086665" calcext:value-type="float">
            <text:p>0,157933284086665</text:p>
          </table:table-cell>
          <table:table-cell table:number-columns-repeated="2"/>
        </table:table-row>
        <table:table-row table:style-name="ro1">
          <table:table-cell table:formula="of:=[.A43]+[.$G$2]" office:value-type="float" office:value="4.1" calcext:value-type="float">
            <text:p>4,1</text:p>
          </table:table-cell>
          <table:table-cell table:formula="of:=[.B43]+[.D43]*[.$G$2]" office:value-type="float" office:value="-73.0959534320421" calcext:value-type="float">
            <text:p>-73,0959534320421</text:p>
          </table:table-cell>
          <table:table-cell table:formula="of:=[.C43]+[.E44]*[.$G$2]" office:value-type="float" office:value="0" calcext:value-type="float">
            <text:p>0</text:p>
          </table:table-cell>
          <table:table-cell table:formula="of:=[.D43]-([.$G$4]+[.F44]*[.D43])*[.$G$2]" office:value-type="float" office:value="-32.5729849706756" calcext:value-type="float">
            <text:p>-32,5729849706756</text:p>
          </table:table-cell>
          <table:table-cell table:formula="of:=[.E42]-[.F43]*[.E42]*[.$G$2]" office:value-type="float" office:value="0" calcext:value-type="float">
            <text:p>0</text:p>
          </table:table-cell>
          <table:table-cell table:formula="of:=[.$G$3]*SQRT([.D43]*[.D43]+[.E43]*[.E43])" office:value-type="float" office:value="0.160438991864425" calcext:value-type="float">
            <text:p>0,160438991864425</text:p>
          </table:table-cell>
          <table:table-cell table:number-columns-repeated="2"/>
        </table:table-row>
        <table:table-row table:style-name="ro1">
          <table:table-cell table:formula="of:=[.A44]+[.$G$2]" office:value-type="float" office:value="4.2" calcext:value-type="float">
            <text:p>4,2</text:p>
          </table:table-cell>
          <table:table-cell table:formula="of:=[.B44]+[.D44]*[.$G$2]" office:value-type="float" office:value="-76.3532519291096" calcext:value-type="float">
            <text:p>-76,3532519291096</text:p>
          </table:table-cell>
          <table:table-cell table:formula="of:=[.C44]+[.E45]*[.$G$2]" office:value-type="float" office:value="0" calcext:value-type="float">
            <text:p>0</text:p>
          </table:table-cell>
          <table:table-cell table:formula="of:=[.D44]-([.$G$4]+[.F45]*[.D44])*[.$G$2]" office:value-type="float" office:value="-33.0424852957256" calcext:value-type="float">
            <text:p>-33,0424852957256</text:p>
          </table:table-cell>
          <table:table-cell table:formula="of:=[.E43]-[.F44]*[.E43]*[.$G$2]" office:value-type="float" office:value="0" calcext:value-type="float">
            <text:p>0</text:p>
          </table:table-cell>
          <table:table-cell table:formula="of:=[.$G$3]*SQRT([.D44]*[.D44]+[.E44]*[.E44])" office:value-type="float" office:value="0.162864924853378" calcext:value-type="float">
            <text:p>0,162864924853378</text:p>
          </table:table-cell>
          <table:table-cell table:number-columns-repeated="2"/>
        </table:table-row>
        <table:table-row table:style-name="ro1">
          <table:table-cell table:formula="of:=[.A45]+[.$G$2]" office:value-type="float" office:value="4.3" calcext:value-type="float">
            <text:p>4,3</text:p>
          </table:table-cell>
          <table:table-cell table:formula="of:=[.B45]+[.D45]*[.$G$2]" office:value-type="float" office:value="-79.6575004586822" calcext:value-type="float">
            <text:p>-79,6575004586822</text:p>
          </table:table-cell>
          <table:table-cell table:formula="of:=[.C45]+[.E46]*[.$G$2]" office:value-type="float" office:value="0" calcext:value-type="float">
            <text:p>0</text:p>
          </table:table-cell>
          <table:table-cell table:formula="of:=[.D45]-([.$G$4]+[.F46]*[.D45])*[.$G$2]" office:value-type="float" office:value="-33.4965823784665" calcext:value-type="float">
            <text:p>-33,4965823784665</text:p>
          </table:table-cell>
          <table:table-cell table:formula="of:=[.E44]-[.F45]*[.E44]*[.$G$2]" office:value-type="float" office:value="0" calcext:value-type="float">
            <text:p>0</text:p>
          </table:table-cell>
          <table:table-cell table:formula="of:=[.$G$3]*SQRT([.D45]*[.D45]+[.E45]*[.E45])" office:value-type="float" office:value="0.165212426478628" calcext:value-type="float">
            <text:p>0,165212426478628</text:p>
          </table:table-cell>
          <table:table-cell table:number-columns-repeated="2"/>
        </table:table-row>
        <table:table-row table:style-name="ro1">
          <table:table-cell table:formula="of:=[.A46]+[.$G$2]" office:value-type="float" office:value="4.4" calcext:value-type="float">
            <text:p>4,4</text:p>
          </table:table-cell>
          <table:table-cell table:formula="of:=[.B46]+[.D46]*[.$G$2]" office:value-type="float" office:value="-83.0071586965289" calcext:value-type="float">
            <text:p>-83,0071586965289</text:p>
          </table:table-cell>
          <table:table-cell table:formula="of:=[.C46]+[.E47]*[.$G$2]" office:value-type="float" office:value="0" calcext:value-type="float">
            <text:p>0</text:p>
          </table:table-cell>
          <table:table-cell table:formula="of:=[.D46]-([.$G$4]+[.F47]*[.D46])*[.$G$2]" office:value-type="float" office:value="-33.9355718629478" calcext:value-type="float">
            <text:p>-33,9355718629478</text:p>
          </table:table-cell>
          <table:table-cell table:formula="of:=[.E45]-[.F46]*[.E45]*[.$G$2]" office:value-type="float" office:value="0" calcext:value-type="float">
            <text:p>0</text:p>
          </table:table-cell>
          <table:table-cell table:formula="of:=[.$G$3]*SQRT([.D46]*[.D46]+[.E46]*[.E46])" office:value-type="float" office:value="0.167482911892333" calcext:value-type="float">
            <text:p>0,167482911892333</text:p>
          </table:table-cell>
          <table:table-cell table:number-columns-repeated="2"/>
        </table:table-row>
        <table:table-row table:style-name="ro1">
          <table:table-cell table:formula="of:=[.A47]+[.$G$2]" office:value-type="float" office:value="4.5" calcext:value-type="float">
            <text:p>4,5</text:p>
          </table:table-cell>
          <table:table-cell table:formula="of:=[.B47]+[.D47]*[.$G$2]" office:value-type="float" office:value="-86.4007158828236" calcext:value-type="float">
            <text:p>-86,4007158828236</text:p>
          </table:table-cell>
          <table:table-cell table:formula="of:=[.C47]+[.E48]*[.$G$2]" office:value-type="float" office:value="0" calcext:value-type="float">
            <text:p>0</text:p>
          </table:table-cell>
          <table:table-cell table:formula="of:=[.D47]-([.$G$4]+[.F48]*[.D47])*[.$G$2]" office:value-type="float" office:value="-34.3597603441152" calcext:value-type="float">
            <text:p>-34,3597603441152</text:p>
          </table:table-cell>
          <table:table-cell table:formula="of:=[.E46]-[.F47]*[.E46]*[.$G$2]" office:value-type="float" office:value="0" calcext:value-type="float">
            <text:p>0</text:p>
          </table:table-cell>
          <table:table-cell table:formula="of:=[.$G$3]*SQRT([.D47]*[.D47]+[.E47]*[.E47])" office:value-type="float" office:value="0.169677859314739" calcext:value-type="float">
            <text:p>0,169677859314739</text:p>
          </table:table-cell>
          <table:table-cell table:number-columns-repeated="2"/>
        </table:table-row>
        <table:table-row table:style-name="ro1">
          <table:table-cell table:formula="of:=[.A48]+[.$G$2]" office:value-type="float" office:value="4.6" calcext:value-type="float">
            <text:p>4,6</text:p>
          </table:table-cell>
          <table:table-cell table:formula="of:=[.B48]+[.D48]*[.$G$2]" office:value-type="float" office:value="-89.8366919172352" calcext:value-type="float">
            <text:p>-89,8366919172352</text:p>
          </table:table-cell>
          <table:table-cell table:formula="of:=[.C48]+[.E49]*[.$G$2]" office:value-type="float" office:value="0" calcext:value-type="float">
            <text:p>0</text:p>
          </table:table-cell>
          <table:table-cell table:formula="of:=[.D48]-([.$G$4]+[.F49]*[.D48])*[.$G$2]" office:value-type="float" office:value="-34.7694637786627" calcext:value-type="float">
            <text:p>-34,7694637786627</text:p>
          </table:table-cell>
          <table:table-cell table:formula="of:=[.E47]-[.F48]*[.E47]*[.$G$2]" office:value-type="float" office:value="0" calcext:value-type="float">
            <text:p>0</text:p>
          </table:table-cell>
          <table:table-cell table:formula="of:=[.$G$3]*SQRT([.D48]*[.D48]+[.E48]*[.E48])" office:value-type="float" office:value="0.171798801720576" calcext:value-type="float">
            <text:p>0,171798801720576</text:p>
          </table:table-cell>
          <table:table-cell table:number-columns-repeated="2"/>
        </table:table-row>
        <table:table-row table:style-name="ro1">
          <table:table-cell table:formula="of:=[.A49]+[.$G$2]" office:value-type="float" office:value="4.7" calcext:value-type="float">
            <text:p>4,7</text:p>
          </table:table-cell>
          <table:table-cell table:formula="of:=[.B49]+[.D49]*[.$G$2]" office:value-type="float" office:value="-93.3136382951014" calcext:value-type="float">
            <text:p>-93,3136382951014</text:p>
          </table:table-cell>
          <table:table-cell table:formula="of:=[.C49]+[.E50]*[.$G$2]" office:value-type="float" office:value="0" calcext:value-type="float">
            <text:p>0</text:p>
          </table:table-cell>
          <table:table-cell table:formula="of:=[.D49]-([.$G$4]+[.F50]*[.D49])*[.$G$2]" office:value-type="float" office:value="-35.1650059729348" calcext:value-type="float">
            <text:p>-35,1650059729348</text:p>
          </table:table-cell>
          <table:table-cell table:formula="of:=[.E48]-[.F49]*[.E48]*[.$G$2]" office:value-type="float" office:value="0" calcext:value-type="float">
            <text:p>0</text:p>
          </table:table-cell>
          <table:table-cell table:formula="of:=[.$G$3]*SQRT([.D49]*[.D49]+[.E49]*[.E49])" office:value-type="float" office:value="0.173847318893313" calcext:value-type="float">
            <text:p>0,173847318893313</text:p>
          </table:table-cell>
          <table:table-cell table:number-columns-repeated="2"/>
        </table:table-row>
        <table:table-row table:style-name="ro1">
          <table:table-cell table:formula="of:=[.A50]+[.$G$2]" office:value-type="float" office:value="4.8" calcext:value-type="float">
            <text:p>4,8</text:p>
          </table:table-cell>
          <table:table-cell table:formula="of:=[.B50]+[.D50]*[.$G$2]" office:value-type="float" office:value="-96.8301388923949" calcext:value-type="float">
            <text:p>-96,8301388923949</text:p>
          </table:table-cell>
          <table:table-cell table:formula="of:=[.C50]+[.E51]*[.$G$2]" office:value-type="float" office:value="0" calcext:value-type="float">
            <text:p>0</text:p>
          </table:table-cell>
          <table:table-cell table:formula="of:=[.D50]-([.$G$4]+[.F51]*[.D50])*[.$G$2]" office:value-type="float" office:value="-35.5467171503965" calcext:value-type="float">
            <text:p>-35,5467171503965</text:p>
          </table:table-cell>
          <table:table-cell table:formula="of:=[.E49]-[.F50]*[.E49]*[.$G$2]" office:value-type="float" office:value="0" calcext:value-type="float">
            <text:p>0</text:p>
          </table:table-cell>
          <table:table-cell table:formula="of:=[.$G$3]*SQRT([.D50]*[.D50]+[.E50]*[.E50])" office:value-type="float" office:value="0.175825029864674" calcext:value-type="float">
            <text:p>0,175825029864674</text:p>
          </table:table-cell>
          <table:table-cell table:number-columns-repeated="2"/>
        </table:table-row>
        <table:table-row table:style-name="ro1">
          <table:table-cell table:formula="of:=[.A51]+[.$G$2]" office:value-type="float" office:value="4.9" calcext:value-type="float">
            <text:p>4,9</text:p>
          </table:table-cell>
          <table:table-cell table:formula="of:=[.B51]+[.D51]*[.$G$2]" office:value-type="float" office:value="-100.384810607435" calcext:value-type="float">
            <text:p>-100,384810607435</text:p>
          </table:table-cell>
          <table:table-cell table:formula="of:=[.C51]+[.E52]*[.$G$2]" office:value-type="float" office:value="0" calcext:value-type="float">
            <text:p>0</text:p>
          </table:table-cell>
          <table:table-cell table:formula="of:=[.D51]-([.$G$4]+[.F52]*[.D51])*[.$G$2]" office:value-type="float" office:value="-35.9149326003114" calcext:value-type="float">
            <text:p>-35,9149326003114</text:p>
          </table:table-cell>
          <table:table-cell table:formula="of:=[.E50]-[.F51]*[.E50]*[.$G$2]" office:value-type="float" office:value="0" calcext:value-type="float">
            <text:p>0</text:p>
          </table:table-cell>
          <table:table-cell table:formula="of:=[.$G$3]*SQRT([.D51]*[.D51]+[.E51]*[.E51])" office:value-type="float" office:value="0.177733585751983" calcext:value-type="float">
            <text:p>0,177733585751983</text:p>
          </table:table-cell>
          <table:table-cell table:number-columns-repeated="2"/>
        </table:table-row>
        <table:table-row table:style-name="ro1">
          <table:table-cell table:formula="of:=[.A52]+[.$G$2]" office:value-type="float" office:value="5" calcext:value-type="float">
            <text:p>5</text:p>
          </table:table-cell>
          <table:table-cell table:formula="of:=[.B52]+[.D52]*[.$G$2]" office:value-type="float" office:value="-103.976303867466" calcext:value-type="float">
            <text:p>-103,976303867466</text:p>
          </table:table-cell>
          <table:table-cell table:formula="of:=[.C52]+[.E53]*[.$G$2]" office:value-type="float" office:value="0" calcext:value-type="float">
            <text:p>0</text:p>
          </table:table-cell>
          <table:table-cell table:formula="of:=[.D52]-([.$G$4]+[.F53]*[.D52])*[.$G$2]" office:value-type="float" office:value="-36.2699914084689" calcext:value-type="float">
            <text:p>-36,2699914084689</text:p>
          </table:table-cell>
          <table:table-cell table:formula="of:=[.E51]-[.F52]*[.E51]*[.$G$2]" office:value-type="float" office:value="0" calcext:value-type="float">
            <text:p>0</text:p>
          </table:table-cell>
          <table:table-cell table:formula="of:=[.$G$3]*SQRT([.D52]*[.D52]+[.E52]*[.E52])" office:value-type="float" office:value="0.179574663001557" calcext:value-type="float">
            <text:p>0,179574663001557</text:p>
          </table:table-cell>
          <table:table-cell table:number-columns-repeated="2"/>
        </table:table-row>
        <table:table-row table:style-name="ro1">
          <table:table-cell table:formula="of:=[.A53]+[.$G$2]" office:value-type="float" office:value="5.1" calcext:value-type="float">
            <text:p>5,1</text:p>
          </table:table-cell>
          <table:table-cell table:formula="of:=[.B53]+[.D53]*[.$G$2]" office:value-type="float" office:value="-107.603303008313" calcext:value-type="float">
            <text:p>-107,603303008313</text:p>
          </table:table-cell>
          <table:table-cell table:formula="of:=[.C53]+[.E54]*[.$G$2]" office:value-type="float" office:value="0" calcext:value-type="float">
            <text:p>0</text:p>
          </table:table-cell>
          <table:table-cell table:formula="of:=[.D53]-([.$G$4]+[.F54]*[.D53])*[.$G$2]" office:value-type="float" office:value="-36.6122352700837" calcext:value-type="float">
            <text:p>-36,6122352700837</text:p>
          </table:table-cell>
          <table:table-cell table:formula="of:=[.E52]-[.F53]*[.E52]*[.$G$2]" office:value-type="float" office:value="0" calcext:value-type="float">
            <text:p>0</text:p>
          </table:table-cell>
          <table:table-cell table:formula="of:=[.$G$3]*SQRT([.D53]*[.D53]+[.E53]*[.E53])" office:value-type="float" office:value="0.181349957042345" calcext:value-type="float">
            <text:p>0,181349957042345</text:p>
          </table:table-cell>
          <table:table-cell table:number-columns-repeated="2"/>
        </table:table-row>
        <table:table-row table:style-name="ro1">
          <table:table-cell table:formula="of:=[.A54]+[.$G$2]" office:value-type="float" office:value="5.2" calcext:value-type="float">
            <text:p>5,2</text:p>
          </table:table-cell>
          <table:table-cell table:formula="of:=[.B54]+[.D54]*[.$G$2]" office:value-type="float" office:value="-111.264526535321" calcext:value-type="float">
            <text:p>-111,264526535321</text:p>
          </table:table-cell>
          <table:table-cell table:formula="of:=[.C54]+[.E55]*[.$G$2]" office:value-type="float" office:value="0" calcext:value-type="float">
            <text:p>0</text:p>
          </table:table-cell>
          <table:table-cell table:formula="of:=[.D54]-([.$G$4]+[.F55]*[.D54])*[.$G$2]" office:value-type="float" office:value="-36.9420073843477" calcext:value-type="float">
            <text:p>-36,9420073843477</text:p>
          </table:table-cell>
          <table:table-cell table:formula="of:=[.E53]-[.F54]*[.E53]*[.$G$2]" office:value-type="float" office:value="0" calcext:value-type="float">
            <text:p>0</text:p>
          </table:table-cell>
          <table:table-cell table:formula="of:=[.$G$3]*SQRT([.D54]*[.D54]+[.E54]*[.E54])" office:value-type="float" office:value="0.183061176350419" calcext:value-type="float">
            <text:p>0,183061176350419</text:p>
          </table:table-cell>
          <table:table-cell table:number-columns-repeated="2"/>
        </table:table-row>
        <table:table-row table:style-name="ro1">
          <table:table-cell table:formula="of:=[.A55]+[.$G$2]" office:value-type="float" office:value="5.3" calcext:value-type="float">
            <text:p>5,3</text:p>
          </table:table-cell>
          <table:table-cell table:formula="of:=[.B55]+[.D55]*[.$G$2]" office:value-type="float" office:value="-114.958727273756" calcext:value-type="float">
            <text:p>-114,958727273756</text:p>
          </table:table-cell>
          <table:table-cell table:formula="of:=[.C55]+[.E56]*[.$G$2]" office:value-type="float" office:value="0" calcext:value-type="float">
            <text:p>0</text:p>
          </table:table-cell>
          <table:table-cell table:formula="of:=[.D55]-([.$G$4]+[.F56]*[.D55])*[.$G$2]" office:value-type="float" office:value="-37.2596514295551" calcext:value-type="float">
            <text:p>-37,2596514295551</text:p>
          </table:table-cell>
          <table:table-cell table:formula="of:=[.E54]-[.F55]*[.E54]*[.$G$2]" office:value-type="float" office:value="0" calcext:value-type="float">
            <text:p>0</text:p>
          </table:table-cell>
          <table:table-cell table:formula="of:=[.$G$3]*SQRT([.D55]*[.D55]+[.E55]*[.E55])" office:value-type="float" office:value="0.184710036921739" calcext:value-type="float">
            <text:p>0,184710036921739</text:p>
          </table:table-cell>
          <table:table-cell table:number-columns-repeated="2"/>
        </table:table-row>
        <table:table-row table:style-name="ro1">
          <table:table-cell table:formula="of:=[.A56]+[.$G$2]" office:value-type="float" office:value="5.4" calcext:value-type="float">
            <text:p>5,4</text:p>
          </table:table-cell>
          <table:table-cell table:formula="of:=[.B56]+[.D56]*[.$G$2]" office:value-type="float" office:value="-118.684692416711" calcext:value-type="float">
            <text:p>-118,684692416711</text:p>
          </table:table-cell>
          <table:table-cell table:formula="of:=[.C56]+[.E57]*[.$G$2]" office:value-type="float" office:value="0" calcext:value-type="float">
            <text:p>0</text:p>
          </table:table-cell>
          <table:table-cell table:formula="of:=[.D56]-([.$G$4]+[.F57]*[.D56])*[.$G$2]" office:value-type="float" office:value="-37.5655106172292" calcext:value-type="float">
            <text:p>-37,5655106172292</text:p>
          </table:table-cell>
          <table:table-cell table:formula="of:=[.E55]-[.F56]*[.E55]*[.$G$2]" office:value-type="float" office:value="0" calcext:value-type="float">
            <text:p>0</text:p>
          </table:table-cell>
          <table:table-cell table:formula="of:=[.$G$3]*SQRT([.D56]*[.D56]+[.E56]*[.E56])" office:value-type="float" office:value="0.186298257147776" calcext:value-type="float">
            <text:p>0,186298257147776</text:p>
          </table:table-cell>
          <table:table-cell table:number-columns-repeated="2"/>
        </table:table-row>
        <table:table-row table:style-name="ro1">
          <table:table-cell table:formula="of:=[.A57]+[.$G$2]" office:value-type="float" office:value="5.5" calcext:value-type="float">
            <text:p>5,5</text:p>
          </table:table-cell>
          <table:table-cell table:formula="of:=[.B57]+[.D57]*[.$G$2]" office:value-type="float" office:value="-122.441243478434" calcext:value-type="float">
            <text:p>-122,441243478434</text:p>
          </table:table-cell>
          <table:table-cell table:formula="of:=[.C57]+[.E58]*[.$G$2]" office:value-type="float" office:value="0" calcext:value-type="float">
            <text:p>0</text:p>
          </table:table-cell>
          <table:table-cell table:formula="of:=[.D57]-([.$G$4]+[.F58]*[.D57])*[.$G$2]" office:value-type="float" office:value="-37.8599268232626" calcext:value-type="float">
            <text:p>-37,8599268232626</text:p>
          </table:table-cell>
          <table:table-cell table:formula="of:=[.E56]-[.F57]*[.E56]*[.$G$2]" office:value-type="float" office:value="0" calcext:value-type="float">
            <text:p>0</text:p>
          </table:table-cell>
          <table:table-cell table:formula="of:=[.$G$3]*SQRT([.D57]*[.D57]+[.E57]*[.E57])" office:value-type="float" office:value="0.187827553086146" calcext:value-type="float">
            <text:p>0,187827553086146</text:p>
          </table:table-cell>
          <table:table-cell table:number-columns-repeated="2"/>
        </table:table-row>
        <table:table-row table:style-name="ro1">
          <table:table-cell table:formula="of:=[.A58]+[.$G$2]" office:value-type="float" office:value="5.6" calcext:value-type="float">
            <text:p>5,6</text:p>
          </table:table-cell>
          <table:table-cell table:formula="of:=[.B58]+[.D58]*[.$G$2]" office:value-type="float" office:value="-126.22723616076" calcext:value-type="float">
            <text:p>-126,22723616076</text:p>
          </table:table-cell>
          <table:table-cell table:formula="of:=[.C58]+[.E59]*[.$G$2]" office:value-type="float" office:value="0" calcext:value-type="float">
            <text:p>0</text:p>
          </table:table-cell>
          <table:table-cell table:formula="of:=[.D58]-([.$G$4]+[.F59]*[.D58])*[.$G$2]" office:value-type="float" office:value="-38.1432397937312" calcext:value-type="float">
            <text:p>-38,1432397937312</text:p>
          </table:table-cell>
          <table:table-cell table:formula="of:=[.E57]-[.F58]*[.E57]*[.$G$2]" office:value-type="float" office:value="0" calcext:value-type="float">
            <text:p>0</text:p>
          </table:table-cell>
          <table:table-cell table:formula="of:=[.$G$3]*SQRT([.D58]*[.D58]+[.E58]*[.E58])" office:value-type="float" office:value="0.189299634116313" calcext:value-type="float">
            <text:p>0,189299634116313</text:p>
          </table:table-cell>
          <table:table-cell table:number-columns-repeated="2"/>
        </table:table-row>
        <table:table-row table:style-name="ro1">
          <table:table-cell table:formula="of:=[.A59]+[.$G$2]" office:value-type="float" office:value="5.7" calcext:value-type="float">
            <text:p>5,7</text:p>
          </table:table-cell>
          <table:table-cell table:formula="of:=[.B59]+[.D59]*[.$G$2]" office:value-type="float" office:value="-130.041560140134" calcext:value-type="float">
            <text:p>-130,041560140134</text:p>
          </table:table-cell>
          <table:table-cell table:formula="of:=[.C59]+[.E60]*[.$G$2]" office:value-type="float" office:value="0" calcext:value-type="float">
            <text:p>0</text:p>
          </table:table-cell>
          <table:table-cell table:formula="of:=[.D59]-([.$G$4]+[.F60]*[.D59])*[.$G$2]" office:value-type="float" office:value="-38.4157864227501" calcext:value-type="float">
            <text:p>-38,4157864227501</text:p>
          </table:table-cell>
          <table:table-cell table:formula="of:=[.E58]-[.F59]*[.E58]*[.$G$2]" office:value-type="float" office:value="0" calcext:value-type="float">
            <text:p>0</text:p>
          </table:table-cell>
          <table:table-cell table:formula="of:=[.$G$3]*SQRT([.D59]*[.D59]+[.E59]*[.E59])" office:value-type="float" office:value="0.190716198968656" calcext:value-type="float">
            <text:p>0,190716198968656</text:p>
          </table:table-cell>
          <table:table-cell table:number-columns-repeated="2"/>
        </table:table-row>
        <table:table-row table:style-name="ro1">
          <table:table-cell table:formula="of:=[.A60]+[.$G$2]" office:value-type="float" office:value="5.8" calcext:value-type="float">
            <text:p>5,8</text:p>
          </table:table-cell>
          <table:table-cell table:formula="of:=[.B60]+[.D60]*[.$G$2]" office:value-type="float" office:value="-133.883138782409" calcext:value-type="float">
            <text:p>-133,883138782409</text:p>
          </table:table-cell>
          <table:table-cell table:formula="of:=[.C60]+[.E61]*[.$G$2]" office:value-type="float" office:value="0" calcext:value-type="float">
            <text:p>0</text:p>
          </table:table-cell>
          <table:table-cell table:formula="of:=[.D60]-([.$G$4]+[.F61]*[.D60])*[.$G$2]" office:value-type="float" office:value="-38.677900099511" calcext:value-type="float">
            <text:p>-38,677900099511</text:p>
          </table:table-cell>
          <table:table-cell table:formula="of:=[.E59]-[.F60]*[.E59]*[.$G$2]" office:value-type="float" office:value="0" calcext:value-type="float">
            <text:p>0</text:p>
          </table:table-cell>
          <table:table-cell table:formula="of:=[.$G$3]*SQRT([.D60]*[.D60]+[.E60]*[.E60])" office:value-type="float" office:value="0.192078932113751" calcext:value-type="float">
            <text:p>0,192078932113751</text:p>
          </table:table-cell>
          <table:table-cell table:number-columns-repeated="2"/>
        </table:table-row>
        <table:table-row table:style-name="ro1">
          <table:table-cell table:formula="of:=[.A61]+[.$G$2]" office:value-type="float" office:value="5.9" calcext:value-type="float">
            <text:p>5,9</text:p>
          </table:table-cell>
          <table:table-cell table:formula="of:=[.B61]+[.D61]*[.$G$2]" office:value-type="float" office:value="-137.75092879236" calcext:value-type="float">
            <text:p>-137,75092879236</text:p>
          </table:table-cell>
          <table:table-cell table:formula="of:=[.C61]+[.E62]*[.$G$2]" office:value-type="float" office:value="0" calcext:value-type="float">
            <text:p>0</text:p>
          </table:table-cell>
          <table:table-cell table:formula="of:=[.D61]-([.$G$4]+[.F62]*[.D61])*[.$G$2]" office:value-type="float" office:value="-38.9299101214571" calcext:value-type="float">
            <text:p>-38,9299101214571</text:p>
          </table:table-cell>
          <table:table-cell table:formula="of:=[.E60]-[.F61]*[.E60]*[.$G$2]" office:value-type="float" office:value="0" calcext:value-type="float">
            <text:p>0</text:p>
          </table:table-cell>
          <table:table-cell table:formula="of:=[.$G$3]*SQRT([.D61]*[.D61]+[.E61]*[.E61])" office:value-type="float" office:value="0.193389500497555" calcext:value-type="float">
            <text:p>0,193389500497555</text:p>
          </table:table-cell>
          <table:table-cell table:number-columns-repeated="2"/>
        </table:table-row>
        <table:table-row table:style-name="ro1">
          <table:table-cell table:formula="of:=[.A62]+[.$G$2]" office:value-type="float" office:value="6" calcext:value-type="float">
            <text:p>6</text:p>
          </table:table-cell>
          <table:table-cell table:formula="of:=[.B62]+[.D62]*[.$G$2]" office:value-type="float" office:value="-141.643919804505" calcext:value-type="float">
            <text:p>-141,643919804505</text:p>
          </table:table-cell>
          <table:table-cell table:formula="of:=[.C62]+[.E63]*[.$G$2]" office:value-type="float" office:value="0" calcext:value-type="float">
            <text:p>0</text:p>
          </table:table-cell>
          <table:table-cell table:formula="of:=[.D62]-([.$G$4]+[.F63]*[.D62])*[.$G$2]" office:value-type="float" office:value="-39.1721411704247" calcext:value-type="float">
            <text:p>-39,1721411704247</text:p>
          </table:table-cell>
          <table:table-cell table:formula="of:=[.E61]-[.F62]*[.E61]*[.$G$2]" office:value-type="float" office:value="0" calcext:value-type="float">
            <text:p>0</text:p>
          </table:table-cell>
          <table:table-cell table:formula="of:=[.$G$3]*SQRT([.D62]*[.D62]+[.E62]*[.E62])" office:value-type="float" office:value="0.194649550607285" calcext:value-type="float">
            <text:p>0,194649550607285</text:p>
          </table:table-cell>
          <table:table-cell table:number-columns-repeated="2"/>
        </table:table-row>
        <table:table-row table:style-name="ro1">
          <table:table-cell table:formula="of:=[.A63]+[.$G$2]" office:value-type="float" office:value="6.09999999999999" calcext:value-type="float">
            <text:p>6,09999999999999</text:p>
          </table:table-cell>
          <table:table-cell table:formula="of:=[.B63]+[.D63]*[.$G$2]" office:value-type="float" office:value="-145.561133921548" calcext:value-type="float">
            <text:p>-145,561133921548</text:p>
          </table:table-cell>
          <table:table-cell table:formula="of:=[.C63]+[.E64]*[.$G$2]" office:value-type="float" office:value="0" calcext:value-type="float">
            <text:p>0</text:p>
          </table:table-cell>
          <table:table-cell table:formula="of:=[.D63]-([.$G$4]+[.F64]*[.D63])*[.$G$2]" office:value-type="float" office:value="-39.4049128484869" calcext:value-type="float">
            <text:p>-39,4049128484869</text:p>
          </table:table-cell>
          <table:table-cell table:formula="of:=[.E62]-[.F63]*[.E62]*[.$G$2]" office:value-type="float" office:value="0" calcext:value-type="float">
            <text:p>0</text:p>
          </table:table-cell>
          <table:table-cell table:formula="of:=[.$G$3]*SQRT([.D63]*[.D63]+[.E63]*[.E63])" office:value-type="float" office:value="0.195860705852124" calcext:value-type="float">
            <text:p>0,195860705852124</text:p>
          </table:table-cell>
          <table:table-cell table:number-columns-repeated="2"/>
        </table:table-row>
        <table:table-row table:style-name="ro1">
          <table:table-cell table:formula="of:=[.A64]+[.$G$2]" office:value-type="float" office:value="6.19999999999999" calcext:value-type="float">
            <text:p>6,19999999999999</text:p>
          </table:table-cell>
          <table:table-cell table:formula="of:=[.B64]+[.D64]*[.$G$2]" office:value-type="float" office:value="-149.501625206397" calcext:value-type="float">
            <text:p>-149,501625206397</text:p>
          </table:table-cell>
          <table:table-cell table:formula="of:=[.C64]+[.E65]*[.$G$2]" office:value-type="float" office:value="0" calcext:value-type="float">
            <text:p>0</text:p>
          </table:table-cell>
          <table:table-cell table:formula="of:=[.D64]-([.$G$4]+[.F65]*[.D64])*[.$G$2]" office:value-type="float" office:value="-39.6285392701885" calcext:value-type="float">
            <text:p>-39,6285392701885</text:p>
          </table:table-cell>
          <table:table-cell table:formula="of:=[.E63]-[.F64]*[.E63]*[.$G$2]" office:value-type="float" office:value="0" calcext:value-type="float">
            <text:p>0</text:p>
          </table:table-cell>
          <table:table-cell table:formula="of:=[.$G$3]*SQRT([.D64]*[.D64]+[.E64]*[.E64])" office:value-type="float" office:value="0.197024564242434" calcext:value-type="float">
            <text:p>0,197024564242434</text:p>
          </table:table-cell>
          <table:table-cell table:number-columns-repeated="2"/>
        </table:table-row>
        <table:table-row table:style-name="ro1">
          <table:table-cell table:formula="of:=[.A65]+[.$G$2]" office:value-type="float" office:value="6.29999999999999" calcext:value-type="float">
            <text:p>6,29999999999999</text:p>
          </table:table-cell>
          <table:table-cell table:formula="of:=[.B65]+[.D65]*[.$G$2]" office:value-type="float" office:value="-153.464479133415" calcext:value-type="float">
            <text:p>-153,464479133415</text:p>
          </table:table-cell>
          <table:table-cell table:formula="of:=[.C65]+[.E66]*[.$G$2]" office:value-type="float" office:value="0" calcext:value-type="float">
            <text:p>0</text:p>
          </table:table-cell>
          <table:table-cell table:formula="of:=[.D65]-([.$G$4]+[.F66]*[.D65])*[.$G$2]" office:value-type="float" office:value="-39.843328707844" calcext:value-type="float">
            <text:p>-39,843328707844</text:p>
          </table:table-cell>
          <table:table-cell table:formula="of:=[.E64]-[.F65]*[.E64]*[.$G$2]" office:value-type="float" office:value="0" calcext:value-type="float">
            <text:p>0</text:p>
          </table:table-cell>
          <table:table-cell table:formula="of:=[.$G$3]*SQRT([.D65]*[.D65]+[.E65]*[.E65])" office:value-type="float" office:value="0.198142696350942" calcext:value-type="float">
            <text:p>0,198142696350942</text:p>
          </table:table-cell>
          <table:table-cell table:number-columns-repeated="2"/>
        </table:table-row>
        <table:table-row table:style-name="ro1">
          <table:table-cell table:formula="of:=[.A66]+[.$G$2]" office:value-type="float" office:value="6.39999999999999" calcext:value-type="float">
            <text:p>6,39999999999999</text:p>
          </table:table-cell>
          <table:table-cell table:formula="of:=[.B66]+[.D66]*[.$G$2]" office:value-type="float" office:value="-157.4488120042" calcext:value-type="float">
            <text:p>-157,4488120042</text:p>
          </table:table-cell>
          <table:table-cell table:formula="of:=[.C66]+[.E67]*[.$G$2]" office:value-type="float" office:value="0" calcext:value-type="float">
            <text:p>0</text:p>
          </table:table-cell>
          <table:table-cell table:formula="of:=[.D66]-([.$G$4]+[.F67]*[.D66])*[.$G$2]" office:value-type="float" office:value="-40.0495832865834" calcext:value-type="float">
            <text:p>-40,0495832865834</text:p>
          </table:table-cell>
          <table:table-cell table:formula="of:=[.E65]-[.F66]*[.E65]*[.$G$2]" office:value-type="float" office:value="0" calcext:value-type="float">
            <text:p>0</text:p>
          </table:table-cell>
          <table:table-cell table:formula="of:=[.$G$3]*SQRT([.D66]*[.D66]+[.E66]*[.E66])" office:value-type="float" office:value="0.19921664353922" calcext:value-type="float">
            <text:p>0,19921664353922</text:p>
          </table:table-cell>
          <table:table-cell table:number-columns-repeated="2"/>
        </table:table-row>
        <table:table-row table:style-name="ro1">
          <table:table-cell table:formula="of:=[.A67]+[.$G$2]" office:value-type="float" office:value="6.49999999999999" calcext:value-type="float">
            <text:p>6,49999999999999</text:p>
          </table:table-cell>
          <table:table-cell table:formula="of:=[.B67]+[.D67]*[.$G$2]" office:value-type="float" office:value="-161.453770332858" calcext:value-type="float">
            <text:p>-161,453770332858</text:p>
          </table:table-cell>
          <table:table-cell table:formula="of:=[.C67]+[.E68]*[.$G$2]" office:value-type="float" office:value="0" calcext:value-type="float">
            <text:p>0</text:p>
          </table:table-cell>
          <table:table-cell table:formula="of:=[.D67]-([.$G$4]+[.F68]*[.D67])*[.$G$2]" office:value-type="float" office:value="-40.2475987258689" calcext:value-type="float">
            <text:p>-40,2475987258689</text:p>
          </table:table-cell>
          <table:table-cell table:formula="of:=[.E66]-[.F67]*[.E66]*[.$G$2]" office:value-type="float" office:value="0" calcext:value-type="float">
            <text:p>0</text:p>
          </table:table-cell>
          <table:table-cell table:formula="of:=[.$G$3]*SQRT([.D67]*[.D67]+[.E67]*[.E67])" office:value-type="float" office:value="0.200247916432917" calcext:value-type="float">
            <text:p>0,200247916432917</text:p>
          </table:table-cell>
          <table:table-cell table:number-columns-repeated="2"/>
        </table:table-row>
        <table:table-row table:style-name="ro1">
          <table:table-cell table:formula="of:=[.A68]+[.$G$2]" office:value-type="float" office:value="6.59999999999999" calcext:value-type="float">
            <text:p>6,59999999999999</text:p>
          </table:table-cell>
          <table:table-cell table:formula="of:=[.B68]+[.D68]*[.$G$2]" office:value-type="float" office:value="-165.478530205445" calcext:value-type="float">
            <text:p>-165,478530205445</text:p>
          </table:table-cell>
          <table:table-cell table:formula="of:=[.C68]+[.E69]*[.$G$2]" office:value-type="float" office:value="0" calcext:value-type="float">
            <text:p>0</text:p>
          </table:table-cell>
          <table:table-cell table:formula="of:=[.D68]-([.$G$4]+[.F69]*[.D68])*[.$G$2]" office:value-type="float" office:value="-40.4376641242696" calcext:value-type="float">
            <text:p>-40,4376641242696</text:p>
          </table:table-cell>
          <table:table-cell table:formula="of:=[.E67]-[.F68]*[.E67]*[.$G$2]" office:value-type="float" office:value="0" calcext:value-type="float">
            <text:p>0</text:p>
          </table:table-cell>
          <table:table-cell table:formula="of:=[.$G$3]*SQRT([.D68]*[.D68]+[.E68]*[.E68])" office:value-type="float" office:value="0.201237993629344" calcext:value-type="float">
            <text:p>0,201237993629344</text:p>
          </table:table-cell>
          <table:table-cell table:number-columns-repeated="2"/>
        </table:table-row>
        <table:table-row table:style-name="ro1">
          <table:table-cell table:formula="of:=[.A69]+[.$G$2]" office:value-type="float" office:value="6.69999999999999" calcext:value-type="float">
            <text:p>6,69999999999999</text:p>
          </table:table-cell>
          <table:table-cell table:formula="of:=[.B69]+[.D69]*[.$G$2]" office:value-type="float" office:value="-169.522296617872" calcext:value-type="float">
            <text:p>-169,522296617872</text:p>
          </table:table-cell>
          <table:table-cell table:formula="of:=[.C69]+[.E70]*[.$G$2]" office:value-type="float" office:value="0" calcext:value-type="float">
            <text:p>0</text:p>
          </table:table-cell>
          <table:table-cell table:formula="of:=[.D69]-([.$G$4]+[.F70]*[.D69])*[.$G$2]" office:value-type="float" office:value="-40.620061784356" calcext:value-type="float">
            <text:p>-40,620061784356</text:p>
          </table:table-cell>
          <table:table-cell table:formula="of:=[.E68]-[.F69]*[.E68]*[.$G$2]" office:value-type="float" office:value="0" calcext:value-type="float">
            <text:p>0</text:p>
          </table:table-cell>
          <table:table-cell table:formula="of:=[.$G$3]*SQRT([.D69]*[.D69]+[.E69]*[.E69])" office:value-type="float" office:value="0.202188320621348" calcext:value-type="float">
            <text:p>0,202188320621348</text:p>
          </table:table-cell>
          <table:table-cell table:number-columns-repeated="2"/>
        </table:table-row>
        <table:table-row table:style-name="ro1">
          <table:table-cell table:formula="of:=[.A70]+[.$G$2]" office:value-type="float" office:value="6.79999999999999" calcext:value-type="float">
            <text:p>6,79999999999999</text:p>
          </table:table-cell>
          <table:table-cell table:formula="of:=[.B70]+[.D70]*[.$G$2]" office:value-type="float" office:value="-173.584302796308" calcext:value-type="float">
            <text:p>-173,584302796308</text:p>
          </table:table-cell>
          <table:table-cell table:formula="of:=[.C70]+[.E71]*[.$G$2]" office:value-type="float" office:value="0" calcext:value-type="float">
            <text:p>0</text:p>
          </table:table-cell>
          <table:table-cell table:formula="of:=[.D70]-([.$G$4]+[.F71]*[.D70])*[.$G$2]" office:value-type="float" office:value="-40.7950670746735" calcext:value-type="float">
            <text:p>-40,7950670746735</text:p>
          </table:table-cell>
          <table:table-cell table:formula="of:=[.E69]-[.F70]*[.E69]*[.$G$2]" office:value-type="float" office:value="0" calcext:value-type="float">
            <text:p>0</text:p>
          </table:table-cell>
          <table:table-cell table:formula="of:=[.$G$3]*SQRT([.D70]*[.D70]+[.E70]*[.E70])" office:value-type="float" office:value="0.20310030892178" calcext:value-type="float">
            <text:p>0,20310030892178</text:p>
          </table:table-cell>
          <table:table-cell table:number-columns-repeated="2"/>
        </table:table-row>
        <table:table-row table:style-name="ro1">
          <table:table-cell table:formula="of:=[.A71]+[.$G$2]" office:value-type="float" office:value="6.89999999999999" calcext:value-type="float">
            <text:p>6,89999999999999</text:p>
          </table:table-cell>
          <table:table-cell table:formula="of:=[.B71]+[.D71]*[.$G$2]" office:value-type="float" office:value="-177.663809503775" calcext:value-type="float">
            <text:p>-177,663809503775</text:p>
          </table:table-cell>
          <table:table-cell table:formula="of:=[.C71]+[.E72]*[.$G$2]" office:value-type="float" office:value="0" calcext:value-type="float">
            <text:p>0</text:p>
          </table:table-cell>
          <table:table-cell table:formula="of:=[.D71]-([.$G$4]+[.F72]*[.D71])*[.$G$2]" office:value-type="float" office:value="-40.96294832586" calcext:value-type="float">
            <text:p>-40,96294832586</text:p>
          </table:table-cell>
          <table:table-cell table:formula="of:=[.E70]-[.F71]*[.E70]*[.$G$2]" office:value-type="float" office:value="0" calcext:value-type="float">
            <text:p>0</text:p>
          </table:table-cell>
          <table:table-cell table:formula="of:=[.$G$3]*SQRT([.D71]*[.D71]+[.E71]*[.E71])" office:value-type="float" office:value="0.203975335373368" calcext:value-type="float">
            <text:p>0,203975335373368</text:p>
          </table:table-cell>
          <table:table-cell table:number-columns-repeated="2"/>
        </table:table-row>
        <table:table-row table:style-name="ro1">
          <table:table-cell table:formula="of:=[.A72]+[.$G$2]" office:value-type="float" office:value="6.99999999999999" calcext:value-type="float">
            <text:p>6,99999999999999</text:p>
          </table:table-cell>
          <table:table-cell table:formula="of:=[.B72]+[.D72]*[.$G$2]" office:value-type="float" office:value="-181.760104336361" calcext:value-type="float">
            <text:p>-181,760104336361</text:p>
          </table:table-cell>
          <table:table-cell table:formula="of:=[.C72]+[.E73]*[.$G$2]" office:value-type="float" office:value="0" calcext:value-type="float">
            <text:p>0</text:p>
          </table:table-cell>
          <table:table-cell table:formula="of:=[.D72]-([.$G$4]+[.F73]*[.D72])*[.$G$2]" office:value-type="float" office:value="-41.1239667580865" calcext:value-type="float">
            <text:p>-41,1239667580865</text:p>
          </table:table-cell>
          <table:table-cell table:formula="of:=[.E71]-[.F72]*[.E71]*[.$G$2]" office:value-type="float" office:value="0" calcext:value-type="float">
            <text:p>0</text:p>
          </table:table-cell>
          <table:table-cell table:formula="of:=[.$G$3]*SQRT([.D72]*[.D72]+[.E72]*[.E72])" office:value-type="float" office:value="0.2048147416293" calcext:value-type="float">
            <text:p>0,2048147416293</text:p>
          </table:table-cell>
          <table:table-cell table:number-columns-repeated="2"/>
        </table:table-row>
        <table:table-row table:style-name="ro1">
          <table:table-cell table:formula="of:=[.A73]+[.$G$2]" office:value-type="float" office:value="7.09999999999999" calcext:value-type="float">
            <text:p>7,09999999999999</text:p>
          </table:table-cell>
          <table:table-cell table:formula="of:=[.B73]+[.D73]*[.$G$2]" office:value-type="float" office:value="-185.87250101217" calcext:value-type="float">
            <text:p>-185,87250101217</text:p>
          </table:table-cell>
          <table:table-cell table:formula="of:=[.C73]+[.E74]*[.$G$2]" office:value-type="float" office:value="0" calcext:value-type="float">
            <text:p>0</text:p>
          </table:table-cell>
          <table:table-cell table:formula="of:=[.D73]-([.$G$4]+[.F74]*[.D73])*[.$G$2]" office:value-type="float" office:value="-41.2783764371264" calcext:value-type="float">
            <text:p>-41,2783764371264</text:p>
          </table:table-cell>
          <table:table-cell table:formula="of:=[.E72]-[.F73]*[.E72]*[.$G$2]" office:value-type="float" office:value="0" calcext:value-type="float">
            <text:p>0</text:p>
          </table:table-cell>
          <table:table-cell table:formula="of:=[.$G$3]*SQRT([.D73]*[.D73]+[.E73]*[.E73])" office:value-type="float" office:value="0.205619833790432" calcext:value-type="float">
            <text:p>0,205619833790432</text:p>
          </table:table-cell>
          <table:table-cell table:number-columns-repeated="2"/>
        </table:table-row>
        <table:table-row table:style-name="ro1">
          <table:table-cell table:formula="of:=[.A74]+[.$G$2]" office:value-type="float" office:value="7.19999999999999" calcext:value-type="float">
            <text:p>7,19999999999999</text:p>
          </table:table-cell>
          <table:table-cell table:formula="of:=[.B74]+[.D74]*[.$G$2]" office:value-type="float" office:value="-190.000338655882" calcext:value-type="float">
            <text:p>-190,000338655882</text:p>
          </table:table-cell>
          <table:table-cell table:formula="of:=[.C74]+[.E75]*[.$G$2]" office:value-type="float" office:value="0" calcext:value-type="float">
            <text:p>0</text:p>
          </table:table-cell>
          <table:table-cell table:formula="of:=[.D74]-([.$G$4]+[.F75]*[.D74])*[.$G$2]" office:value-type="float" office:value="-41.4264242564838" calcext:value-type="float">
            <text:p>-41,4264242564838</text:p>
          </table:table-cell>
          <table:table-cell table:formula="of:=[.E73]-[.F74]*[.E73]*[.$G$2]" office:value-type="float" office:value="0" calcext:value-type="float">
            <text:p>0</text:p>
          </table:table-cell>
          <table:table-cell table:formula="of:=[.$G$3]*SQRT([.D74]*[.D74]+[.E74]*[.E74])" office:value-type="float" office:value="0.206391882185632" calcext:value-type="float">
            <text:p>0,206391882185632</text:p>
          </table:table-cell>
          <table:table-cell table:number-columns-repeated="2"/>
        </table:table-row>
        <table:table-row table:style-name="ro1">
          <table:table-cell table:formula="of:=[.A75]+[.$G$2]" office:value-type="float" office:value="7.29999999999999" calcext:value-type="float">
            <text:p>7,29999999999999</text:p>
          </table:table-cell>
          <table:table-cell table:formula="of:=[.B75]+[.D75]*[.$G$2]" office:value-type="float" office:value="-194.142981081531" calcext:value-type="float">
            <text:p>-194,142981081531</text:p>
          </table:table-cell>
          <table:table-cell table:formula="of:=[.C75]+[.E76]*[.$G$2]" office:value-type="float" office:value="0" calcext:value-type="float">
            <text:p>0</text:p>
          </table:table-cell>
          <table:table-cell table:formula="of:=[.D75]-([.$G$4]+[.F76]*[.D75])*[.$G$2]" office:value-type="float" office:value="-41.5683499431447" calcext:value-type="float">
            <text:p>-41,5683499431447</text:p>
          </table:table-cell>
          <table:table-cell table:formula="of:=[.E74]-[.F75]*[.E74]*[.$G$2]" office:value-type="float" office:value="0" calcext:value-type="float">
            <text:p>0</text:p>
          </table:table-cell>
          <table:table-cell table:formula="of:=[.$G$3]*SQRT([.D75]*[.D75]+[.E75]*[.E75])" office:value-type="float" office:value="0.207132121282419" calcext:value-type="float">
            <text:p>0,207132121282419</text:p>
          </table:table-cell>
          <table:table-cell table:number-columns-repeated="2"/>
        </table:table-row>
        <table:table-row table:style-name="ro1">
          <table:table-cell table:formula="of:=[.A76]+[.$G$2]" office:value-type="float" office:value="7.39999999999999" calcext:value-type="float">
            <text:p>7,39999999999999</text:p>
          </table:table-cell>
          <table:table-cell table:formula="of:=[.B76]+[.D76]*[.$G$2]" office:value-type="float" office:value="-198.299816075845" calcext:value-type="float">
            <text:p>-198,299816075845</text:p>
          </table:table-cell>
          <table:table-cell table:formula="of:=[.C76]+[.E77]*[.$G$2]" office:value-type="float" office:value="0" calcext:value-type="float">
            <text:p>0</text:p>
          </table:table-cell>
          <table:table-cell table:formula="of:=[.D76]-([.$G$4]+[.F77]*[.D76])*[.$G$2]" office:value-type="float" office:value="-41.7043860846468" calcext:value-type="float">
            <text:p>-41,7043860846468</text:p>
          </table:table-cell>
          <table:table-cell table:formula="of:=[.E75]-[.F76]*[.E75]*[.$G$2]" office:value-type="float" office:value="0" calcext:value-type="float">
            <text:p>0</text:p>
          </table:table-cell>
          <table:table-cell table:formula="of:=[.$G$3]*SQRT([.D76]*[.D76]+[.E76]*[.E76])" office:value-type="float" office:value="0.207841749715723" calcext:value-type="float">
            <text:p>0,207841749715723</text:p>
          </table:table-cell>
          <table:table-cell table:number-columns-repeated="2"/>
        </table:table-row>
        <table:table-row table:style-name="ro1">
          <table:table-cell table:formula="of:=[.A77]+[.$G$2]" office:value-type="float" office:value="7.49999999999999" calcext:value-type="float">
            <text:p>7,49999999999999</text:p>
          </table:table-cell>
          <table:table-cell table:formula="of:=[.B77]+[.D77]*[.$G$2]" office:value-type="float" office:value="-202.47025468431" calcext:value-type="float">
            <text:p>-202,47025468431</text:p>
          </table:table-cell>
          <table:table-cell table:formula="of:=[.C77]+[.E78]*[.$G$2]" office:value-type="float" office:value="0" calcext:value-type="float">
            <text:p>0</text:p>
          </table:table-cell>
          <table:table-cell table:formula="of:=[.D77]-([.$G$4]+[.F78]*[.D77])*[.$G$2]" office:value-type="float" office:value="-41.8347581752982" calcext:value-type="float">
            <text:p>-41,8347581752982</text:p>
          </table:table-cell>
          <table:table-cell table:formula="of:=[.E76]-[.F77]*[.E76]*[.$G$2]" office:value-type="float" office:value="0" calcext:value-type="float">
            <text:p>0</text:p>
          </table:table-cell>
          <table:table-cell table:formula="of:=[.$G$3]*SQRT([.D77]*[.D77]+[.E77]*[.E77])" office:value-type="float" office:value="0.208521930423234" calcext:value-type="float">
            <text:p>0,208521930423234</text:p>
          </table:table-cell>
          <table:table-cell table:number-columns-repeated="2"/>
        </table:table-row>
        <table:table-row table:style-name="ro1">
          <table:table-cell table:formula="of:=[.A78]+[.$G$2]" office:value-type="float" office:value="7.59999999999999" calcext:value-type="float">
            <text:p>7,59999999999999</text:p>
          </table:table-cell>
          <table:table-cell table:formula="of:=[.B78]+[.D78]*[.$G$2]" office:value-type="float" office:value="-206.65373050184" calcext:value-type="float">
            <text:p>-206,65373050184</text:p>
          </table:table-cell>
          <table:table-cell table:formula="of:=[.C78]+[.E79]*[.$G$2]" office:value-type="float" office:value="0" calcext:value-type="float">
            <text:p>0</text:p>
          </table:table-cell>
          <table:table-cell table:formula="of:=[.D78]-([.$G$4]+[.F79]*[.D78])*[.$G$2]" office:value-type="float" office:value="-41.9596846795053" calcext:value-type="float">
            <text:p>-41,9596846795053</text:p>
          </table:table-cell>
          <table:table-cell table:formula="of:=[.E77]-[.F78]*[.E77]*[.$G$2]" office:value-type="float" office:value="0" calcext:value-type="float">
            <text:p>0</text:p>
          </table:table-cell>
          <table:table-cell table:formula="of:=[.$G$3]*SQRT([.D78]*[.D78]+[.E78]*[.E78])" office:value-type="float" office:value="0.209173790876491" calcext:value-type="float">
            <text:p>0,209173790876491</text:p>
          </table:table-cell>
          <table:table-cell table:number-columns-repeated="2"/>
        </table:table-row>
        <table:table-row table:style-name="ro1">
          <table:table-cell table:formula="of:=[.A79]+[.$G$2]" office:value-type="float" office:value="7.69999999999999" calcext:value-type="float">
            <text:p>7,69999999999999</text:p>
          </table:table-cell>
          <table:table-cell table:formula="of:=[.B79]+[.D79]*[.$G$2]" office:value-type="float" office:value="-210.84969896979" calcext:value-type="float">
            <text:p>-210,84969896979</text:p>
          </table:table-cell>
          <table:table-cell table:formula="of:=[.C79]+[.E80]*[.$G$2]" office:value-type="float" office:value="0" calcext:value-type="float">
            <text:p>0</text:p>
          </table:table-cell>
          <table:table-cell table:formula="of:=[.D79]-([.$G$4]+[.F80]*[.D79])*[.$G$2]" office:value-type="float" office:value="-42.0793771103036" calcext:value-type="float">
            <text:p>-42,0793771103036</text:p>
          </table:table-cell>
          <table:table-cell table:formula="of:=[.E78]-[.F79]*[.E78]*[.$G$2]" office:value-type="float" office:value="0" calcext:value-type="float">
            <text:p>0</text:p>
          </table:table-cell>
          <table:table-cell table:formula="of:=[.$G$3]*SQRT([.D79]*[.D79]+[.E79]*[.E79])" office:value-type="float" office:value="0.209798423397527" calcext:value-type="float">
            <text:p>0,209798423397527</text:p>
          </table:table-cell>
          <table:table-cell table:number-columns-repeated="2"/>
        </table:table-row>
        <table:table-row table:style-name="ro1">
          <table:table-cell table:formula="of:=[.A80]+[.$G$2]" office:value-type="float" office:value="7.79999999999999" calcext:value-type="float">
            <text:p>7,79999999999999</text:p>
          </table:table-cell>
          <table:table-cell table:formula="of:=[.B80]+[.D80]*[.$G$2]" office:value-type="float" office:value="-215.05763668082" calcext:value-type="float">
            <text:p>-215,05763668082</text:p>
          </table:table-cell>
          <table:table-cell table:formula="of:=[.C80]+[.E81]*[.$G$2]" office:value-type="float" office:value="0" calcext:value-type="float">
            <text:p>0</text:p>
          </table:table-cell>
          <table:table-cell table:formula="of:=[.D80]-([.$G$4]+[.F81]*[.D80])*[.$G$2]" office:value-type="float" office:value="-42.194040121308" calcext:value-type="float">
            <text:p>-42,194040121308</text:p>
          </table:table-cell>
          <table:table-cell table:formula="of:=[.E79]-[.F80]*[.E79]*[.$G$2]" office:value-type="float" office:value="0" calcext:value-type="float">
            <text:p>0</text:p>
          </table:table-cell>
          <table:table-cell table:formula="of:=[.$G$3]*SQRT([.D80]*[.D80]+[.E80]*[.E80])" office:value-type="float" office:value="0.210396885551518" calcext:value-type="float">
            <text:p>0,210396885551518</text:p>
          </table:table-cell>
          <table:table-cell table:number-columns-repeated="2"/>
        </table:table-row>
        <table:table-row table:style-name="ro1">
          <table:table-cell table:formula="of:=[.A81]+[.$G$2]" office:value-type="float" office:value="7.89999999999999" calcext:value-type="float">
            <text:p>7,89999999999999</text:p>
          </table:table-cell>
          <table:table-cell table:formula="of:=[.B81]+[.D81]*[.$G$2]" office:value-type="float" office:value="-219.277040692951" calcext:value-type="float">
            <text:p>-219,277040692951</text:p>
          </table:table-cell>
          <table:table-cell table:formula="of:=[.C81]+[.E82]*[.$G$2]" office:value-type="float" office:value="0" calcext:value-type="float">
            <text:p>0</text:p>
          </table:table-cell>
          <table:table-cell table:formula="of:=[.D81]-([.$G$4]+[.F82]*[.D81])*[.$G$2]" office:value-type="float" office:value="-42.3038716104287" calcext:value-type="float">
            <text:p>-42,3038716104287</text:p>
          </table:table-cell>
          <table:table-cell table:formula="of:=[.E80]-[.F81]*[.E80]*[.$G$2]" office:value-type="float" office:value="0" calcext:value-type="float">
            <text:p>0</text:p>
          </table:table-cell>
          <table:table-cell table:formula="of:=[.$G$3]*SQRT([.D81]*[.D81]+[.E81]*[.E81])" office:value-type="float" office:value="0.21097020060654" calcext:value-type="float">
            <text:p>0,21097020060654</text:p>
          </table:table-cell>
          <table:table-cell table:number-columns-repeated="2"/>
        </table:table-row>
        <table:table-row table:style-name="ro1">
          <table:table-cell table:formula="of:=[.A82]+[.$G$2]" office:value-type="float" office:value="7.99999999999999" calcext:value-type="float">
            <text:p>7,99999999999999</text:p>
          </table:table-cell>
          <table:table-cell table:formula="of:=[.B82]+[.D82]*[.$G$2]" office:value-type="float" office:value="-223.507427853994" calcext:value-type="float">
            <text:p>-223,507427853994</text:p>
          </table:table-cell>
          <table:table-cell table:formula="of:=[.C82]+[.E83]*[.$G$2]" office:value-type="float" office:value="0" calcext:value-type="float">
            <text:p>0</text:p>
          </table:table-cell>
          <table:table-cell table:formula="of:=[.D82]-([.$G$4]+[.F83]*[.D82])*[.$G$2]" office:value-type="float" office:value="-42.4090628338129" calcext:value-type="float">
            <text:p>-42,4090628338129</text:p>
          </table:table-cell>
          <table:table-cell table:formula="of:=[.E81]-[.F82]*[.E81]*[.$G$2]" office:value-type="float" office:value="0" calcext:value-type="float">
            <text:p>0</text:p>
          </table:table-cell>
          <table:table-cell table:formula="of:=[.$G$3]*SQRT([.D82]*[.D82]+[.E82]*[.E82])" office:value-type="float" office:value="0.211519358052144" calcext:value-type="float">
            <text:p>0,211519358052144</text:p>
          </table:table-cell>
          <table:table-cell table:number-columns-repeated="2"/>
        </table:table-row>
        <table:table-row table:style-name="ro1">
          <table:table-cell table:formula="of:=[.A83]+[.$G$2]" office:value-type="float" office:value="8.09999999999999" calcext:value-type="float">
            <text:p>8,09999999999999</text:p>
          </table:table-cell>
          <table:table-cell table:formula="of:=[.B83]+[.D83]*[.$G$2]" office:value-type="float" office:value="-227.748334137375" calcext:value-type="float">
            <text:p>-227,748334137375</text:p>
          </table:table-cell>
          <table:table-cell table:formula="of:=[.C83]+[.E84]*[.$G$2]" office:value-type="float" office:value="0" calcext:value-type="float">
            <text:p>0</text:p>
          </table:table-cell>
          <table:table-cell table:formula="of:=[.D83]-([.$G$4]+[.F84]*[.D83])*[.$G$2]" office:value-type="float" office:value="-42.5097985285918" calcext:value-type="float">
            <text:p>-42,5097985285918</text:p>
          </table:table-cell>
          <table:table-cell table:formula="of:=[.E82]-[.F83]*[.E82]*[.$G$2]" office:value-type="float" office:value="0" calcext:value-type="float">
            <text:p>0</text:p>
          </table:table-cell>
          <table:table-cell table:formula="of:=[.$G$3]*SQRT([.D83]*[.D83]+[.E83]*[.E83])" office:value-type="float" office:value="0.212045314169065" calcext:value-type="float">
            <text:p>0,212045314169065</text:p>
          </table:table-cell>
          <table:table-cell table:number-columns-repeated="2"/>
        </table:table-row>
        <table:table-row table:style-name="ro1">
          <table:table-cell table:formula="of:=[.A84]+[.$G$2]" office:value-type="float" office:value="8.19999999999999" calcext:value-type="float">
            <text:p>8,19999999999999</text:p>
          </table:table-cell>
          <table:table-cell table:formula="of:=[.B84]+[.D84]*[.$G$2]" office:value-type="float" office:value="-231.999313990235" calcext:value-type="float">
            <text:p>-231,999313990235</text:p>
          </table:table-cell>
          <table:table-cell table:formula="of:=[.C84]+[.E85]*[.$G$2]" office:value-type="float" office:value="0" calcext:value-type="float">
            <text:p>0</text:p>
          </table:table-cell>
          <table:table-cell table:formula="of:=[.D84]-([.$G$4]+[.F85]*[.D84])*[.$G$2]" office:value-type="float" office:value="-42.6062570431211" calcext:value-type="float">
            <text:p>-42,6062570431211</text:p>
          </table:table-cell>
          <table:table-cell table:formula="of:=[.E83]-[.F84]*[.E83]*[.$G$2]" office:value-type="float" office:value="0" calcext:value-type="float">
            <text:p>0</text:p>
          </table:table-cell>
          <table:table-cell table:formula="of:=[.$G$3]*SQRT([.D84]*[.D84]+[.E84]*[.E84])" office:value-type="float" office:value="0.212548992642959" calcext:value-type="float">
            <text:p>0,212548992642959</text:p>
          </table:table-cell>
          <table:table-cell table:number-columns-repeated="2"/>
        </table:table-row>
        <table:table-row table:style-name="ro1">
          <table:table-cell table:formula="of:=[.A85]+[.$G$2]" office:value-type="float" office:value="8.29999999999999" calcext:value-type="float">
            <text:p>8,29999999999999</text:p>
          </table:table-cell>
          <table:table-cell table:formula="of:=[.B85]+[.D85]*[.$G$2]" office:value-type="float" office:value="-236.259939694547" calcext:value-type="float">
            <text:p>-236,259939694547</text:p>
          </table:table-cell>
          <table:table-cell table:formula="of:=[.C85]+[.E86]*[.$G$2]" office:value-type="float" office:value="0" calcext:value-type="float">
            <text:p>0</text:p>
          </table:table-cell>
          <table:table-cell table:formula="of:=[.D85]-([.$G$4]+[.F86]*[.D85])*[.$G$2]" office:value-type="float" office:value="-42.6986104735088" calcext:value-type="float">
            <text:p>-42,6986104735088</text:p>
          </table:table-cell>
          <table:table-cell table:formula="of:=[.E84]-[.F85]*[.E84]*[.$G$2]" office:value-type="float" office:value="0" calcext:value-type="float">
            <text:p>0</text:p>
          </table:table-cell>
          <table:table-cell table:formula="of:=[.$G$3]*SQRT([.D85]*[.D85]+[.E85]*[.E85])" office:value-type="float" office:value="0.213031285215605" calcext:value-type="float">
            <text:p>0,213031285215605</text:p>
          </table:table-cell>
          <table:table-cell table:number-columns-repeated="2"/>
        </table:table-row>
        <table:table-row table:style-name="ro1">
          <table:table-cell table:formula="of:=[.A86]+[.$G$2]" office:value-type="float" office:value="8.39999999999999" calcext:value-type="float">
            <text:p>8,39999999999999</text:p>
          </table:table-cell>
          <table:table-cell table:formula="of:=[.B86]+[.D86]*[.$G$2]" office:value-type="float" office:value="-240.529800741898" calcext:value-type="float">
            <text:p>-240,529800741898</text:p>
          </table:table-cell>
          <table:table-cell table:formula="of:=[.C86]+[.E87]*[.$G$2]" office:value-type="float" office:value="0" calcext:value-type="float">
            <text:p>0</text:p>
          </table:table-cell>
          <table:table-cell table:formula="of:=[.D86]-([.$G$4]+[.F87]*[.D86])*[.$G$2]" office:value-type="float" office:value="-42.7870248053246" calcext:value-type="float">
            <text:p>-42,7870248053246</text:p>
          </table:table-cell>
          <table:table-cell table:formula="of:=[.E85]-[.F86]*[.E85]*[.$G$2]" office:value-type="float" office:value="0" calcext:value-type="float">
            <text:p>0</text:p>
          </table:table-cell>
          <table:table-cell table:formula="of:=[.$G$3]*SQRT([.D86]*[.D86]+[.E86]*[.E86])" office:value-type="float" office:value="0.213493052367544" calcext:value-type="float">
            <text:p>0,213493052367544</text:p>
          </table:table-cell>
          <table:table-cell table:number-columns-repeated="2"/>
        </table:table-row>
        <table:table-row table:style-name="ro1">
          <table:table-cell table:formula="of:=[.A87]+[.$G$2]" office:value-type="float" office:value="8.49999999999999" calcext:value-type="float">
            <text:p>8,49999999999999</text:p>
          </table:table-cell>
          <table:table-cell table:formula="of:=[.B87]+[.D87]*[.$G$2]" office:value-type="float" office:value="-244.80850322243" calcext:value-type="float">
            <text:p>-244,80850322243</text:p>
          </table:table-cell>
          <table:table-cell table:formula="of:=[.C87]+[.E88]*[.$G$2]" office:value-type="float" office:value="0" calcext:value-type="float">
            <text:p>0</text:p>
          </table:table-cell>
          <table:table-cell table:formula="of:=[.D87]-([.$G$4]+[.F88]*[.D87])*[.$G$2]" office:value-type="float" office:value="-42.8716600594789" calcext:value-type="float">
            <text:p>-42,8716600594789</text:p>
          </table:table-cell>
          <table:table-cell table:formula="of:=[.E86]-[.F87]*[.E86]*[.$G$2]" office:value-type="float" office:value="0" calcext:value-type="float">
            <text:p>0</text:p>
          </table:table-cell>
          <table:table-cell table:formula="of:=[.$G$3]*SQRT([.D87]*[.D87]+[.E87]*[.E87])" office:value-type="float" office:value="0.213935124026623" calcext:value-type="float">
            <text:p>0,213935124026623</text:p>
          </table:table-cell>
          <table:table-cell table:number-columns-repeated="2"/>
        </table:table-row>
        <table:table-row table:style-name="ro1">
          <table:table-cell table:formula="of:=[.A88]+[.$G$2]" office:value-type="float" office:value="8.59999999999999" calcext:value-type="float">
            <text:p>8,59999999999999</text:p>
          </table:table-cell>
          <table:table-cell table:formula="of:=[.B88]+[.D88]*[.$G$2]" office:value-type="float" office:value="-249.095669228378" calcext:value-type="float">
            <text:p>-249,095669228378</text:p>
          </table:table-cell>
          <table:table-cell table:formula="of:=[.C88]+[.E89]*[.$G$2]" office:value-type="float" office:value="0" calcext:value-type="float">
            <text:p>0</text:p>
          </table:table-cell>
          <table:table-cell table:formula="of:=[.D88]-([.$G$4]+[.F89]*[.D88])*[.$G$2]" office:value-type="float" office:value="-42.9526704413511" calcext:value-type="float">
            <text:p>-42,9526704413511</text:p>
          </table:table-cell>
          <table:table-cell table:formula="of:=[.E87]-[.F88]*[.E87]*[.$G$2]" office:value-type="float" office:value="0" calcext:value-type="float">
            <text:p>0</text:p>
          </table:table-cell>
          <table:table-cell table:formula="of:=[.$G$3]*SQRT([.D88]*[.D88]+[.E88]*[.E88])" office:value-type="float" office:value="0.214358300297394" calcext:value-type="float">
            <text:p>0,214358300297394</text:p>
          </table:table-cell>
          <table:table-cell table:number-columns-repeated="2"/>
        </table:table-row>
        <table:table-row table:style-name="ro1">
          <table:table-cell table:formula="of:=[.A89]+[.$G$2]" office:value-type="float" office:value="8.69999999999999" calcext:value-type="float">
            <text:p>8,69999999999999</text:p>
          </table:table-cell>
          <table:table-cell table:formula="of:=[.B89]+[.D89]*[.$G$2]" office:value-type="float" office:value="-253.390936272513" calcext:value-type="float">
            <text:p>-253,390936272513</text:p>
          </table:table-cell>
          <table:table-cell table:formula="of:=[.C89]+[.E90]*[.$G$2]" office:value-type="float" office:value="0" calcext:value-type="float">
            <text:p>0</text:p>
          </table:table-cell>
          <table:table-cell table:formula="of:=[.D89]-([.$G$4]+[.F90]*[.D89])*[.$G$2]" office:value-type="float" office:value="-43.0302044923294" calcext:value-type="float">
            <text:p>-43,0302044923294</text:p>
          </table:table-cell>
          <table:table-cell table:formula="of:=[.E88]-[.F89]*[.E88]*[.$G$2]" office:value-type="float" office:value="0" calcext:value-type="float">
            <text:p>0</text:p>
          </table:table-cell>
          <table:table-cell table:formula="of:=[.$G$3]*SQRT([.D89]*[.D89]+[.E89]*[.E89])" office:value-type="float" office:value="0.214763352206755" calcext:value-type="float">
            <text:p>0,214763352206755</text:p>
          </table:table-cell>
          <table:table-cell table:number-columns-repeated="2"/>
        </table:table-row>
        <table:table-row table:style-name="ro1">
          <table:table-cell table:formula="of:=[.A90]+[.$G$2]" office:value-type="float" office:value="8.79999999999999" calcext:value-type="float">
            <text:p>8,79999999999999</text:p>
          </table:table-cell>
          <table:table-cell table:formula="of:=[.B90]+[.D90]*[.$G$2]" office:value-type="float" office:value="-257.693956721746" calcext:value-type="float">
            <text:p>-257,693956721746</text:p>
          </table:table-cell>
          <table:table-cell table:formula="of:=[.C90]+[.E91]*[.$G$2]" office:value-type="float" office:value="0" calcext:value-type="float">
            <text:p>0</text:p>
          </table:table-cell>
          <table:table-cell table:formula="of:=[.D90]-([.$G$4]+[.F91]*[.D90])*[.$G$2]" office:value-type="float" office:value="-43.1044052430036" calcext:value-type="float">
            <text:p>-43,1044052430036</text:p>
          </table:table-cell>
          <table:table-cell table:formula="of:=[.E89]-[.F90]*[.E89]*[.$G$2]" office:value-type="float" office:value="0" calcext:value-type="float">
            <text:p>0</text:p>
          </table:table-cell>
          <table:table-cell table:formula="of:=[.$G$3]*SQRT([.D90]*[.D90]+[.E90]*[.E90])" office:value-type="float" office:value="0.215151022461647" calcext:value-type="float">
            <text:p>0,215151022461647</text:p>
          </table:table-cell>
          <table:table-cell table:number-columns-repeated="2"/>
        </table:table-row>
        <table:table-row table:style-name="ro1">
          <table:table-cell table:formula="of:=[.A91]+[.$G$2]" office:value-type="float" office:value="8.89999999999998" calcext:value-type="float">
            <text:p>8,89999999999998</text:p>
          </table:table-cell>
          <table:table-cell table:formula="of:=[.B91]+[.D91]*[.$G$2]" office:value-type="float" office:value="-262.004397246046" calcext:value-type="float">
            <text:p>-262,004397246046</text:p>
          </table:table-cell>
          <table:table-cell table:formula="of:=[.C91]+[.E92]*[.$G$2]" office:value-type="float" office:value="0" calcext:value-type="float">
            <text:p>0</text:p>
          </table:table-cell>
          <table:table-cell table:formula="of:=[.D91]-([.$G$4]+[.F92]*[.D91])*[.$G$2]" office:value-type="float" office:value="-43.1754103673271" calcext:value-type="float">
            <text:p>-43,1754103673271</text:p>
          </table:table-cell>
          <table:table-cell table:formula="of:=[.E90]-[.F91]*[.E90]*[.$G$2]" office:value-type="float" office:value="0" calcext:value-type="float">
            <text:p>0</text:p>
          </table:table-cell>
          <table:table-cell table:formula="of:=[.$G$3]*SQRT([.D91]*[.D91]+[.E91]*[.E91])" office:value-type="float" office:value="0.215522026215018" calcext:value-type="float">
            <text:p>0,215522026215018</text:p>
          </table:table-cell>
          <table:table-cell table:number-columns-repeated="2"/>
        </table:table-row>
        <table:table-row table:style-name="ro1">
          <table:table-cell table:formula="of:=[.A92]+[.$G$2]" office:value-type="float" office:value="8.99999999999998" calcext:value-type="float">
            <text:p>8,99999999999998</text:p>
          </table:table-cell>
          <table:table-cell table:formula="of:=[.B92]+[.D92]*[.$G$2]" office:value-type="float" office:value="-266.321938282779" calcext:value-type="float">
            <text:p>-266,321938282779</text:p>
          </table:table-cell>
          <table:table-cell table:formula="of:=[.C92]+[.E93]*[.$G$2]" office:value-type="float" office:value="0" calcext:value-type="float">
            <text:p>0</text:p>
          </table:table-cell>
          <table:table-cell table:formula="of:=[.D92]-([.$G$4]+[.F93]*[.D92])*[.$G$2]" office:value-type="float" office:value="-43.2433523371335" calcext:value-type="float">
            <text:p>-43,2433523371335</text:p>
          </table:table-cell>
          <table:table-cell table:formula="of:=[.E91]-[.F92]*[.E91]*[.$G$2]" office:value-type="float" office:value="0" calcext:value-type="float">
            <text:p>0</text:p>
          </table:table-cell>
          <table:table-cell table:formula="of:=[.$G$3]*SQRT([.D92]*[.D92]+[.E92]*[.E92])" office:value-type="float" office:value="0.215877051836635" calcext:value-type="float">
            <text:p>0,215877051836635</text:p>
          </table:table-cell>
          <table:table-cell table:number-columns-repeated="2"/>
        </table:table-row>
        <table:table-row table:style-name="ro1">
          <table:table-cell table:formula="of:=[.A93]+[.$G$2]" office:value-type="float" office:value="9.09999999999998" calcext:value-type="float">
            <text:p>9,09999999999998</text:p>
          </table:table-cell>
          <table:table-cell table:formula="of:=[.B93]+[.D93]*[.$G$2]" office:value-type="float" office:value="-270.646273516492" calcext:value-type="float">
            <text:p>-270,646273516492</text:p>
          </table:table-cell>
          <table:table-cell table:formula="of:=[.C93]+[.E94]*[.$G$2]" office:value-type="float" office:value="0" calcext:value-type="float">
            <text:p>0</text:p>
          </table:table-cell>
          <table:table-cell table:formula="of:=[.D93]-([.$G$4]+[.F94]*[.D93])*[.$G$2]" office:value-type="float" office:value="-43.3083585764568" calcext:value-type="float">
            <text:p>-43,3083585764568</text:p>
          </table:table-cell>
          <table:table-cell table:formula="of:=[.E92]-[.F93]*[.E92]*[.$G$2]" office:value-type="float" office:value="0" calcext:value-type="float">
            <text:p>0</text:p>
          </table:table-cell>
          <table:table-cell table:formula="of:=[.$G$3]*SQRT([.D93]*[.D93]+[.E93]*[.E93])" office:value-type="float" office:value="0.216216761685668" calcext:value-type="float">
            <text:p>0,216216761685668</text:p>
          </table:table-cell>
          <table:table-cell table:number-columns-repeated="2"/>
        </table:table-row>
        <table:table-row table:style-name="ro1">
          <table:table-cell table:formula="of:=[.A94]+[.$G$2]" office:value-type="float" office:value="9.19999999999998" calcext:value-type="float">
            <text:p>9,19999999999998</text:p>
          </table:table-cell>
          <table:table-cell table:formula="of:=[.B94]+[.D94]*[.$G$2]" office:value-type="float" office:value="-274.977109374138" calcext:value-type="float">
            <text:p>-274,977109374138</text:p>
          </table:table-cell>
          <table:table-cell table:formula="of:=[.C94]+[.E95]*[.$G$2]" office:value-type="float" office:value="0" calcext:value-type="float">
            <text:p>0</text:p>
          </table:table-cell>
          <table:table-cell table:formula="of:=[.D94]-([.$G$4]+[.F95]*[.D94])*[.$G$2]" office:value-type="float" office:value="-43.3705516151633" calcext:value-type="float">
            <text:p>-43,3705516151633</text:p>
          </table:table-cell>
          <table:table-cell table:formula="of:=[.E93]-[.F94]*[.E93]*[.$G$2]" office:value-type="float" office:value="0" calcext:value-type="float">
            <text:p>0</text:p>
          </table:table-cell>
          <table:table-cell table:formula="of:=[.$G$3]*SQRT([.D94]*[.D94]+[.E94]*[.E94])" office:value-type="float" office:value="0.216541792882284" calcext:value-type="float">
            <text:p>0,216541792882284</text:p>
          </table:table-cell>
          <table:table-cell table:number-columns-repeated="2"/>
        </table:table-row>
        <table:table-row table:style-name="ro1">
          <table:table-cell table:formula="of:=[.A95]+[.$G$2]" office:value-type="float" office:value="9.29999999999998" calcext:value-type="float">
            <text:p>9,29999999999998</text:p>
          </table:table-cell>
          <table:table-cell table:formula="of:=[.B95]+[.D95]*[.$G$2]" office:value-type="float" office:value="-279.314164535654" calcext:value-type="float">
            <text:p>-279,314164535654</text:p>
          </table:table-cell>
          <table:table-cell table:formula="of:=[.C95]+[.E96]*[.$G$2]" office:value-type="float" office:value="0" calcext:value-type="float">
            <text:p>0</text:p>
          </table:table-cell>
          <table:table-cell table:formula="of:=[.D95]-([.$G$4]+[.F96]*[.D95])*[.$G$2]" office:value-type="float" office:value="-43.4300492414615" calcext:value-type="float">
            <text:p>-43,4300492414615</text:p>
          </table:table-cell>
          <table:table-cell table:formula="of:=[.E94]-[.F95]*[.E94]*[.$G$2]" office:value-type="float" office:value="0" calcext:value-type="float">
            <text:p>0</text:p>
          </table:table-cell>
          <table:table-cell table:formula="of:=[.$G$3]*SQRT([.D95]*[.D95]+[.E95]*[.E95])" office:value-type="float" office:value="0.216852758075816" calcext:value-type="float">
            <text:p>0,216852758075816</text:p>
          </table:table-cell>
          <table:table-cell table:number-columns-repeated="2"/>
        </table:table-row>
        <table:table-row table:style-name="ro1">
          <table:table-cell table:formula="of:=[.A96]+[.$G$2]" office:value-type="float" office:value="9.39999999999998" calcext:value-type="float">
            <text:p>9,39999999999998</text:p>
          </table:table-cell>
          <table:table-cell table:formula="of:=[.B96]+[.D96]*[.$G$2]" office:value-type="float" office:value="-283.6571694598" calcext:value-type="float">
            <text:p>-283,6571694598</text:p>
          </table:table-cell>
          <table:table-cell table:formula="of:=[.C96]+[.E97]*[.$G$2]" office:value-type="float" office:value="0" calcext:value-type="float">
            <text:p>0</text:p>
          </table:table-cell>
          <table:table-cell table:formula="of:=[.D96]-([.$G$4]+[.F97]*[.D96])*[.$G$2]" office:value-type="float" office:value="-43.4869646529036" calcext:value-type="float">
            <text:p>-43,4869646529036</text:p>
          </table:table-cell>
          <table:table-cell table:formula="of:=[.E95]-[.F96]*[.E95]*[.$G$2]" office:value-type="float" office:value="0" calcext:value-type="float">
            <text:p>0</text:p>
          </table:table-cell>
          <table:table-cell table:formula="of:=[.$G$3]*SQRT([.D96]*[.D96]+[.E96]*[.E96])" office:value-type="float" office:value="0.217150246207308" calcext:value-type="float">
            <text:p>0,217150246207308</text:p>
          </table:table-cell>
          <table:table-cell table:number-columns-repeated="2"/>
        </table:table-row>
        <table:table-row table:style-name="ro1">
          <table:table-cell table:formula="of:=[.A97]+[.$G$2]" office:value-type="float" office:value="9.49999999999998" calcext:value-type="float">
            <text:p>9,49999999999998</text:p>
          </table:table-cell>
          <table:table-cell table:formula="of:=[.B97]+[.D97]*[.$G$2]" office:value-type="float" office:value="-288.005865925091" calcext:value-type="float">
            <text:p>-288,005865925091</text:p>
          </table:table-cell>
          <table:table-cell table:formula="of:=[.C97]+[.E98]*[.$G$2]" office:value-type="float" office:value="0" calcext:value-type="float">
            <text:p>0</text:p>
          </table:table-cell>
          <table:table-cell table:formula="of:=[.D97]-([.$G$4]+[.F98]*[.D97])*[.$G$2]" office:value-type="float" office:value="-43.5414066055422" calcext:value-type="float">
            <text:p>-43,5414066055422</text:p>
          </table:table-cell>
          <table:table-cell table:formula="of:=[.E96]-[.F97]*[.E96]*[.$G$2]" office:value-type="float" office:value="0" calcext:value-type="float">
            <text:p>0</text:p>
          </table:table-cell>
          <table:table-cell table:formula="of:=[.$G$3]*SQRT([.D97]*[.D97]+[.E97]*[.E97])" office:value-type="float" office:value="0.217434823264518" calcext:value-type="float">
            <text:p>0,217434823264518</text:p>
          </table:table-cell>
          <table:table-cell table:number-columns-repeated="2"/>
        </table:table-row>
        <table:table-row table:style-name="ro1">
          <table:table-cell table:formula="of:=[.A98]+[.$G$2]" office:value-type="float" office:value="9.59999999999998" calcext:value-type="float">
            <text:p>9,59999999999998</text:p>
          </table:table-cell>
          <table:table-cell table:formula="of:=[.B98]+[.D98]*[.$G$2]" office:value-type="float" office:value="-292.360006585645" calcext:value-type="float">
            <text:p>-292,360006585645</text:p>
          </table:table-cell>
          <table:table-cell table:formula="of:=[.C98]+[.E99]*[.$G$2]" office:value-type="float" office:value="0" calcext:value-type="float">
            <text:p>0</text:p>
          </table:table-cell>
          <table:table-cell table:formula="of:=[.D98]-([.$G$4]+[.F99]*[.D98])*[.$G$2]" office:value-type="float" office:value="-43.5934795609476" calcext:value-type="float">
            <text:p>-43,5934795609476</text:p>
          </table:table-cell>
          <table:table-cell table:formula="of:=[.E97]-[.F98]*[.E97]*[.$G$2]" office:value-type="float" office:value="0" calcext:value-type="float">
            <text:p>0</text:p>
          </table:table-cell>
          <table:table-cell table:formula="of:=[.$G$3]*SQRT([.D98]*[.D98]+[.E98]*[.E98])" office:value-type="float" office:value="0.217707033027711" calcext:value-type="float">
            <text:p>0,217707033027711</text:p>
          </table:table-cell>
          <table:table-cell table:number-columns-repeated="2"/>
        </table:table-row>
        <table:table-row table:style-name="ro1">
          <table:table-cell table:formula="of:=[.A99]+[.$G$2]" office:value-type="float" office:value="9.69999999999998" calcext:value-type="float">
            <text:p>9,69999999999998</text:p>
          </table:table-cell>
          <table:table-cell table:formula="of:=[.B99]+[.D99]*[.$G$2]" office:value-type="float" office:value="-296.71935454174" calcext:value-type="float">
            <text:p>-296,71935454174</text:p>
          </table:table-cell>
          <table:table-cell table:formula="of:=[.C99]+[.E100]*[.$G$2]" office:value-type="float" office:value="0" calcext:value-type="float">
            <text:p>0</text:p>
          </table:table-cell>
          <table:table-cell table:formula="of:=[.D99]-([.$G$4]+[.F100]*[.D99])*[.$G$2]" office:value-type="float" office:value="-43.6432838308322" calcext:value-type="float">
            <text:p>-43,6432838308322</text:p>
          </table:table-cell>
          <table:table-cell table:formula="of:=[.E98]-[.F99]*[.E98]*[.$G$2]" office:value-type="float" office:value="0" calcext:value-type="float">
            <text:p>0</text:p>
          </table:table-cell>
          <table:table-cell table:formula="of:=[.$G$3]*SQRT([.D99]*[.D99]+[.E99]*[.E99])" office:value-type="float" office:value="0.217967397804738" calcext:value-type="float">
            <text:p>0,217967397804738</text:p>
          </table:table-cell>
          <table:table-cell table:number-columns-repeated="2"/>
        </table:table-row>
        <table:table-row table:style-name="ro1">
          <table:table-cell table:formula="of:=[.A100]+[.$G$2]" office:value-type="float" office:value="9.79999999999998" calcext:value-type="float">
            <text:p>9,79999999999998</text:p>
          </table:table-cell>
          <table:table-cell table:formula="of:=[.B100]+[.D100]*[.$G$2]" office:value-type="float" office:value="-301.083682924823" calcext:value-type="float">
            <text:p>-301,083682924823</text:p>
          </table:table-cell>
          <table:table-cell table:formula="of:=[.C100]+[.E101]*[.$G$2]" office:value-type="float" office:value="0" calcext:value-type="float">
            <text:p>0</text:p>
          </table:table-cell>
          <table:table-cell table:formula="of:=[.D100]-([.$G$4]+[.F101]*[.D100])*[.$G$2]" office:value-type="float" office:value="-43.6909157190629" calcext:value-type="float">
            <text:p>-43,6909157190629</text:p>
          </table:table-cell>
          <table:table-cell table:formula="of:=[.E99]-[.F100]*[.E99]*[.$G$2]" office:value-type="float" office:value="0" calcext:value-type="float">
            <text:p>0</text:p>
          </table:table-cell>
          <table:table-cell table:formula="of:=[.$G$3]*SQRT([.D100]*[.D100]+[.E100]*[.E100])" office:value-type="float" office:value="0.218216419154161" calcext:value-type="float">
            <text:p>0,218216419154161</text:p>
          </table:table-cell>
          <table:table-cell table:number-columns-repeated="2"/>
        </table:table-row>
        <table:table-row table:style-name="ro1">
          <table:table-cell table:formula="of:=[.A101]+[.$G$2]" office:value-type="float" office:value="9.89999999999998" calcext:value-type="float">
            <text:p>9,89999999999998</text:p>
          </table:table-cell>
          <table:table-cell table:formula="of:=[.B101]+[.D101]*[.$G$2]" office:value-type="float" office:value="-305.452774496729" calcext:value-type="float">
            <text:p>-305,452774496729</text:p>
          </table:table-cell>
          <table:table-cell table:formula="of:=[.C101]+[.E102]*[.$G$2]" office:value-type="float" office:value="0" calcext:value-type="float">
            <text:p>0</text:p>
          </table:table-cell>
          <table:table-cell table:formula="of:=[.D101]-([.$G$4]+[.F102]*[.D101])*[.$G$2]" office:value-type="float" office:value="-43.7364676608778" calcext:value-type="float">
            <text:p>-43,7364676608778</text:p>
          </table:table-cell>
          <table:table-cell table:formula="of:=[.E100]-[.F101]*[.E100]*[.$G$2]" office:value-type="float" office:value="0" calcext:value-type="float">
            <text:p>0</text:p>
          </table:table-cell>
          <table:table-cell table:formula="of:=[.$G$3]*SQRT([.D101]*[.D101]+[.E101]*[.E101])" office:value-type="float" office:value="0.218454578595315" calcext:value-type="float">
            <text:p>0,218454578595315</text:p>
          </table:table-cell>
          <table:table-cell table:number-columns-repeated="2"/>
        </table:table-row>
        <table:table-row table:style-name="ro1">
          <table:table-cell table:formula="of:=[.A102]+[.$G$2]" office:value-type="float" office:value="9.99999999999998" calcext:value-type="float">
            <text:p>9,99999999999998</text:p>
          </table:table-cell>
          <table:table-cell table:formula="of:=[.B102]+[.D102]*[.$G$2]" office:value-type="float" office:value="-309.826421262817" calcext:value-type="float">
            <text:p>-309,826421262817</text:p>
          </table:table-cell>
          <table:table-cell table:formula="of:=[.C102]+[.E103]*[.$G$2]" office:value-type="float" office:value="0" calcext:value-type="float">
            <text:p>0</text:p>
          </table:table-cell>
          <table:table-cell table:formula="of:=[.D102]-([.$G$4]+[.F103]*[.D102])*[.$G$2]" office:value-type="float" office:value="-43.7800283591523" calcext:value-type="float">
            <text:p>-43,7800283591523</text:p>
          </table:table-cell>
          <table:table-cell table:formula="of:=[.E101]-[.F102]*[.E101]*[.$G$2]" office:value-type="float" office:value="0" calcext:value-type="float">
            <text:p>0</text:p>
          </table:table-cell>
          <table:table-cell table:formula="of:=[.$G$3]*SQRT([.D102]*[.D102]+[.E102]*[.E102])" office:value-type="float" office:value="0.218682338304389" calcext:value-type="float">
            <text:p>0,218682338304389</text:p>
          </table:table-cell>
          <table:table-cell table:number-columns-repeated="2"/>
        </table:table-row>
        <table:table-row table:style-name="ro1">
          <table:table-cell table:formula="of:=[.A103]+[.$G$2]" office:value-type="float" office:value="10.1" calcext:value-type="float">
            <text:p>10,1</text:p>
          </table:table-cell>
          <table:table-cell table:formula="of:=[.B103]+[.D103]*[.$G$2]" office:value-type="float" office:value="-314.204424098732" calcext:value-type="float">
            <text:p>-314,204424098732</text:p>
          </table:table-cell>
          <table:table-cell table:formula="of:=[.C103]+[.E104]*[.$G$2]" office:value-type="float" office:value="0" calcext:value-type="float">
            <text:p>0</text:p>
          </table:table-cell>
          <table:table-cell table:formula="of:=[.D103]-([.$G$4]+[.F104]*[.D103])*[.$G$2]" office:value-type="float" office:value="-43.8216829175882" calcext:value-type="float">
            <text:p>-43,8216829175882</text:p>
          </table:table-cell>
          <table:table-cell table:formula="of:=[.E102]-[.F103]*[.E102]*[.$G$2]" office:value-type="float" office:value="0" calcext:value-type="float">
            <text:p>0</text:p>
          </table:table-cell>
          <table:table-cell table:formula="of:=[.$G$3]*SQRT([.D103]*[.D103]+[.E103]*[.E103])" office:value-type="float" office:value="0.218900141795762" calcext:value-type="float">
            <text:p>0,218900141795762</text:p>
          </table:table-cell>
          <table:table-cell table:number-columns-repeated="2"/>
        </table:table-row>
        <table:table-row table:style-name="ro1">
          <table:table-cell table:formula="of:=[.A104]+[.$G$2]" office:value-type="float" office:value="10.2" calcext:value-type="float">
            <text:p>10,2</text:p>
          </table:table-cell>
          <table:table-cell table:formula="of:=[.B104]+[.D104]*[.$G$2]" office:value-type="float" office:value="-318.586592390491" calcext:value-type="float">
            <text:p>-318,586592390491</text:p>
          </table:table-cell>
          <table:table-cell table:formula="of:=[.C104]+[.E105]*[.$G$2]" office:value-type="float" office:value="0" calcext:value-type="float">
            <text:p>0</text:p>
          </table:table-cell>
          <table:table-cell table:formula="of:=[.D104]-([.$G$4]+[.F105]*[.D104])*[.$G$2]" office:value-type="float" office:value="-43.8615129707234" calcext:value-type="float">
            <text:p>-43,8615129707234</text:p>
          </table:table-cell>
          <table:table-cell table:formula="of:=[.E103]-[.F104]*[.E103]*[.$G$2]" office:value-type="float" office:value="0" calcext:value-type="float">
            <text:p>0</text:p>
          </table:table-cell>
          <table:table-cell table:formula="of:=[.$G$3]*SQRT([.D104]*[.D104]+[.E104]*[.E104])" office:value-type="float" office:value="0.219108414587941" calcext:value-type="float">
            <text:p>0,219108414587941</text:p>
          </table:table-cell>
          <table:table-cell table:number-columns-repeated="2"/>
        </table:table-row>
        <table:table-row table:style-name="ro1">
          <table:table-cell table:formula="of:=[.A105]+[.$G$2]" office:value-type="float" office:value="10.3" calcext:value-type="float">
            <text:p>10,3</text:p>
          </table:table-cell>
          <table:table-cell table:formula="of:=[.B105]+[.D105]*[.$G$2]" office:value-type="float" office:value="-322.972743687563" calcext:value-type="float">
            <text:p>-322,972743687563</text:p>
          </table:table-cell>
          <table:table-cell table:formula="of:=[.C105]+[.E106]*[.$G$2]" office:value-type="float" office:value="0" calcext:value-type="float">
            <text:p>0</text:p>
          </table:table-cell>
          <table:table-cell table:formula="of:=[.D105]-([.$G$4]+[.F106]*[.D105])*[.$G$2]" office:value-type="float" office:value="-43.8995968106829" calcext:value-type="float">
            <text:p>-43,8995968106829</text:p>
          </table:table-cell>
          <table:table-cell table:formula="of:=[.E104]-[.F105]*[.E104]*[.$G$2]" office:value-type="float" office:value="0" calcext:value-type="float">
            <text:p>0</text:p>
          </table:table-cell>
          <table:table-cell table:formula="of:=[.$G$3]*SQRT([.D105]*[.D105]+[.E105]*[.E105])" office:value-type="float" office:value="0.219307564853617" calcext:value-type="float">
            <text:p>0,219307564853617</text:p>
          </table:table-cell>
          <table:table-cell table:number-columns-repeated="2"/>
        </table:table-row>
        <table:table-row table:style-name="ro1">
          <table:table-cell table:formula="of:=[.A106]+[.$G$2]" office:value-type="float" office:value="10.4" calcext:value-type="float">
            <text:p>10,4</text:p>
          </table:table-cell>
          <table:table-cell table:formula="of:=[.B106]+[.D106]*[.$G$2]" office:value-type="float" office:value="-327.362703368632" calcext:value-type="float">
            <text:p>-327,362703368632</text:p>
          </table:table-cell>
          <table:table-cell table:formula="of:=[.C106]+[.E107]*[.$G$2]" office:value-type="float" office:value="0" calcext:value-type="float">
            <text:p>0</text:p>
          </table:table-cell>
          <table:table-cell table:formula="of:=[.D106]-([.$G$4]+[.F107]*[.D106])*[.$G$2]" office:value-type="float" office:value="-43.9360095106127" calcext:value-type="float">
            <text:p>-43,9360095106127</text:p>
          </table:table-cell>
          <table:table-cell table:formula="of:=[.E105]-[.F106]*[.E105]*[.$G$2]" office:value-type="float" office:value="0" calcext:value-type="float">
            <text:p>0</text:p>
          </table:table-cell>
          <table:table-cell table:formula="of:=[.$G$3]*SQRT([.D106]*[.D106]+[.E106]*[.E106])" office:value-type="float" office:value="0.219497984053415" calcext:value-type="float">
            <text:p>0,219497984053415</text:p>
          </table:table-cell>
          <table:table-cell table:number-columns-repeated="2"/>
        </table:table-row>
        <table:table-row table:style-name="ro1">
          <table:table-cell table:formula="of:=[.A107]+[.$G$2]" office:value-type="float" office:value="10.5" calcext:value-type="float">
            <text:p>10,5</text:p>
          </table:table-cell>
          <table:table-cell table:formula="of:=[.B107]+[.D107]*[.$G$2]" office:value-type="float" office:value="-331.756304319693" calcext:value-type="float">
            <text:p>-331,756304319693</text:p>
          </table:table-cell>
          <table:table-cell table:formula="of:=[.C107]+[.E108]*[.$G$2]" office:value-type="float" office:value="0" calcext:value-type="float">
            <text:p>0</text:p>
          </table:table-cell>
          <table:table-cell table:formula="of:=[.D107]-([.$G$4]+[.F108]*[.D107])*[.$G$2]" office:value-type="float" office:value="-43.9708230447543" calcext:value-type="float">
            <text:p>-43,9708230447543</text:p>
          </table:table-cell>
          <table:table-cell table:formula="of:=[.E106]-[.F107]*[.E106]*[.$G$2]" office:value-type="float" office:value="0" calcext:value-type="float">
            <text:p>0</text:p>
          </table:table-cell>
          <table:table-cell table:formula="of:=[.$G$3]*SQRT([.D107]*[.D107]+[.E107]*[.E107])" office:value-type="float" office:value="0.219680047553063" calcext:value-type="float">
            <text:p>0,219680047553063</text:p>
          </table:table-cell>
          <table:table-cell table:number-columns-repeated="2"/>
        </table:table-row>
        <table:table-row table:style-name="ro1">
          <table:table-cell table:formula="of:=[.A108]+[.$G$2]" office:value-type="float" office:value="10.6" calcext:value-type="float">
            <text:p>10,6</text:p>
          </table:table-cell>
          <table:table-cell table:formula="of:=[.B108]+[.D108]*[.$G$2]" office:value-type="float" office:value="-336.153386624168" calcext:value-type="float">
            <text:p>-336,153386624168</text:p>
          </table:table-cell>
          <table:table-cell table:formula="of:=[.C108]+[.E109]*[.$G$2]" office:value-type="float" office:value="0" calcext:value-type="float">
            <text:p>0</text:p>
          </table:table-cell>
          <table:table-cell table:formula="of:=[.D108]-([.$G$4]+[.F109]*[.D108])*[.$G$2]" office:value-type="float" office:value="-44.0041064051378" calcext:value-type="float">
            <text:p>-44,0041064051378</text:p>
          </table:table-cell>
          <table:table-cell table:formula="of:=[.E107]-[.F108]*[.E107]*[.$G$2]" office:value-type="float" office:value="0" calcext:value-type="float">
            <text:p>0</text:p>
          </table:table-cell>
          <table:table-cell table:formula="of:=[.$G$3]*SQRT([.D108]*[.D108]+[.E108]*[.E108])" office:value-type="float" office:value="0.219854115223772" calcext:value-type="float">
            <text:p>0,219854115223772</text:p>
          </table:table-cell>
          <table:table-cell table:number-columns-repeated="2"/>
        </table:table-row>
        <table:table-row table:style-name="ro1">
          <table:table-cell table:formula="of:=[.A109]+[.$G$2]" office:value-type="float" office:value="10.7" calcext:value-type="float">
            <text:p>10,7</text:p>
          </table:table-cell>
          <table:table-cell table:formula="of:=[.B109]+[.D109]*[.$G$2]" office:value-type="float" office:value="-340.553797264682" calcext:value-type="float">
            <text:p>-340,553797264682</text:p>
          </table:table-cell>
          <table:table-cell table:formula="of:=[.C109]+[.E110]*[.$G$2]" office:value-type="float" office:value="0" calcext:value-type="float">
            <text:p>0</text:p>
          </table:table-cell>
          <table:table-cell table:formula="of:=[.D109]-([.$G$4]+[.F110]*[.D109])*[.$G$2]" office:value-type="float" office:value="-44.0359257148805" calcext:value-type="float">
            <text:p>-44,0359257148805</text:p>
          </table:table-cell>
          <table:table-cell table:formula="of:=[.E108]-[.F109]*[.E108]*[.$G$2]" office:value-type="float" office:value="0" calcext:value-type="float">
            <text:p>0</text:p>
          </table:table-cell>
          <table:table-cell table:formula="of:=[.$G$3]*SQRT([.D109]*[.D109]+[.E109]*[.E109])" office:value-type="float" office:value="0.220020532025689" calcext:value-type="float">
            <text:p>0,220020532025689</text:p>
          </table:table-cell>
          <table:table-cell table:number-columns-repeated="2"/>
        </table:table-row>
        <table:table-row table:style-name="ro1">
          <table:table-cell table:formula="of:=[.A110]+[.$G$2]" office:value-type="float" office:value="10.8" calcext:value-type="float">
            <text:p>10,8</text:p>
          </table:table-cell>
          <table:table-cell table:formula="of:=[.B110]+[.D110]*[.$G$2]" office:value-type="float" office:value="-344.95738983617" calcext:value-type="float">
            <text:p>-344,95738983617</text:p>
          </table:table-cell>
          <table:table-cell table:formula="of:=[.C110]+[.E111]*[.$G$2]" office:value-type="float" office:value="0" calcext:value-type="float">
            <text:p>0</text:p>
          </table:table-cell>
          <table:table-cell table:formula="of:=[.D110]-([.$G$4]+[.F111]*[.D110])*[.$G$2]" office:value-type="float" office:value="-44.0663443380972" calcext:value-type="float">
            <text:p>-44,0663443380972</text:p>
          </table:table-cell>
          <table:table-cell table:formula="of:=[.E109]-[.F110]*[.E109]*[.$G$2]" office:value-type="float" office:value="0" calcext:value-type="float">
            <text:p>0</text:p>
          </table:table-cell>
          <table:table-cell table:formula="of:=[.$G$3]*SQRT([.D110]*[.D110]+[.E110]*[.E110])" office:value-type="float" office:value="0.220179628574402" calcext:value-type="float">
            <text:p>0,220179628574402</text:p>
          </table:table-cell>
          <table:table-cell table:number-columns-repeated="2"/>
        </table:table-row>
        <table:table-row table:style-name="ro1">
          <table:table-cell table:formula="of:=[.A111]+[.$G$2]" office:value-type="float" office:value="10.9" calcext:value-type="float">
            <text:p>10,9</text:p>
          </table:table-cell>
          <table:table-cell table:formula="of:=[.B111]+[.D111]*[.$G$2]" office:value-type="float" office:value="-349.36402426998" calcext:value-type="float">
            <text:p>-349,36402426998</text:p>
          </table:table-cell>
          <table:table-cell table:formula="of:=[.C111]+[.E112]*[.$G$2]" office:value-type="float" office:value="0" calcext:value-type="float">
            <text:p>0</text:p>
          </table:table-cell>
          <table:table-cell table:formula="of:=[.D111]-([.$G$4]+[.F112]*[.D111])*[.$G$2]" office:value-type="float" office:value="-44.0954229864354" calcext:value-type="float">
            <text:p>-44,0954229864354</text:p>
          </table:table-cell>
          <table:table-cell table:formula="of:=[.E110]-[.F111]*[.E110]*[.$G$2]" office:value-type="float" office:value="0" calcext:value-type="float">
            <text:p>0</text:p>
          </table:table-cell>
          <table:table-cell table:formula="of:=[.$G$3]*SQRT([.D111]*[.D111]+[.E111]*[.E111])" office:value-type="float" office:value="0.220331721690486" calcext:value-type="float">
            <text:p>0,220331721690486</text:p>
          </table:table-cell>
          <table:table-cell table:number-columns-repeated="2"/>
        </table:table-row>
        <table:table-row table:style-name="ro1">
          <table:table-cell table:formula="of:=[.A112]+[.$G$2]" office:value-type="float" office:value="11" calcext:value-type="float">
            <text:p>11</text:p>
          </table:table-cell>
          <table:table-cell table:formula="of:=[.B112]+[.D112]*[.$G$2]" office:value-type="float" office:value="-353.773566568624" calcext:value-type="float">
            <text:p>-353,773566568624</text:p>
          </table:table-cell>
          <table:table-cell table:formula="of:=[.C112]+[.E113]*[.$G$2]" office:value-type="float" office:value="0" calcext:value-type="float">
            <text:p>0</text:p>
          </table:table-cell>
          <table:table-cell table:formula="of:=[.D112]-([.$G$4]+[.F113]*[.D112])*[.$G$2]" office:value-type="float" office:value="-44.123219822259" calcext:value-type="float">
            <text:p>-44,123219822259</text:p>
          </table:table-cell>
          <table:table-cell table:formula="of:=[.E111]-[.F112]*[.E111]*[.$G$2]" office:value-type="float" office:value="0" calcext:value-type="float">
            <text:p>0</text:p>
          </table:table-cell>
          <table:table-cell table:formula="of:=[.$G$3]*SQRT([.D112]*[.D112]+[.E112]*[.E112])" office:value-type="float" office:value="0.220477114932177" calcext:value-type="float">
            <text:p>0,220477114932177</text:p>
          </table:table-cell>
          <table:table-cell table:number-columns-repeated="2"/>
        </table:table-row>
        <table:table-row table:style-name="ro1">
          <table:table-cell table:formula="of:=[.A113]+[.$G$2]" office:value-type="float" office:value="11.1" calcext:value-type="float">
            <text:p>11,1</text:p>
          </table:table-cell>
          <table:table-cell table:formula="of:=[.B113]+[.D113]*[.$G$2]" office:value-type="float" office:value="-358.185888550849" calcext:value-type="float">
            <text:p>-358,185888550849</text:p>
          </table:table-cell>
          <table:table-cell table:formula="of:=[.C113]+[.E114]*[.$G$2]" office:value-type="float" office:value="0" calcext:value-type="float">
            <text:p>0</text:p>
          </table:table-cell>
          <table:table-cell table:formula="of:=[.D113]-([.$G$4]+[.F114]*[.D113])*[.$G$2]" office:value-type="float" office:value="-44.1497905585173" calcext:value-type="float">
            <text:p>-44,1497905585173</text:p>
          </table:table-cell>
          <table:table-cell table:formula="of:=[.E112]-[.F113]*[.E112]*[.$G$2]" office:value-type="float" office:value="0" calcext:value-type="float">
            <text:p>0</text:p>
          </table:table-cell>
          <table:table-cell table:formula="of:=[.$G$3]*SQRT([.D113]*[.D113]+[.E113]*[.E113])" office:value-type="float" office:value="0.220616099111295" calcext:value-type="float">
            <text:p>0,220616099111295</text:p>
          </table:table-cell>
          <table:table-cell table:number-columns-repeated="2"/>
        </table:table-row>
        <table:table-row table:style-name="ro1">
          <table:table-cell table:formula="of:=[.A114]+[.$G$2]" office:value-type="float" office:value="11.2" calcext:value-type="float">
            <text:p>11,2</text:p>
          </table:table-cell>
          <table:table-cell table:formula="of:=[.B114]+[.D114]*[.$G$2]" office:value-type="float" office:value="-362.600867606701" calcext:value-type="float">
            <text:p>-362,600867606701</text:p>
          </table:table-cell>
          <table:table-cell table:formula="of:=[.C114]+[.E115]*[.$G$2]" office:value-type="float" office:value="0" calcext:value-type="float">
            <text:p>0</text:p>
          </table:table-cell>
          <table:table-cell table:formula="of:=[.D114]-([.$G$4]+[.F115]*[.D114])*[.$G$2]" office:value-type="float" office:value="-44.1751885553369" calcext:value-type="float">
            <text:p>-44,1751885553369</text:p>
          </table:table-cell>
          <table:table-cell table:formula="of:=[.E113]-[.F114]*[.E113]*[.$G$2]" office:value-type="float" office:value="0" calcext:value-type="float">
            <text:p>0</text:p>
          </table:table-cell>
          <table:table-cell table:formula="of:=[.$G$3]*SQRT([.D114]*[.D114]+[.E114]*[.E114])" office:value-type="float" office:value="0.220748952792587" calcext:value-type="float">
            <text:p>0,220748952792587</text:p>
          </table:table-cell>
          <table:table-cell table:number-columns-repeated="2"/>
        </table:table-row>
        <table:table-row table:style-name="ro1">
          <table:table-cell table:formula="of:=[.A115]+[.$G$2]" office:value-type="float" office:value="11.3" calcext:value-type="float">
            <text:p>11,3</text:p>
          </table:table-cell>
          <table:table-cell table:formula="of:=[.B115]+[.D115]*[.$G$2]" office:value-type="float" office:value="-367.018386462235" calcext:value-type="float">
            <text:p>-367,018386462235</text:p>
          </table:table-cell>
          <table:table-cell table:formula="of:=[.C115]+[.E116]*[.$G$2]" office:value-type="float" office:value="0" calcext:value-type="float">
            <text:p>0</text:p>
          </table:table-cell>
          <table:table-cell table:formula="of:=[.D115]-([.$G$4]+[.F116]*[.D115])*[.$G$2]" office:value-type="float" office:value="-44.1994649133871" calcext:value-type="float">
            <text:p>-44,1994649133871</text:p>
          </table:table-cell>
          <table:table-cell table:formula="of:=[.E114]-[.F115]*[.E114]*[.$G$2]" office:value-type="float" office:value="0" calcext:value-type="float">
            <text:p>0</text:p>
          </table:table-cell>
          <table:table-cell table:formula="of:=[.$G$3]*SQRT([.D115]*[.D115]+[.E115]*[.E115])" office:value-type="float" office:value="0.220875942776684" calcext:value-type="float">
            <text:p>0,220875942776684</text:p>
          </table:table-cell>
          <table:table-cell table:number-columns-repeated="2"/>
        </table:table-row>
        <table:table-row table:style-name="ro1">
          <table:table-cell table:formula="of:=[.A116]+[.$G$2]" office:value-type="float" office:value="11.4" calcext:value-type="float">
            <text:p>11,4</text:p>
          </table:table-cell>
          <table:table-cell table:formula="of:=[.B116]+[.D116]*[.$G$2]" office:value-type="float" office:value="-371.438332953574" calcext:value-type="float">
            <text:p>-371,438332953574</text:p>
          </table:table-cell>
          <table:table-cell table:formula="of:=[.C116]+[.E117]*[.$G$2]" office:value-type="float" office:value="0" calcext:value-type="float">
            <text:p>0</text:p>
          </table:table-cell>
          <table:table-cell table:formula="of:=[.D116]-([.$G$4]+[.F117]*[.D116])*[.$G$2]" office:value-type="float" office:value="-44.2226685640722" calcext:value-type="float">
            <text:p>-44,2226685640722</text:p>
          </table:table-cell>
          <table:table-cell table:formula="of:=[.E115]-[.F116]*[.E115]*[.$G$2]" office:value-type="float" office:value="0" calcext:value-type="float">
            <text:p>0</text:p>
          </table:table-cell>
          <table:table-cell table:formula="of:=[.$G$3]*SQRT([.D116]*[.D116]+[.E116]*[.E116])" office:value-type="float" office:value="0.220997324566935" calcext:value-type="float">
            <text:p>0,220997324566935</text:p>
          </table:table-cell>
          <table:table-cell table:number-columns-repeated="2"/>
        </table:table-row>
        <table:table-row table:style-name="ro1">
          <table:table-cell table:formula="of:=[.A117]+[.$G$2]" office:value-type="float" office:value="11.5" calcext:value-type="float">
            <text:p>11,5</text:p>
          </table:table-cell>
          <table:table-cell table:formula="of:=[.B117]+[.D117]*[.$G$2]" office:value-type="float" office:value="-375.860599809981" calcext:value-type="float">
            <text:p>-375,860599809981</text:p>
          </table:table-cell>
          <table:table-cell table:formula="of:=[.C117]+[.E118]*[.$G$2]" office:value-type="float" office:value="0" calcext:value-type="float">
            <text:p>0</text:p>
          </table:table-cell>
          <table:table-cell table:formula="of:=[.D117]-([.$G$4]+[.F118]*[.D117])*[.$G$2]" office:value-type="float" office:value="-44.2448463566083" calcext:value-type="float">
            <text:p>-44,2448463566083</text:p>
          </table:table-cell>
          <table:table-cell table:formula="of:=[.E116]-[.F117]*[.E116]*[.$G$2]" office:value-type="float" office:value="0" calcext:value-type="float">
            <text:p>0</text:p>
          </table:table-cell>
          <table:table-cell table:formula="of:=[.$G$3]*SQRT([.D117]*[.D117]+[.E117]*[.E117])" office:value-type="float" office:value="0.221113342820361" calcext:value-type="float">
            <text:p>0,221113342820361</text:p>
          </table:table-cell>
          <table:table-cell table:number-columns-repeated="2"/>
        </table:table-row>
        <table:table-row table:style-name="ro1">
          <table:table-cell table:formula="of:=[.A118]+[.$G$2]" office:value-type="float" office:value="11.6" calcext:value-type="float">
            <text:p>11,6</text:p>
          </table:table-cell>
          <table:table-cell table:formula="of:=[.B118]+[.D118]*[.$G$2]" office:value-type="float" office:value="-380.285084445642" calcext:value-type="float">
            <text:p>-380,285084445642</text:p>
          </table:table-cell>
          <table:table-cell table:formula="of:=[.C118]+[.E119]*[.$G$2]" office:value-type="float" office:value="0" calcext:value-type="float">
            <text:p>0</text:p>
          </table:table-cell>
          <table:table-cell table:formula="of:=[.D118]-([.$G$4]+[.F119]*[.D118])*[.$G$2]" office:value-type="float" office:value="-44.2660431420484" calcext:value-type="float">
            <text:p>-44,2660431420484</text:p>
          </table:table-cell>
          <table:table-cell table:formula="of:=[.E117]-[.F118]*[.E117]*[.$G$2]" office:value-type="float" office:value="0" calcext:value-type="float">
            <text:p>0</text:p>
          </table:table-cell>
          <table:table-cell table:formula="of:=[.$G$3]*SQRT([.D118]*[.D118]+[.E118]*[.E118])" office:value-type="float" office:value="0.221224231783042" calcext:value-type="float">
            <text:p>0,221224231783042</text:p>
          </table:table-cell>
          <table:table-cell table:number-columns-repeated="2"/>
        </table:table-row>
        <table:table-row table:style-name="ro1">
          <table:table-cell table:formula="of:=[.A119]+[.$G$2]" office:value-type="float" office:value="11.7" calcext:value-type="float">
            <text:p>11,7</text:p>
          </table:table-cell>
          <table:table-cell table:formula="of:=[.B119]+[.D119]*[.$G$2]" office:value-type="float" office:value="-384.711688759846" calcext:value-type="float">
            <text:p>-384,711688759846</text:p>
          </table:table-cell>
          <table:table-cell table:formula="of:=[.C119]+[.E120]*[.$G$2]" office:value-type="float" office:value="0" calcext:value-type="float">
            <text:p>0</text:p>
          </table:table-cell>
          <table:table-cell table:formula="of:=[.D119]-([.$G$4]+[.F120]*[.D119])*[.$G$2]" office:value-type="float" office:value="-44.2863018543215" calcext:value-type="float">
            <text:p>-44,2863018543215</text:p>
          </table:table-cell>
          <table:table-cell table:formula="of:=[.E118]-[.F119]*[.E118]*[.$G$2]" office:value-type="float" office:value="0" calcext:value-type="float">
            <text:p>0</text:p>
          </table:table-cell>
          <table:table-cell table:formula="of:=[.$G$3]*SQRT([.D119]*[.D119]+[.E119]*[.E119])" office:value-type="float" office:value="0.221330215710242" calcext:value-type="float">
            <text:p>0,221330215710242</text:p>
          </table:table-cell>
          <table:table-cell table:number-columns-repeated="2"/>
        </table:table-row>
        <table:table-row table:style-name="ro1">
          <table:table-cell table:formula="of:=[.A120]+[.$G$2]" office:value-type="float" office:value="11.8" calcext:value-type="float">
            <text:p>11,8</text:p>
          </table:table-cell>
          <table:table-cell table:formula="of:=[.B120]+[.D120]*[.$G$2]" office:value-type="float" office:value="-389.140318945279" calcext:value-type="float">
            <text:p>-389,140318945279</text:p>
          </table:table-cell>
          <table:table-cell table:formula="of:=[.C120]+[.E121]*[.$G$2]" office:value-type="float" office:value="0" calcext:value-type="float">
            <text:p>0</text:p>
          </table:table-cell>
          <table:table-cell table:formula="of:=[.D120]-([.$G$4]+[.F121]*[.D120])*[.$G$2]" office:value-type="float" office:value="-44.3056635883555" calcext:value-type="float">
            <text:p>-44,3056635883555</text:p>
          </table:table-cell>
          <table:table-cell table:formula="of:=[.E119]-[.F120]*[.E119]*[.$G$2]" office:value-type="float" office:value="0" calcext:value-type="float">
            <text:p>0</text:p>
          </table:table-cell>
          <table:table-cell table:formula="of:=[.$G$3]*SQRT([.D120]*[.D120]+[.E120]*[.E120])" office:value-type="float" office:value="0.221431509271608" calcext:value-type="float">
            <text:p>0,221431509271608</text:p>
          </table:table-cell>
          <table:table-cell table:number-columns-repeated="2"/>
        </table:table-row>
        <table:table-row table:style-name="ro1">
          <table:table-cell table:formula="of:=[.A121]+[.$G$2]" office:value-type="float" office:value="11.9" calcext:value-type="float">
            <text:p>11,9</text:p>
          </table:table-cell>
          <table:table-cell table:formula="of:=[.B121]+[.D121]*[.$G$2]" office:value-type="float" office:value="-393.570885304114" calcext:value-type="float">
            <text:p>-393,570885304114</text:p>
          </table:table-cell>
          <table:table-cell table:formula="of:=[.C121]+[.E122]*[.$G$2]" office:value-type="float" office:value="0" calcext:value-type="float">
            <text:p>0</text:p>
          </table:table-cell>
          <table:table-cell table:formula="of:=[.D121]-([.$G$4]+[.F122]*[.D121])*[.$G$2]" office:value-type="float" office:value="-44.3241676753532" calcext:value-type="float">
            <text:p>-44,3241676753532</text:p>
          </table:table-cell>
          <table:table-cell table:formula="of:=[.E120]-[.F121]*[.E120]*[.$G$2]" office:value-type="float" office:value="0" calcext:value-type="float">
            <text:p>0</text:p>
          </table:table-cell>
          <table:table-cell table:formula="of:=[.$G$3]*SQRT([.D121]*[.D121]+[.E121]*[.E121])" office:value-type="float" office:value="0.221528317941777" calcext:value-type="float">
            <text:p>0,221528317941777</text:p>
          </table:table-cell>
          <table:table-cell table:number-columns-repeated="2"/>
        </table:table-row>
        <table:table-row table:style-name="ro1">
          <table:table-cell table:formula="of:=[.A122]+[.$G$2]" office:value-type="float" office:value="12" calcext:value-type="float">
            <text:p>12</text:p>
          </table:table-cell>
          <table:table-cell table:formula="of:=[.B122]+[.D122]*[.$G$2]" office:value-type="float" office:value="-398.003302071649" calcext:value-type="float">
            <text:p>-398,003302071649</text:p>
          </table:table-cell>
          <table:table-cell table:formula="of:=[.C122]+[.E123]*[.$G$2]" office:value-type="float" office:value="0" calcext:value-type="float">
            <text:p>0</text:p>
          </table:table-cell>
          <table:table-cell table:formula="of:=[.D122]-([.$G$4]+[.F123]*[.D122])*[.$G$2]" office:value-type="float" office:value="-44.3418517552968" calcext:value-type="float">
            <text:p>-44,3418517552968</text:p>
          </table:table-cell>
          <table:table-cell table:formula="of:=[.E121]-[.F122]*[.E121]*[.$G$2]" office:value-type="float" office:value="0" calcext:value-type="float">
            <text:p>0</text:p>
          </table:table-cell>
          <table:table-cell table:formula="of:=[.$G$3]*SQRT([.D122]*[.D122]+[.E122]*[.E122])" office:value-type="float" office:value="0.221620838376766" calcext:value-type="float">
            <text:p>0,221620838376766</text:p>
          </table:table-cell>
          <table:table-cell table:number-columns-repeated="2"/>
        </table:table-row>
        <table:table-row table:style-name="ro1">
          <table:table-cell table:formula="of:=[.A123]+[.$G$2]" office:value-type="float" office:value="12.1" calcext:value-type="float">
            <text:p>12,1</text:p>
          </table:table-cell>
          <table:table-cell table:formula="of:=[.B123]+[.D123]*[.$G$2]" office:value-type="float" office:value="-402.437487247179" calcext:value-type="float">
            <text:p>-402,437487247179</text:p>
          </table:table-cell>
          <table:table-cell table:formula="of:=[.C123]+[.E124]*[.$G$2]" office:value-type="float" office:value="0" calcext:value-type="float">
            <text:p>0</text:p>
          </table:table-cell>
          <table:table-cell table:formula="of:=[.D123]-([.$G$4]+[.F124]*[.D123])*[.$G$2]" office:value-type="float" office:value="-44.3587518467525" calcext:value-type="float">
            <text:p>-44,3587518467525</text:p>
          </table:table-cell>
          <table:table-cell table:formula="of:=[.E122]-[.F123]*[.E122]*[.$G$2]" office:value-type="float" office:value="0" calcext:value-type="float">
            <text:p>0</text:p>
          </table:table-cell>
          <table:table-cell table:formula="of:=[.$G$3]*SQRT([.D123]*[.D123]+[.E123]*[.E123])" office:value-type="float" office:value="0.221709258776484" calcext:value-type="float">
            <text:p>0,221709258776484</text:p>
          </table:table-cell>
          <table:table-cell table:number-columns-repeated="2"/>
        </table:table-row>
        <table:table-row table:style-name="ro1">
          <table:table-cell table:formula="of:=[.A124]+[.$G$2]" office:value-type="float" office:value="12.2" calcext:value-type="float">
            <text:p>12,2</text:p>
          </table:table-cell>
          <table:table-cell table:formula="of:=[.B124]+[.D124]*[.$G$2]" office:value-type="float" office:value="-406.873362431854" calcext:value-type="float">
            <text:p>-406,873362431854</text:p>
          </table:table-cell>
          <table:table-cell table:formula="of:=[.C124]+[.E125]*[.$G$2]" office:value-type="float" office:value="0" calcext:value-type="float">
            <text:p>0</text:p>
          </table:table-cell>
          <table:table-cell table:formula="of:=[.D124]-([.$G$4]+[.F125]*[.D124])*[.$G$2]" office:value-type="float" office:value="-44.3749024140516" calcext:value-type="float">
            <text:p>-44,3749024140516</text:p>
          </table:table-cell>
          <table:table-cell table:formula="of:=[.E123]-[.F124]*[.E123]*[.$G$2]" office:value-type="float" office:value="0" calcext:value-type="float">
            <text:p>0</text:p>
          </table:table-cell>
          <table:table-cell table:formula="of:=[.$G$3]*SQRT([.D124]*[.D124]+[.E124]*[.E124])" office:value-type="float" office:value="0.221793759233762" calcext:value-type="float">
            <text:p>0,221793759233762</text:p>
          </table:table-cell>
          <table:table-cell table:number-columns-repeated="2"/>
        </table:table-row>
        <table:table-row table:style-name="ro1">
          <table:table-cell table:formula="of:=[.A125]+[.$G$2]" office:value-type="float" office:value="12.3" calcext:value-type="float">
            <text:p>12,3</text:p>
          </table:table-cell>
          <table:table-cell table:formula="of:=[.B125]+[.D125]*[.$G$2]" office:value-type="float" office:value="-411.31085267326" calcext:value-type="float">
            <text:p>-411,31085267326</text:p>
          </table:table-cell>
          <table:table-cell table:formula="of:=[.C125]+[.E126]*[.$G$2]" office:value-type="float" office:value="0" calcext:value-type="float">
            <text:p>0</text:p>
          </table:table-cell>
          <table:table-cell table:formula="of:=[.D125]-([.$G$4]+[.F126]*[.D125])*[.$G$2]" office:value-type="float" office:value="-44.3903364319233" calcext:value-type="float">
            <text:p>-44,3903364319233</text:p>
          </table:table-cell>
          <table:table-cell table:formula="of:=[.E124]-[.F125]*[.E124]*[.$G$2]" office:value-type="float" office:value="0" calcext:value-type="float">
            <text:p>0</text:p>
          </table:table-cell>
          <table:table-cell table:formula="of:=[.$G$3]*SQRT([.D125]*[.D125]+[.E125]*[.E125])" office:value-type="float" office:value="0.221874512070258" calcext:value-type="float">
            <text:p>0,221874512070258</text:p>
          </table:table-cell>
          <table:table-cell table:number-columns-repeated="2"/>
        </table:table-row>
        <table:table-row table:style-name="ro1">
          <table:table-cell table:formula="of:=[.A126]+[.$G$2]" office:value-type="float" office:value="12.4" calcext:value-type="float">
            <text:p>12,4</text:p>
          </table:table-cell>
          <table:table-cell table:formula="of:=[.B126]+[.D126]*[.$G$2]" office:value-type="float" office:value="-415.749886316452" calcext:value-type="float">
            <text:p>-415,749886316452</text:p>
          </table:table-cell>
          <table:table-cell table:formula="of:=[.C126]+[.E127]*[.$G$2]" office:value-type="float" office:value="0" calcext:value-type="float">
            <text:p>0</text:p>
          </table:table-cell>
          <table:table-cell table:formula="of:=[.D126]-([.$G$4]+[.F127]*[.D126])*[.$G$2]" office:value-type="float" office:value="-44.4050854476536" calcext:value-type="float">
            <text:p>-44,4050854476536</text:p>
          </table:table-cell>
          <table:table-cell table:formula="of:=[.E125]-[.F126]*[.E125]*[.$G$2]" office:value-type="float" office:value="0" calcext:value-type="float">
            <text:p>0</text:p>
          </table:table-cell>
          <table:table-cell table:formula="of:=[.$G$3]*SQRT([.D126]*[.D126]+[.E126]*[.E126])" office:value-type="float" office:value="0.221951682159616" calcext:value-type="float">
            <text:p>0,221951682159616</text:p>
          </table:table-cell>
          <table:table-cell table:number-columns-repeated="2"/>
        </table:table-row>
        <table:table-row table:style-name="ro1">
          <table:table-cell table:formula="of:=[.A127]+[.$G$2]" office:value-type="float" office:value="12.5" calcext:value-type="float">
            <text:p>12,5</text:p>
          </table:table-cell>
          <table:table-cell table:formula="of:=[.B127]+[.D127]*[.$G$2]" office:value-type="float" office:value="-420.190394861217" calcext:value-type="float">
            <text:p>-420,190394861217</text:p>
          </table:table-cell>
          <table:table-cell table:formula="of:=[.C127]+[.E128]*[.$G$2]" office:value-type="float" office:value="0" calcext:value-type="float">
            <text:p>0</text:p>
          </table:table-cell>
          <table:table-cell table:formula="of:=[.D127]-([.$G$4]+[.F128]*[.D127])*[.$G$2]" office:value-type="float" office:value="-44.4191796408469" calcext:value-type="float">
            <text:p>-44,4191796408469</text:p>
          </table:table-cell>
          <table:table-cell table:formula="of:=[.E126]-[.F127]*[.E126]*[.$G$2]" office:value-type="float" office:value="0" calcext:value-type="float">
            <text:p>0</text:p>
          </table:table-cell>
          <table:table-cell table:formula="of:=[.$G$3]*SQRT([.D127]*[.D127]+[.E127]*[.E127])" office:value-type="float" office:value="0.222025427238268" calcext:value-type="float">
            <text:p>0,222025427238268</text:p>
          </table:table-cell>
          <table:table-cell table:number-columns-repeated="2"/>
        </table:table-row>
        <table:table-row table:style-name="ro1">
          <table:table-cell table:formula="of:=[.A128]+[.$G$2]" office:value-type="float" office:value="12.6" calcext:value-type="float">
            <text:p>12,6</text:p>
          </table:table-cell>
          <table:table-cell table:formula="of:=[.B128]+[.D128]*[.$G$2]" office:value-type="float" office:value="-424.632312825302" calcext:value-type="float">
            <text:p>-424,632312825302</text:p>
          </table:table-cell>
          <table:table-cell table:formula="of:=[.C128]+[.E129]*[.$G$2]" office:value-type="float" office:value="0" calcext:value-type="float">
            <text:p>0</text:p>
          </table:table-cell>
          <table:table-cell table:formula="of:=[.D128]-([.$G$4]+[.F129]*[.D128])*[.$G$2]" office:value-type="float" office:value="-44.432647880864" calcext:value-type="float">
            <text:p>-44,432647880864</text:p>
          </table:table-cell>
          <table:table-cell table:formula="of:=[.E127]-[.F128]*[.E127]*[.$G$2]" office:value-type="float" office:value="0" calcext:value-type="float">
            <text:p>0</text:p>
          </table:table-cell>
          <table:table-cell table:formula="of:=[.$G$3]*SQRT([.D128]*[.D128]+[.E128]*[.E128])" office:value-type="float" office:value="0.222095898204234" calcext:value-type="float">
            <text:p>0,222095898204234</text:p>
          </table:table-cell>
          <table:table-cell table:number-columns-repeated="2"/>
        </table:table-row>
        <table:table-row table:style-name="ro1">
          <table:table-cell table:formula="of:=[.A129]+[.$G$2]" office:value-type="float" office:value="12.7" calcext:value-type="float">
            <text:p>12,7</text:p>
          </table:table-cell>
          <table:table-cell table:formula="of:=[.B129]+[.D129]*[.$G$2]" office:value-type="float" office:value="-429.075577613388" calcext:value-type="float">
            <text:p>-429,075577613388</text:p>
          </table:table-cell>
          <table:table-cell table:formula="of:=[.C129]+[.E130]*[.$G$2]" office:value-type="float" office:value="0" calcext:value-type="float">
            <text:p>0</text:p>
          </table:table-cell>
          <table:table-cell table:formula="of:=[.D129]-([.$G$4]+[.F130]*[.D129])*[.$G$2]" office:value-type="float" office:value="-44.4455177820116" calcext:value-type="float">
            <text:p>-44,4455177820116</text:p>
          </table:table-cell>
          <table:table-cell table:formula="of:=[.E128]-[.F129]*[.E128]*[.$G$2]" office:value-type="float" office:value="0" calcext:value-type="float">
            <text:p>0</text:p>
          </table:table-cell>
          <table:table-cell table:formula="of:=[.$G$3]*SQRT([.D129]*[.D129]+[.E129]*[.E129])" office:value-type="float" office:value="0.22216323940432" calcext:value-type="float">
            <text:p>0,22216323940432</text:p>
          </table:table-cell>
          <table:table-cell table:number-columns-repeated="2"/>
        </table:table-row>
        <table:table-row table:style-name="ro1">
          <table:table-cell table:formula="of:=[.A130]+[.$G$2]" office:value-type="float" office:value="12.8" calcext:value-type="float">
            <text:p>12,8</text:p>
          </table:table-cell>
          <table:table-cell table:formula="of:=[.B130]+[.D130]*[.$G$2]" office:value-type="float" office:value="-433.52012939159" calcext:value-type="float">
            <text:p>-433,52012939159</text:p>
          </table:table-cell>
          <table:table-cell table:formula="of:=[.C130]+[.E131]*[.$G$2]" office:value-type="float" office:value="0" calcext:value-type="float">
            <text:p>0</text:p>
          </table:table-cell>
          <table:table-cell table:formula="of:=[.D130]-([.$G$4]+[.F131]*[.D130])*[.$G$2]" office:value-type="float" office:value="-44.457815756556" calcext:value-type="float">
            <text:p>-44,457815756556</text:p>
          </table:table-cell>
          <table:table-cell table:formula="of:=[.E129]-[.F130]*[.E129]*[.$G$2]" office:value-type="float" office:value="0" calcext:value-type="float">
            <text:p>0</text:p>
          </table:table-cell>
          <table:table-cell table:formula="of:=[.$G$3]*SQRT([.D130]*[.D130]+[.E130]*[.E130])" office:value-type="float" office:value="0.222227588910058" calcext:value-type="float">
            <text:p>0,222227588910058</text:p>
          </table:table-cell>
          <table:table-cell table:number-columns-repeated="2"/>
        </table:table-row>
        <table:table-row table:style-name="ro1">
          <table:table-cell table:formula="of:=[.A131]+[.$G$2]" office:value-type="float" office:value="12.9" calcext:value-type="float">
            <text:p>12,9</text:p>
          </table:table-cell>
          <table:table-cell table:formula="of:=[.B131]+[.D131]*[.$G$2]" office:value-type="float" office:value="-437.965910967245" calcext:value-type="float">
            <text:p>-437,965910967245</text:p>
          </table:table-cell>
          <table:table-cell table:formula="of:=[.C131]+[.E132]*[.$G$2]" office:value-type="float" office:value="0" calcext:value-type="float">
            <text:p>0</text:p>
          </table:table-cell>
          <table:table-cell table:formula="of:=[.D131]-([.$G$4]+[.F132]*[.D131])*[.$G$2]" office:value-type="float" office:value="-44.4695670656341" calcext:value-type="float">
            <text:p>-44,4695670656341</text:p>
          </table:table-cell>
          <table:table-cell table:formula="of:=[.E130]-[.F131]*[.E130]*[.$G$2]" office:value-type="float" office:value="0" calcext:value-type="float">
            <text:p>0</text:p>
          </table:table-cell>
          <table:table-cell table:formula="of:=[.$G$3]*SQRT([.D131]*[.D131]+[.E131]*[.E131])" office:value-type="float" office:value="0.22228907878278" calcext:value-type="float">
            <text:p>0,22228907878278</text:p>
          </table:table-cell>
          <table:table-cell table:number-columns-repeated="2"/>
        </table:table-row>
        <table:table-row table:style-name="ro1">
          <table:table-cell table:formula="of:=[.A132]+[.$G$2]" office:value-type="float" office:value="13" calcext:value-type="float">
            <text:p>13</text:p>
          </table:table-cell>
          <table:table-cell table:formula="of:=[.B132]+[.D132]*[.$G$2]" office:value-type="float" office:value="-442.412867673809" calcext:value-type="float">
            <text:p>-442,412867673809</text:p>
          </table:table-cell>
          <table:table-cell table:formula="of:=[.C132]+[.E133]*[.$G$2]" office:value-type="float" office:value="0" calcext:value-type="float">
            <text:p>0</text:p>
          </table:table-cell>
          <table:table-cell table:formula="of:=[.D132]-([.$G$4]+[.F133]*[.D132])*[.$G$2]" office:value-type="float" office:value="-44.4807958681316" calcext:value-type="float">
            <text:p>-44,4807958681316</text:p>
          </table:table-cell>
          <table:table-cell table:formula="of:=[.E131]-[.F132]*[.E131]*[.$G$2]" office:value-type="float" office:value="0" calcext:value-type="float">
            <text:p>0</text:p>
          </table:table-cell>
          <table:table-cell table:formula="of:=[.$G$3]*SQRT([.D132]*[.D132]+[.E132]*[.E132])" office:value-type="float" office:value="0.22234783532817" calcext:value-type="float">
            <text:p>0,22234783532817</text:p>
          </table:table-cell>
          <table:table-cell table:number-columns-repeated="2"/>
        </table:table-row>
        <table:table-row table:style-name="ro1">
          <table:table-cell table:formula="of:=[.A133]+[.$G$2]" office:value-type="float" office:value="13.1" calcext:value-type="float">
            <text:p>13,1</text:p>
          </table:table-cell>
          <table:table-cell table:formula="of:=[.B133]+[.D133]*[.$G$2]" office:value-type="float" office:value="-446.860947260622" calcext:value-type="float">
            <text:p>-446,860947260622</text:p>
          </table:table-cell>
          <table:table-cell table:formula="of:=[.C133]+[.E134]*[.$G$2]" office:value-type="float" office:value="0" calcext:value-type="float">
            <text:p>0</text:p>
          </table:table-cell>
          <table:table-cell table:formula="of:=[.D133]-([.$G$4]+[.F134]*[.D133])*[.$G$2]" office:value-type="float" office:value="-44.4915252676004" calcext:value-type="float">
            <text:p>-44,4915252676004</text:p>
          </table:table-cell>
          <table:table-cell table:formula="of:=[.E132]-[.F133]*[.E132]*[.$G$2]" office:value-type="float" office:value="0" calcext:value-type="float">
            <text:p>0</text:p>
          </table:table-cell>
          <table:table-cell table:formula="of:=[.$G$3]*SQRT([.D133]*[.D133]+[.E133]*[.E133])" office:value-type="float" office:value="0.222403979340658" calcext:value-type="float">
            <text:p>0,222403979340658</text:p>
          </table:table-cell>
          <table:table-cell table:number-columns-repeated="2"/>
        </table:table-row>
        <table:table-row table:style-name="ro1">
          <table:table-cell table:formula="of:=[.A134]+[.$G$2]" office:value-type="float" office:value="13.2" calcext:value-type="float">
            <text:p>13,2</text:p>
          </table:table-cell>
          <table:table-cell table:formula="of:=[.B134]+[.D134]*[.$G$2]" office:value-type="float" office:value="-451.310099787382" calcext:value-type="float">
            <text:p>-451,310099787382</text:p>
          </table:table-cell>
          <table:table-cell table:formula="of:=[.C134]+[.E135]*[.$G$2]" office:value-type="float" office:value="0" calcext:value-type="float">
            <text:p>0</text:p>
          </table:table-cell>
          <table:table-cell table:formula="of:=[.D134]-([.$G$4]+[.F135]*[.D134])*[.$G$2]" office:value-type="float" office:value="-44.5017773572816" calcext:value-type="float">
            <text:p>-44,5017773572816</text:p>
          </table:table-cell>
          <table:table-cell table:formula="of:=[.E133]-[.F134]*[.E133]*[.$G$2]" office:value-type="float" office:value="0" calcext:value-type="float">
            <text:p>0</text:p>
          </table:table-cell>
          <table:table-cell table:formula="of:=[.$G$3]*SQRT([.D134]*[.D134]+[.E134]*[.E134])" office:value-type="float" office:value="0.222457626338002" calcext:value-type="float">
            <text:p>0,222457626338002</text:p>
          </table:table-cell>
          <table:table-cell table:number-columns-repeated="2"/>
        </table:table-row>
        <table:table-row table:style-name="ro1">
          <table:table-cell table:formula="of:=[.A135]+[.$G$2]" office:value-type="float" office:value="13.3" calcext:value-type="float">
            <text:p>13,3</text:p>
          </table:table-cell>
          <table:table-cell table:formula="of:=[.B135]+[.D135]*[.$G$2]" office:value-type="float" office:value="-455.76027752311" calcext:value-type="float">
            <text:p>-455,76027752311</text:p>
          </table:table-cell>
          <table:table-cell table:formula="of:=[.C135]+[.E136]*[.$G$2]" office:value-type="float" office:value="0" calcext:value-type="float">
            <text:p>0</text:p>
          </table:table-cell>
          <table:table-cell table:formula="of:=[.D135]-([.$G$4]+[.F136]*[.D135])*[.$G$2]" office:value-type="float" office:value="-44.5115732633031" calcext:value-type="float">
            <text:p>-44,5115732633031</text:p>
          </table:table-cell>
          <table:table-cell table:formula="of:=[.E134]-[.F135]*[.E134]*[.$G$2]" office:value-type="float" office:value="0" calcext:value-type="float">
            <text:p>0</text:p>
          </table:table-cell>
          <table:table-cell table:formula="of:=[.$G$3]*SQRT([.D135]*[.D135]+[.E135]*[.E135])" office:value-type="float" office:value="0.222508886786408" calcext:value-type="float">
            <text:p>0,222508886786408</text:p>
          </table:table-cell>
          <table:table-cell table:number-columns-repeated="2"/>
        </table:table-row>
        <table:table-row table:style-name="ro1">
          <table:table-cell table:formula="of:=[.A136]+[.$G$2]" office:value-type="float" office:value="13.4" calcext:value-type="float">
            <text:p>13,4</text:p>
          </table:table-cell>
          <table:table-cell table:formula="of:=[.B136]+[.D136]*[.$G$2]" office:value-type="float" office:value="-460.21143484944" calcext:value-type="float">
            <text:p>-460,21143484944</text:p>
          </table:table-cell>
          <table:table-cell table:formula="of:=[.C136]+[.E137]*[.$G$2]" office:value-type="float" office:value="0" calcext:value-type="float">
            <text:p>0</text:p>
          </table:table-cell>
          <table:table-cell table:formula="of:=[.D136]-([.$G$4]+[.F137]*[.D136])*[.$G$2]" office:value-type="float" office:value="-44.5209331861159" calcext:value-type="float">
            <text:p>-44,5209331861159</text:p>
          </table:table-cell>
          <table:table-cell table:formula="of:=[.E135]-[.F136]*[.E135]*[.$G$2]" office:value-type="float" office:value="0" calcext:value-type="float">
            <text:p>0</text:p>
          </table:table-cell>
          <table:table-cell table:formula="of:=[.$G$3]*SQRT([.D136]*[.D136]+[.E136]*[.E136])" office:value-type="float" office:value="0.222557866316515" calcext:value-type="float">
            <text:p>0,222557866316515</text:p>
          </table:table-cell>
          <table:table-cell table:number-columns-repeated="2"/>
        </table:table-row>
        <table:table-row table:style-name="ro1">
          <table:table-cell table:formula="of:=[.A137]+[.$G$2]" office:value-type="float" office:value="13.5" calcext:value-type="float">
            <text:p>13,5</text:p>
          </table:table-cell>
          <table:table-cell table:formula="of:=[.B137]+[.D137]*[.$G$2]" office:value-type="float" office:value="-464.663528168052" calcext:value-type="float">
            <text:p>-464,663528168052</text:p>
          </table:table-cell>
          <table:table-cell table:formula="of:=[.C137]+[.E138]*[.$G$2]" office:value-type="float" office:value="0" calcext:value-type="float">
            <text:p>0</text:p>
          </table:table-cell>
          <table:table-cell table:formula="of:=[.D137]-([.$G$4]+[.F138]*[.D137])*[.$G$2]" office:value-type="float" office:value="-44.5298764402346" calcext:value-type="float">
            <text:p>-44,5298764402346</text:p>
          </table:table-cell>
          <table:table-cell table:formula="of:=[.E136]-[.F137]*[.E136]*[.$G$2]" office:value-type="float" office:value="0" calcext:value-type="float">
            <text:p>0</text:p>
          </table:table-cell>
          <table:table-cell table:formula="of:=[.$G$3]*SQRT([.D137]*[.D137]+[.E137]*[.E137])" office:value-type="float" office:value="0.222604665930579" calcext:value-type="float">
            <text:p>0,222604665930579</text:p>
          </table:table-cell>
          <table:table-cell table:number-columns-repeated="2"/>
        </table:table-row>
        <table:table-row table:style-name="ro1">
          <table:table-cell table:formula="of:=[.A138]+[.$G$2]" office:value-type="float" office:value="13.6" calcext:value-type="float">
            <text:p>13,6</text:p>
          </table:table-cell>
          <table:table-cell table:formula="of:=[.B138]+[.D138]*[.$G$2]" office:value-type="float" office:value="-469.116515812075" calcext:value-type="float">
            <text:p>-469,116515812075</text:p>
          </table:table-cell>
          <table:table-cell table:formula="of:=[.C138]+[.E139]*[.$G$2]" office:value-type="float" office:value="0" calcext:value-type="float">
            <text:p>0</text:p>
          </table:table-cell>
          <table:table-cell table:formula="of:=[.D138]-([.$G$4]+[.F139]*[.D138])*[.$G$2]" office:value-type="float" office:value="-44.5384214923433" calcext:value-type="float">
            <text:p>-44,5384214923433</text:p>
          </table:table-cell>
          <table:table-cell table:formula="of:=[.E137]-[.F138]*[.E137]*[.$G$2]" office:value-type="float" office:value="0" calcext:value-type="float">
            <text:p>0</text:p>
          </table:table-cell>
          <table:table-cell table:formula="of:=[.$G$3]*SQRT([.D138]*[.D138]+[.E138]*[.E138])" office:value-type="float" office:value="0.222649382201173" calcext:value-type="float">
            <text:p>0,222649382201173</text:p>
          </table:table-cell>
          <table:table-cell table:number-columns-repeated="2"/>
        </table:table-row>
        <table:table-row table:style-name="ro1">
          <table:table-cell table:formula="of:=[.A139]+[.$G$2]" office:value-type="float" office:value="13.7" calcext:value-type="float">
            <text:p>13,7</text:p>
          </table:table-cell>
          <table:table-cell table:formula="of:=[.B139]+[.D139]*[.$G$2]" office:value-type="float" office:value="-473.57035796131" calcext:value-type="float">
            <text:p>-473,57035796131</text:p>
          </table:table-cell>
          <table:table-cell table:formula="of:=[.C139]+[.E140]*[.$G$2]" office:value-type="float" office:value="0" calcext:value-type="float">
            <text:p>0</text:p>
          </table:table-cell>
          <table:table-cell table:formula="of:=[.D139]-([.$G$4]+[.F140]*[.D139])*[.$G$2]" office:value-type="float" office:value="-44.5465859978285" calcext:value-type="float">
            <text:p>-44,5465859978285</text:p>
          </table:table-cell>
          <table:table-cell table:formula="of:=[.E138]-[.F139]*[.E138]*[.$G$2]" office:value-type="float" office:value="0" calcext:value-type="float">
            <text:p>0</text:p>
          </table:table-cell>
          <table:table-cell table:formula="of:=[.$G$3]*SQRT([.D139]*[.D139]+[.E139]*[.E139])" office:value-type="float" office:value="0.222692107461717" calcext:value-type="float">
            <text:p>0,222692107461717</text:p>
          </table:table-cell>
          <table:table-cell table:number-columns-repeated="2"/>
        </table:table-row>
        <table:table-row table:style-name="ro1">
          <table:table-cell table:formula="of:=[.A140]+[.$G$2]" office:value-type="float" office:value="13.8" calcext:value-type="float">
            <text:p>13,8</text:p>
          </table:table-cell>
          <table:table-cell table:formula="of:=[.B140]+[.D140]*[.$G$2]" office:value-type="float" office:value="-478.025016561092" calcext:value-type="float">
            <text:p>-478,025016561092</text:p>
          </table:table-cell>
          <table:table-cell table:formula="of:=[.C140]+[.E141]*[.$G$2]" office:value-type="float" office:value="0" calcext:value-type="float">
            <text:p>0</text:p>
          </table:table-cell>
          <table:table-cell table:formula="of:=[.D140]-([.$G$4]+[.F141]*[.D140])*[.$G$2]" office:value-type="float" office:value="-44.5543868357975" calcext:value-type="float">
            <text:p>-44,5543868357975</text:p>
          </table:table-cell>
          <table:table-cell table:formula="of:=[.E139]-[.F140]*[.E139]*[.$G$2]" office:value-type="float" office:value="0" calcext:value-type="float">
            <text:p>0</text:p>
          </table:table-cell>
          <table:table-cell table:formula="of:=[.$G$3]*SQRT([.D140]*[.D140]+[.E140]*[.E140])" office:value-type="float" office:value="0.222732929989143" calcext:value-type="float">
            <text:p>0,222732929989143</text:p>
          </table:table-cell>
          <table:table-cell table:number-columns-repeated="2"/>
        </table:table-row>
        <table:table-row table:style-name="ro1">
          <table:table-cell table:formula="of:=[.A141]+[.$G$2]" office:value-type="float" office:value="13.9" calcext:value-type="float">
            <text:p>13,9</text:p>
          </table:table-cell>
          <table:table-cell table:formula="of:=[.B141]+[.D141]*[.$G$2]" office:value-type="float" office:value="-482.480455244672" calcext:value-type="float">
            <text:p>-482,480455244672</text:p>
          </table:table-cell>
          <table:table-cell table:formula="of:=[.C141]+[.E142]*[.$G$2]" office:value-type="float" office:value="0" calcext:value-type="float">
            <text:p>0</text:p>
          </table:table-cell>
          <table:table-cell table:formula="of:=[.D141]-([.$G$4]+[.F142]*[.D141])*[.$G$2]" office:value-type="float" office:value="-44.5618401426406" calcext:value-type="float">
            <text:p>-44,5618401426406</text:p>
          </table:table-cell>
          <table:table-cell table:formula="of:=[.E140]-[.F141]*[.E140]*[.$G$2]" office:value-type="float" office:value="0" calcext:value-type="float">
            <text:p>0</text:p>
          </table:table-cell>
          <table:table-cell table:formula="of:=[.$G$3]*SQRT([.D141]*[.D141]+[.E141]*[.E141])" office:value-type="float" office:value="0.222771934178988" calcext:value-type="float">
            <text:p>0,222771934178988</text:p>
          </table:table-cell>
          <table:table-cell table:number-columns-repeated="2"/>
        </table:table-row>
        <table:table-row table:style-name="ro1">
          <table:table-cell table:formula="of:=[.A142]+[.$G$2]" office:value-type="float" office:value="14" calcext:value-type="float">
            <text:p>14</text:p>
          </table:table-cell>
          <table:table-cell table:formula="of:=[.B142]+[.D142]*[.$G$2]" office:value-type="float" office:value="-486.936639258936" calcext:value-type="float">
            <text:p>-486,936639258936</text:p>
          </table:table-cell>
          <table:table-cell table:formula="of:=[.C142]+[.E143]*[.$G$2]" office:value-type="float" office:value="0" calcext:value-type="float">
            <text:p>0</text:p>
          </table:table-cell>
          <table:table-cell table:formula="of:=[.D142]-([.$G$4]+[.F143]*[.D142])*[.$G$2]" office:value-type="float" office:value="-44.5689613441915" calcext:value-type="float">
            <text:p>-44,5689613441915</text:p>
          </table:table-cell>
          <table:table-cell table:formula="of:=[.E141]-[.F142]*[.E141]*[.$G$2]" office:value-type="float" office:value="0" calcext:value-type="float">
            <text:p>0</text:p>
          </table:table-cell>
          <table:table-cell table:formula="of:=[.$G$3]*SQRT([.D142]*[.D142]+[.E142]*[.E142])" office:value-type="float" office:value="0.222809200713203" calcext:value-type="float">
            <text:p>0,222809200713203</text:p>
          </table:table-cell>
          <table:table-cell table:number-columns-repeated="2"/>
        </table:table-row>
        <table:table-row table:style-name="ro1">
          <table:table-cell table:formula="of:=[.A143]+[.$G$2]" office:value-type="float" office:value="14.1" calcext:value-type="float">
            <text:p>14,1</text:p>
          </table:table-cell>
          <table:table-cell table:formula="of:=[.B143]+[.D143]*[.$G$2]" office:value-type="float" office:value="-491.393535393355" calcext:value-type="float">
            <text:p>-491,393535393355</text:p>
          </table:table-cell>
          <table:table-cell table:formula="of:=[.C143]+[.E144]*[.$G$2]" office:value-type="float" office:value="0" calcext:value-type="float">
            <text:p>0</text:p>
          </table:table-cell>
          <table:table-cell table:formula="of:=[.D143]-([.$G$4]+[.F144]*[.D143])*[.$G$2]" office:value-type="float" office:value="-44.5757651865415" calcext:value-type="float">
            <text:p>-44,5757651865415</text:p>
          </table:table-cell>
          <table:table-cell table:formula="of:=[.E142]-[.F143]*[.E142]*[.$G$2]" office:value-type="float" office:value="0" calcext:value-type="float">
            <text:p>0</text:p>
          </table:table-cell>
          <table:table-cell table:formula="of:=[.$G$3]*SQRT([.D143]*[.D143]+[.E143]*[.E143])" office:value-type="float" office:value="0.222844806720957" calcext:value-type="float">
            <text:p>0,222844806720957</text:p>
          </table:table-cell>
          <table:table-cell table:number-columns-repeated="2"/>
        </table:table-row>
        <table:table-row table:style-name="ro1">
          <table:table-cell table:formula="of:=[.A144]+[.$G$2]" office:value-type="float" office:value="14.2" calcext:value-type="float">
            <text:p>14,2</text:p>
          </table:table-cell>
          <table:table-cell table:formula="of:=[.B144]+[.D144]*[.$G$2]" office:value-type="float" office:value="-495.85111191201" calcext:value-type="float">
            <text:p>-495,85111191201</text:p>
          </table:table-cell>
          <table:table-cell table:formula="of:=[.C144]+[.E145]*[.$G$2]" office:value-type="float" office:value="0" calcext:value-type="float">
            <text:p>0</text:p>
          </table:table-cell>
          <table:table-cell table:formula="of:=[.D144]-([.$G$4]+[.F145]*[.D144])*[.$G$2]" office:value-type="float" office:value="-44.5822657655586" calcext:value-type="float">
            <text:p>-44,5822657655586</text:p>
          </table:table-cell>
          <table:table-cell table:formula="of:=[.E143]-[.F144]*[.E143]*[.$G$2]" office:value-type="float" office:value="0" calcext:value-type="float">
            <text:p>0</text:p>
          </table:table-cell>
          <table:table-cell table:formula="of:=[.$G$3]*SQRT([.D144]*[.D144]+[.E144]*[.E144])" office:value-type="float" office:value="0.222878825932707" calcext:value-type="float">
            <text:p>0,222878825932707</text:p>
          </table:table-cell>
          <table:table-cell table:number-columns-repeated="2"/>
        </table:table-row>
        <table:table-row table:style-name="ro1">
          <table:table-cell table:formula="of:=[.A145]+[.$G$2]" office:value-type="float" office:value="14.3" calcext:value-type="float">
            <text:p>14,3</text:p>
          </table:table-cell>
          <table:table-cell table:formula="of:=[.B145]+[.D145]*[.$G$2]" office:value-type="float" office:value="-500.309338488565" calcext:value-type="float">
            <text:p>-500,309338488565</text:p>
          </table:table-cell>
          <table:table-cell table:formula="of:=[.C145]+[.E146]*[.$G$2]" office:value-type="float" office:value="0" calcext:value-type="float">
            <text:p>0</text:p>
          </table:table-cell>
          <table:table-cell table:formula="of:=[.D145]-([.$G$4]+[.F146]*[.D145])*[.$G$2]" office:value-type="float" office:value="-44.5884765551632" calcext:value-type="float">
            <text:p>-44,5884765551632</text:p>
          </table:table-cell>
          <table:table-cell table:formula="of:=[.E144]-[.F145]*[.E144]*[.$G$2]" office:value-type="float" office:value="0" calcext:value-type="float">
            <text:p>0</text:p>
          </table:table-cell>
          <table:table-cell table:formula="of:=[.$G$3]*SQRT([.D145]*[.D145]+[.E145]*[.E145])" office:value-type="float" office:value="0.222911328827793" calcext:value-type="float">
            <text:p>0,222911328827793</text:p>
          </table:table-cell>
          <table:table-cell table:number-columns-repeated="2"/>
        </table:table-row>
        <table:table-row table:style-name="ro1">
          <table:table-cell table:formula="of:=[.A146]+[.$G$2]" office:value-type="float" office:value="14.4" calcext:value-type="float">
            <text:p>14,4</text:p>
          </table:table-cell>
          <table:table-cell table:formula="of:=[.B146]+[.D146]*[.$G$2]" office:value-type="float" office:value="-504.768186144082" calcext:value-type="float">
            <text:p>-504,768186144082</text:p>
          </table:table-cell>
          <table:table-cell table:formula="of:=[.C146]+[.E147]*[.$G$2]" office:value-type="float" office:value="0" calcext:value-type="float">
            <text:p>0</text:p>
          </table:table-cell>
          <table:table-cell table:formula="of:=[.D146]-([.$G$4]+[.F147]*[.D146])*[.$G$2]" office:value-type="float" office:value="-44.594410434408" calcext:value-type="float">
            <text:p>-44,594410434408</text:p>
          </table:table-cell>
          <table:table-cell table:formula="of:=[.E145]-[.F146]*[.E145]*[.$G$2]" office:value-type="float" office:value="0" calcext:value-type="float">
            <text:p>0</text:p>
          </table:table-cell>
          <table:table-cell table:formula="of:=[.$G$3]*SQRT([.D146]*[.D146]+[.E146]*[.E146])" office:value-type="float" office:value="0.222942382775816" calcext:value-type="float">
            <text:p>0,222942382775816</text:p>
          </table:table-cell>
          <table:table-cell table:number-columns-repeated="2"/>
        </table:table-row>
        <table:table-row table:style-name="ro1">
          <table:table-cell table:formula="of:=[.A147]+[.$G$2]" office:value-type="float" office:value="14.5" calcext:value-type="float">
            <text:p>14,5</text:p>
          </table:table-cell>
          <table:table-cell table:formula="of:=[.B147]+[.D147]*[.$G$2]" office:value-type="float" office:value="-509.227627187522" calcext:value-type="float">
            <text:p>-509,227627187522</text:p>
          </table:table-cell>
          <table:table-cell table:formula="of:=[.C147]+[.E148]*[.$G$2]" office:value-type="float" office:value="0" calcext:value-type="float">
            <text:p>0</text:p>
          </table:table-cell>
          <table:table-cell table:formula="of:=[.D147]-([.$G$4]+[.F148]*[.D147])*[.$G$2]" office:value-type="float" office:value="-44.6000797134118" calcext:value-type="float">
            <text:p>-44,6000797134118</text:p>
          </table:table-cell>
          <table:table-cell table:formula="of:=[.E146]-[.F147]*[.E146]*[.$G$2]" office:value-type="float" office:value="0" calcext:value-type="float">
            <text:p>0</text:p>
          </table:table-cell>
          <table:table-cell table:formula="of:=[.$G$3]*SQRT([.D147]*[.D147]+[.E147]*[.E147])" office:value-type="float" office:value="0.22297205217204" calcext:value-type="float">
            <text:p>0,22297205217204</text:p>
          </table:table-cell>
          <table:table-cell table:number-columns-repeated="2"/>
        </table:table-row>
        <table:table-row table:style-name="ro1">
          <table:table-cell table:formula="of:=[.A148]+[.$G$2]" office:value-type="float" office:value="14.6" calcext:value-type="float">
            <text:p>14,6</text:p>
          </table:table-cell>
          <table:table-cell table:formula="of:=[.B148]+[.D148]*[.$G$2]" office:value-type="float" office:value="-513.687635158864" calcext:value-type="float">
            <text:p>-513,687635158864</text:p>
          </table:table-cell>
          <table:table-cell table:formula="of:=[.C148]+[.E149]*[.$G$2]" office:value-type="float" office:value="0" calcext:value-type="float">
            <text:p>0</text:p>
          </table:table-cell>
          <table:table-cell table:formula="of:=[.D148]-([.$G$4]+[.F149]*[.D148])*[.$G$2]" office:value-type="float" office:value="-44.6054961581904" calcext:value-type="float">
            <text:p>-44,6054961581904</text:p>
          </table:table-cell>
          <table:table-cell table:formula="of:=[.E147]-[.F148]*[.E147]*[.$G$2]" office:value-type="float" office:value="0" calcext:value-type="float">
            <text:p>0</text:p>
          </table:table-cell>
          <table:table-cell table:formula="of:=[.$G$3]*SQRT([.D148]*[.D148]+[.E148]*[.E148])" office:value-type="float" office:value="0.223000398567059" calcext:value-type="float">
            <text:p>0,223000398567059</text:p>
          </table:table-cell>
          <table:table-cell table:number-columns-repeated="2"/>
        </table:table-row>
        <table:table-row table:style-name="ro1">
          <table:table-cell table:formula="of:=[.A149]+[.$G$2]" office:value-type="float" office:value="14.7" calcext:value-type="float">
            <text:p>14,7</text:p>
          </table:table-cell>
          <table:table-cell table:formula="of:=[.B149]+[.D149]*[.$G$2]" office:value-type="float" office:value="-518.148184774683" calcext:value-type="float">
            <text:p>-518,148184774683</text:p>
          </table:table-cell>
          <table:table-cell table:formula="of:=[.C149]+[.E150]*[.$G$2]" office:value-type="float" office:value="0" calcext:value-type="float">
            <text:p>0</text:p>
          </table:table-cell>
          <table:table-cell table:formula="of:=[.D149]-([.$G$4]+[.F150]*[.D149])*[.$G$2]" office:value-type="float" office:value="-44.6106710144313" calcext:value-type="float">
            <text:p>-44,6106710144313</text:p>
          </table:table-cell>
          <table:table-cell table:formula="of:=[.E148]-[.F149]*[.E148]*[.$G$2]" office:value-type="float" office:value="0" calcext:value-type="float">
            <text:p>0</text:p>
          </table:table-cell>
          <table:table-cell table:formula="of:=[.$G$3]*SQRT([.D149]*[.D149]+[.E149]*[.E149])" office:value-type="float" office:value="0.223027480790952" calcext:value-type="float">
            <text:p>0,223027480790952</text:p>
          </table:table-cell>
          <table:table-cell table:number-columns-repeated="2"/>
        </table:table-row>
        <table:table-row table:style-name="ro1">
          <table:table-cell table:formula="of:=[.A150]+[.$G$2]" office:value-type="float" office:value="14.8" calcext:value-type="float">
            <text:p>14,8</text:p>
          </table:table-cell>
          <table:table-cell table:formula="of:=[.B150]+[.D150]*[.$G$2]" office:value-type="float" office:value="-522.609251876126" calcext:value-type="float">
            <text:p>-522,609251876126</text:p>
          </table:table-cell>
          <table:table-cell table:formula="of:=[.C150]+[.E151]*[.$G$2]" office:value-type="float" office:value="0" calcext:value-type="float">
            <text:p>0</text:p>
          </table:table-cell>
          <table:table-cell table:formula="of:=[.D150]-([.$G$4]+[.F151]*[.D150])*[.$G$2]" office:value-type="float" office:value="-44.6156150302524" calcext:value-type="float">
            <text:p>-44,6156150302524</text:p>
          </table:table-cell>
          <table:table-cell table:formula="of:=[.E149]-[.F150]*[.E149]*[.$G$2]" office:value-type="float" office:value="0" calcext:value-type="float">
            <text:p>0</text:p>
          </table:table-cell>
          <table:table-cell table:formula="of:=[.$G$3]*SQRT([.D150]*[.D150]+[.E150]*[.E150])" office:value-type="float" office:value="0.223053355072156" calcext:value-type="float">
            <text:p>0,223053355072156</text:p>
          </table:table-cell>
          <table:table-cell table:number-columns-repeated="2"/>
        </table:table-row>
        <table:table-row table:style-name="ro1">
          <table:table-cell table:formula="of:=[.A151]+[.$G$2]" office:value-type="float" office:value="14.9" calcext:value-type="float">
            <text:p>14,9</text:p>
          </table:table-cell>
          <table:table-cell table:formula="of:=[.B151]+[.D151]*[.$G$2]" office:value-type="float" office:value="-527.070813379151" calcext:value-type="float">
            <text:p>-527,070813379151</text:p>
          </table:table-cell>
          <table:table-cell table:formula="of:=[.C151]+[.E152]*[.$G$2]" office:value-type="float" office:value="0" calcext:value-type="float">
            <text:p>0</text:p>
          </table:table-cell>
          <table:table-cell table:formula="of:=[.D151]-([.$G$4]+[.F152]*[.D151])*[.$G$2]" office:value-type="float" office:value="-44.6203384779885" calcext:value-type="float">
            <text:p>-44,6203384779885</text:p>
          </table:table-cell>
          <table:table-cell table:formula="of:=[.E150]-[.F151]*[.E150]*[.$G$2]" office:value-type="float" office:value="0" calcext:value-type="float">
            <text:p>0</text:p>
          </table:table-cell>
          <table:table-cell table:formula="of:=[.$G$3]*SQRT([.D151]*[.D151]+[.E151]*[.E151])" office:value-type="float" office:value="0.223078075151262" calcext:value-type="float">
            <text:p>0,223078075151262</text:p>
          </table:table-cell>
          <table:table-cell table:number-columns-repeated="2"/>
        </table:table-row>
        <table:table-row table:style-name="ro1">
          <table:table-cell table:formula="of:=[.A152]+[.$G$2]" office:value-type="float" office:value="15" calcext:value-type="float">
            <text:p>15</text:p>
          </table:table-cell>
          <table:table-cell table:formula="of:=[.B152]+[.D152]*[.$G$2]" office:value-type="float" office:value="-531.53284722695" calcext:value-type="float">
            <text:p>-531,53284722695</text:p>
          </table:table-cell>
          <table:table-cell table:formula="of:=[.C152]+[.E153]*[.$G$2]" office:value-type="float" office:value="0" calcext:value-type="float">
            <text:p>0</text:p>
          </table:table-cell>
          <table:table-cell table:formula="of:=[.D152]-([.$G$4]+[.F153]*[.D152])*[.$G$2]" office:value-type="float" office:value="-44.6248511750434" calcext:value-type="float">
            <text:p>-44,6248511750434</text:p>
          </table:table-cell>
          <table:table-cell table:formula="of:=[.E151]-[.F152]*[.E151]*[.$G$2]" office:value-type="float" office:value="0" calcext:value-type="float">
            <text:p>0</text:p>
          </table:table-cell>
          <table:table-cell table:formula="of:=[.$G$3]*SQRT([.D152]*[.D152]+[.E152]*[.E152])" office:value-type="float" office:value="0.223101692389943" calcext:value-type="float">
            <text:p>0,223101692389943</text:p>
          </table:table-cell>
          <table:table-cell table:number-columns-repeated="2"/>
        </table:table-row>
        <table:table-row table:style-name="ro1">
          <table:table-cell table:formula="of:=[.A153]+[.$G$2]" office:value-type="float" office:value="15.1" calcext:value-type="float">
            <text:p>15,1</text:p>
          </table:table-cell>
          <table:table-cell table:formula="of:=[.B153]+[.D153]*[.$G$2]" office:value-type="float" office:value="-535.995332344454" calcext:value-type="float">
            <text:p>-535,995332344454</text:p>
          </table:table-cell>
          <table:table-cell table:formula="of:=[.C153]+[.E154]*[.$G$2]" office:value-type="float" office:value="0" calcext:value-type="float">
            <text:p>0</text:p>
          </table:table-cell>
          <table:table-cell table:formula="of:=[.D153]-([.$G$4]+[.F154]*[.D153])*[.$G$2]" office:value-type="float" office:value="-44.629162503846" calcext:value-type="float">
            <text:p>-44,629162503846</text:p>
          </table:table-cell>
          <table:table-cell table:formula="of:=[.E152]-[.F153]*[.E152]*[.$G$2]" office:value-type="float" office:value="0" calcext:value-type="float">
            <text:p>0</text:p>
          </table:table-cell>
          <table:table-cell table:formula="of:=[.$G$3]*SQRT([.D153]*[.D153]+[.E153]*[.E153])" office:value-type="float" office:value="0.223124255875217" calcext:value-type="float">
            <text:p>0,223124255875217</text:p>
          </table:table-cell>
          <table:table-cell table:number-columns-repeated="2"/>
        </table:table-row>
        <table:table-row table:style-name="ro1">
          <table:table-cell table:formula="of:=[.A154]+[.$G$2]" office:value-type="float" office:value="15.2" calcext:value-type="float">
            <text:p>15,2</text:p>
          </table:table-cell>
          <table:table-cell table:formula="of:=[.B154]+[.D154]*[.$G$2]" office:value-type="float" office:value="-540.458248594839" calcext:value-type="float">
            <text:p>-540,458248594839</text:p>
          </table:table-cell>
          <table:table-cell table:formula="of:=[.C154]+[.E155]*[.$G$2]" office:value-type="float" office:value="0" calcext:value-type="float">
            <text:p>0</text:p>
          </table:table-cell>
          <table:table-cell table:formula="of:=[.D154]-([.$G$4]+[.F155]*[.D154])*[.$G$2]" office:value-type="float" office:value="-44.6332814309486" calcext:value-type="float">
            <text:p>-44,6332814309486</text:p>
          </table:table-cell>
          <table:table-cell table:formula="of:=[.E153]-[.F154]*[.E153]*[.$G$2]" office:value-type="float" office:value="0" calcext:value-type="float">
            <text:p>0</text:p>
          </table:table-cell>
          <table:table-cell table:formula="of:=[.$G$3]*SQRT([.D154]*[.D154]+[.E154]*[.E154])" office:value-type="float" office:value="0.22314581251923" calcext:value-type="float">
            <text:p>0,22314581251923</text:p>
          </table:table-cell>
          <table:table-cell table:number-columns-repeated="2"/>
        </table:table-row>
        <table:table-row table:style-name="ro1">
          <table:table-cell table:formula="of:=[.A155]+[.$G$2]" office:value-type="float" office:value="15.3" calcext:value-type="float">
            <text:p>15,3</text:p>
          </table:table-cell>
          <table:table-cell table:formula="of:=[.B155]+[.D155]*[.$G$2]" office:value-type="float" office:value="-544.921576737934" calcext:value-type="float">
            <text:p>-544,921576737934</text:p>
          </table:table-cell>
          <table:table-cell table:formula="of:=[.C155]+[.E156]*[.$G$2]" office:value-type="float" office:value="0" calcext:value-type="float">
            <text:p>0</text:p>
          </table:table-cell>
          <table:table-cell table:formula="of:=[.D155]-([.$G$4]+[.F156]*[.D155])*[.$G$2]" office:value-type="float" office:value="-44.6372165253015" calcext:value-type="float">
            <text:p>-44,6372165253015</text:p>
          </table:table-cell>
          <table:table-cell table:formula="of:=[.E154]-[.F155]*[.E154]*[.$G$2]" office:value-type="float" office:value="0" calcext:value-type="float">
            <text:p>0</text:p>
          </table:table-cell>
          <table:table-cell table:formula="of:=[.$G$3]*SQRT([.D155]*[.D155]+[.E155]*[.E155])" office:value-type="float" office:value="0.223166407154743" calcext:value-type="float">
            <text:p>0,223166407154743</text:p>
          </table:table-cell>
          <table:table-cell table:number-columns-repeated="2"/>
        </table:table-row>
        <table:table-row table:style-name="ro1">
          <table:table-cell table:formula="of:=[.A156]+[.$G$2]" office:value-type="float" office:value="15.4" calcext:value-type="float">
            <text:p>15,4</text:p>
          </table:table-cell>
          <table:table-cell table:formula="of:=[.B156]+[.D156]*[.$G$2]" office:value-type="float" office:value="-549.385298390464" calcext:value-type="float">
            <text:p>-549,385298390464</text:p>
          </table:table-cell>
          <table:table-cell table:formula="of:=[.C156]+[.E157]*[.$G$2]" office:value-type="float" office:value="0" calcext:value-type="float">
            <text:p>0</text:p>
          </table:table-cell>
          <table:table-cell table:formula="of:=[.D156]-([.$G$4]+[.F157]*[.D156])*[.$G$2]" office:value-type="float" office:value="-44.6409759757382" calcext:value-type="float">
            <text:p>-44,6409759757382</text:p>
          </table:table-cell>
          <table:table-cell table:formula="of:=[.E155]-[.F156]*[.E155]*[.$G$2]" office:value-type="float" office:value="0" calcext:value-type="float">
            <text:p>0</text:p>
          </table:table-cell>
          <table:table-cell table:formula="of:=[.$G$3]*SQRT([.D156]*[.D156]+[.E156]*[.E156])" office:value-type="float" office:value="0.223186082626508" calcext:value-type="float">
            <text:p>0,223186082626508</text:p>
          </table:table-cell>
          <table:table-cell table:number-columns-repeated="2"/>
        </table:table-row>
        <table:table-row table:style-name="ro1">
          <table:table-cell table:formula="of:=[.A157]+[.$G$2]" office:value-type="float" office:value="15.5" calcext:value-type="float">
            <text:p>15,5</text:p>
          </table:table-cell>
          <table:table-cell table:formula="of:=[.B157]+[.D157]*[.$G$2]" office:value-type="float" office:value="-553.849395988038" calcext:value-type="float">
            <text:p>-553,849395988038</text:p>
          </table:table-cell>
          <table:table-cell table:formula="of:=[.C157]+[.E158]*[.$G$2]" office:value-type="float" office:value="0" calcext:value-type="float">
            <text:p>0</text:p>
          </table:table-cell>
          <table:table-cell table:formula="of:=[.D157]-([.$G$4]+[.F158]*[.D157])*[.$G$2]" office:value-type="float" office:value="-44.644567607705" calcext:value-type="float">
            <text:p>-44,644567607705</text:p>
          </table:table-cell>
          <table:table-cell table:formula="of:=[.E156]-[.F157]*[.E156]*[.$G$2]" office:value-type="float" office:value="0" calcext:value-type="float">
            <text:p>0</text:p>
          </table:table-cell>
          <table:table-cell table:formula="of:=[.$G$3]*SQRT([.D157]*[.D157]+[.E157]*[.E157])" office:value-type="float" office:value="0.223204879878691" calcext:value-type="float">
            <text:p>0,223204879878691</text:p>
          </table:table-cell>
          <table:table-cell table:number-columns-repeated="2"/>
        </table:table-row>
        <table:table-row table:style-name="ro1">
          <table:table-cell table:formula="of:=[.A158]+[.$G$2]" office:value-type="float" office:value="15.6" calcext:value-type="float">
            <text:p>15,6</text:p>
          </table:table-cell>
          <table:table-cell table:formula="of:=[.B158]+[.D158]*[.$G$2]" office:value-type="float" office:value="-558.313852748808" calcext:value-type="float">
            <text:p>-558,313852748808</text:p>
          </table:table-cell>
          <table:table-cell table:formula="of:=[.C158]+[.E159]*[.$G$2]" office:value-type="float" office:value="0" calcext:value-type="float">
            <text:p>0</text:p>
          </table:table-cell>
          <table:table-cell table:formula="of:=[.D158]-([.$G$4]+[.F159]*[.D158])*[.$G$2]" office:value-type="float" office:value="-44.6479988992655" calcext:value-type="float">
            <text:p>-44,6479988992655</text:p>
          </table:table-cell>
          <table:table-cell table:formula="of:=[.E157]-[.F158]*[.E157]*[.$G$2]" office:value-type="float" office:value="0" calcext:value-type="float">
            <text:p>0</text:p>
          </table:table-cell>
          <table:table-cell table:formula="of:=[.$G$3]*SQRT([.D158]*[.D158]+[.E158]*[.E158])" office:value-type="float" office:value="0.223222838038525" calcext:value-type="float">
            <text:p>0,223222838038525</text:p>
          </table:table-cell>
          <table:table-cell table:number-columns-repeated="2"/>
        </table:table-row>
        <table:table-row table:style-name="ro1">
          <table:table-cell table:formula="of:=[.A159]+[.$G$2]" office:value-type="float" office:value="15.7" calcext:value-type="float">
            <text:p>15,7</text:p>
          </table:table-cell>
          <table:table-cell table:formula="of:=[.B159]+[.D159]*[.$G$2]" office:value-type="float" office:value="-562.778652638735" calcext:value-type="float">
            <text:p>-562,778652638735</text:p>
          </table:table-cell>
          <table:table-cell table:formula="of:=[.C159]+[.E160]*[.$G$2]" office:value-type="float" office:value="0" calcext:value-type="float">
            <text:p>0</text:p>
          </table:table-cell>
          <table:table-cell table:formula="of:=[.D159]-([.$G$4]+[.F160]*[.D159])*[.$G$2]" office:value-type="float" office:value="-44.6512769964111" calcext:value-type="float">
            <text:p>-44,6512769964111</text:p>
          </table:table-cell>
          <table:table-cell table:formula="of:=[.E158]-[.F159]*[.E158]*[.$G$2]" office:value-type="float" office:value="0" calcext:value-type="float">
            <text:p>0</text:p>
          </table:table-cell>
          <table:table-cell table:formula="of:=[.$G$3]*SQRT([.D159]*[.D159]+[.E159]*[.E159])" office:value-type="float" office:value="0.223239994496328" calcext:value-type="float">
            <text:p>0,223239994496328</text:p>
          </table:table-cell>
          <table:table-cell table:number-columns-repeated="2"/>
        </table:table-row>
        <table:table-row table:style-name="ro1">
          <table:table-cell table:formula="of:=[.A160]+[.$G$2]" office:value-type="float" office:value="15.8" calcext:value-type="float">
            <text:p>15,8</text:p>
          </table:table-cell>
          <table:table-cell table:formula="of:=[.B160]+[.D160]*[.$G$2]" office:value-type="float" office:value="-567.243780338376" calcext:value-type="float">
            <text:p>-567,243780338376</text:p>
          </table:table-cell>
          <table:table-cell table:formula="of:=[.C160]+[.E161]*[.$G$2]" office:value-type="float" office:value="0" calcext:value-type="float">
            <text:p>0</text:p>
          </table:table-cell>
          <table:table-cell table:formula="of:=[.D160]-([.$G$4]+[.F161]*[.D160])*[.$G$2]" office:value-type="float" office:value="-44.654408727706" calcext:value-type="float">
            <text:p>-44,654408727706</text:p>
          </table:table-cell>
          <table:table-cell table:formula="of:=[.E159]-[.F160]*[.E159]*[.$G$2]" office:value-type="float" office:value="0" calcext:value-type="float">
            <text:p>0</text:p>
          </table:table-cell>
          <table:table-cell table:formula="of:=[.$G$3]*SQRT([.D160]*[.D160]+[.E160]*[.E160])" office:value-type="float" office:value="0.223256384982055" calcext:value-type="float">
            <text:p>0,223256384982055</text:p>
          </table:table-cell>
          <table:table-cell table:number-columns-repeated="2"/>
        </table:table-row>
        <table:table-row table:style-name="ro1">
          <table:table-cell table:formula="of:=[.A161]+[.$G$2]" office:value-type="float" office:value="15.9" calcext:value-type="float">
            <text:p>15,9</text:p>
          </table:table-cell>
          <table:table-cell table:formula="of:=[.B161]+[.D161]*[.$G$2]" office:value-type="float" office:value="-571.709221211147" calcext:value-type="float">
            <text:p>-571,709221211147</text:p>
          </table:table-cell>
          <table:table-cell table:formula="of:=[.C161]+[.E162]*[.$G$2]" office:value-type="float" office:value="0" calcext:value-type="float">
            <text:p>0</text:p>
          </table:table-cell>
          <table:table-cell table:formula="of:=[.D161]-([.$G$4]+[.F162]*[.D161])*[.$G$2]" office:value-type="float" office:value="-44.6574006182955" calcext:value-type="float">
            <text:p>-44,6574006182955</text:p>
          </table:table-cell>
          <table:table-cell table:formula="of:=[.E160]-[.F161]*[.E160]*[.$G$2]" office:value-type="float" office:value="0" calcext:value-type="float">
            <text:p>0</text:p>
          </table:table-cell>
          <table:table-cell table:formula="of:=[.$G$3]*SQRT([.D161]*[.D161]+[.E161]*[.E161])" office:value-type="float" office:value="0.22327204363853" calcext:value-type="float">
            <text:p>0,22327204363853</text:p>
          </table:table-cell>
          <table:table-cell table:number-columns-repeated="2"/>
        </table:table-row>
        <table:table-row table:style-name="ro1">
          <table:table-cell table:formula="of:=[.A162]+[.$G$2]" office:value-type="float" office:value="16" calcext:value-type="float">
            <text:p>16</text:p>
          </table:table-cell>
          <table:table-cell table:formula="of:=[.B162]+[.D162]*[.$G$2]" office:value-type="float" office:value="-576.174961272976" calcext:value-type="float">
            <text:p>-576,174961272976</text:p>
          </table:table-cell>
          <table:table-cell table:formula="of:=[.C162]+[.E163]*[.$G$2]" office:value-type="float" office:value="0" calcext:value-type="float">
            <text:p>0</text:p>
          </table:table-cell>
          <table:table-cell table:formula="of:=[.D162]-([.$G$4]+[.F163]*[.D162])*[.$G$2]" office:value-type="float" office:value="-44.660258903304" calcext:value-type="float">
            <text:p>-44,660258903304</text:p>
          </table:table-cell>
          <table:table-cell table:formula="of:=[.E161]-[.F162]*[.E161]*[.$G$2]" office:value-type="float" office:value="0" calcext:value-type="float">
            <text:p>0</text:p>
          </table:table-cell>
          <table:table-cell table:formula="of:=[.$G$3]*SQRT([.D162]*[.D162]+[.E162]*[.E162])" office:value-type="float" office:value="0.223287003091477" calcext:value-type="float">
            <text:p>0,223287003091477</text:p>
          </table:table-cell>
          <table:table-cell table:number-columns-repeated="2"/>
        </table:table-row>
        <table:table-row table:style-name="ro1">
          <table:table-cell table:formula="of:=[.A163]+[.$G$2]" office:value-type="float" office:value="16.1" calcext:value-type="float">
            <text:p>16,1</text:p>
          </table:table-cell>
          <table:table-cell table:formula="of:=[.B163]+[.D163]*[.$G$2]" office:value-type="float" office:value="-580.640987163307" calcext:value-type="float">
            <text:p>-580,640987163307</text:p>
          </table:table-cell>
          <table:table-cell table:formula="of:=[.C163]+[.E164]*[.$G$2]" office:value-type="float" office:value="0" calcext:value-type="float">
            <text:p>0</text:p>
          </table:table-cell>
          <table:table-cell table:formula="of:=[.D163]-([.$G$4]+[.F164]*[.D163])*[.$G$2]" office:value-type="float" office:value="-44.6629895406489" calcext:value-type="float">
            <text:p>-44,6629895406489</text:p>
          </table:table-cell>
          <table:table-cell table:formula="of:=[.E162]-[.F163]*[.E162]*[.$G$2]" office:value-type="float" office:value="0" calcext:value-type="float">
            <text:p>0</text:p>
          </table:table-cell>
          <table:table-cell table:formula="of:=[.$G$3]*SQRT([.D163]*[.D163]+[.E163]*[.E163])" office:value-type="float" office:value="0.22330129451652" calcext:value-type="float">
            <text:p>0,22330129451652</text:p>
          </table:table-cell>
          <table:table-cell table:number-columns-repeated="2"/>
        </table:table-row>
        <table:table-row table:style-name="ro1">
          <table:table-cell table:formula="of:=[.A164]+[.$G$2]" office:value-type="float" office:value="16.2" calcext:value-type="float">
            <text:p>16,2</text:p>
          </table:table-cell>
          <table:table-cell table:formula="of:=[.B164]+[.D164]*[.$G$2]" office:value-type="float" office:value="-585.107286117372" calcext:value-type="float">
            <text:p>-585,107286117372</text:p>
          </table:table-cell>
          <table:table-cell table:formula="of:=[.C164]+[.E165]*[.$G$2]" office:value-type="float" office:value="0" calcext:value-type="float">
            <text:p>0</text:p>
          </table:table-cell>
          <table:table-cell table:formula="of:=[.D164]-([.$G$4]+[.F165]*[.D164])*[.$G$2]" office:value-type="float" office:value="-44.6655982232949" calcext:value-type="float">
            <text:p>-44,6655982232949</text:p>
          </table:table-cell>
          <table:table-cell table:formula="of:=[.E163]-[.F164]*[.E163]*[.$G$2]" office:value-type="float" office:value="0" calcext:value-type="float">
            <text:p>0</text:p>
          </table:table-cell>
          <table:table-cell table:formula="of:=[.$G$3]*SQRT([.D164]*[.D164]+[.E164]*[.E164])" office:value-type="float" office:value="0.223314947703245" calcext:value-type="float">
            <text:p>0,223314947703245</text:p>
          </table:table-cell>
          <table:table-cell table:number-columns-repeated="2"/>
        </table:table-row>
        <table:table-row table:style-name="ro1">
          <table:table-cell table:formula="of:=[.A165]+[.$G$2]" office:value-type="float" office:value="16.3" calcext:value-type="float">
            <text:p>16,3</text:p>
          </table:table-cell>
          <table:table-cell table:formula="of:=[.B165]+[.D165]*[.$G$2]" office:value-type="float" office:value="-589.573845939701" calcext:value-type="float">
            <text:p>-589,573845939701</text:p>
          </table:table-cell>
          <table:table-cell table:formula="of:=[.C165]+[.E166]*[.$G$2]" office:value-type="float" office:value="0" calcext:value-type="float">
            <text:p>0</text:p>
          </table:table-cell>
          <table:table-cell table:formula="of:=[.D165]-([.$G$4]+[.F166]*[.D165])*[.$G$2]" office:value-type="float" office:value="-44.6680903909725" calcext:value-type="float">
            <text:p>-44,6680903909725</text:p>
          </table:table-cell>
          <table:table-cell table:formula="of:=[.E164]-[.F165]*[.E164]*[.$G$2]" office:value-type="float" office:value="0" calcext:value-type="float">
            <text:p>0</text:p>
          </table:table-cell>
          <table:table-cell table:formula="of:=[.$G$3]*SQRT([.D165]*[.D165]+[.E165]*[.E165])" office:value-type="float" office:value="0.223327991116474" calcext:value-type="float">
            <text:p>0,223327991116474</text:p>
          </table:table-cell>
          <table:table-cell table:number-columns-repeated="2"/>
        </table:table-row>
        <table:table-row table:style-name="ro1">
          <table:table-cell table:formula="of:=[.A166]+[.$G$2]" office:value-type="float" office:value="16.4" calcext:value-type="float">
            <text:p>16,4</text:p>
          </table:table-cell>
          <table:table-cell table:formula="of:=[.B166]+[.D166]*[.$G$2]" office:value-type="float" office:value="-594.040654978798" calcext:value-type="float">
            <text:p>-594,040654978798</text:p>
          </table:table-cell>
          <table:table-cell table:formula="of:=[.C166]+[.E167]*[.$G$2]" office:value-type="float" office:value="0" calcext:value-type="float">
            <text:p>0</text:p>
          </table:table-cell>
          <table:table-cell table:formula="of:=[.D166]-([.$G$4]+[.F167]*[.D166])*[.$G$2]" office:value-type="float" office:value="-44.6704712413844" calcext:value-type="float">
            <text:p>-44,6704712413844</text:p>
          </table:table-cell>
          <table:table-cell table:formula="of:=[.E165]-[.F166]*[.E165]*[.$G$2]" office:value-type="float" office:value="0" calcext:value-type="float">
            <text:p>0</text:p>
          </table:table-cell>
          <table:table-cell table:formula="of:=[.$G$3]*SQRT([.D166]*[.D166]+[.E166]*[.E166])" office:value-type="float" office:value="0.223340451954862" calcext:value-type="float">
            <text:p>0,223340451954862</text:p>
          </table:table-cell>
          <table:table-cell table:number-columns-repeated="2"/>
        </table:table-row>
        <table:table-row table:style-name="ro1">
          <table:table-cell table:formula="of:=[.A167]+[.$G$2]" office:value-type="float" office:value="16.5" calcext:value-type="float">
            <text:p>16,5</text:p>
          </table:table-cell>
          <table:table-cell table:formula="of:=[.B167]+[.D167]*[.$G$2]" office:value-type="float" office:value="-598.507702102937" calcext:value-type="float">
            <text:p>-598,507702102937</text:p>
          </table:table-cell>
          <table:table-cell table:formula="of:=[.C167]+[.E168]*[.$G$2]" office:value-type="float" office:value="0" calcext:value-type="float">
            <text:p>0</text:p>
          </table:table-cell>
          <table:table-cell table:formula="of:=[.D167]-([.$G$4]+[.F168]*[.D167])*[.$G$2]" office:value-type="float" office:value="-44.6727457409208" calcext:value-type="float">
            <text:p>-44,6727457409208</text:p>
          </table:table-cell>
          <table:table-cell table:formula="of:=[.E166]-[.F167]*[.E166]*[.$G$2]" office:value-type="float" office:value="0" calcext:value-type="float">
            <text:p>0</text:p>
          </table:table-cell>
          <table:table-cell table:formula="of:=[.$G$3]*SQRT([.D167]*[.D167]+[.E167]*[.E167])" office:value-type="float" office:value="0.223352356206922" calcext:value-type="float">
            <text:p>0,223352356206922</text:p>
          </table:table-cell>
          <table:table-cell table:number-columns-repeated="2"/>
        </table:table-row>
        <table:table-row table:style-name="ro1">
          <table:table-cell table:formula="of:=[.A168]+[.$G$2]" office:value-type="float" office:value="16.6" calcext:value-type="float">
            <text:p>16,6</text:p>
          </table:table-cell>
          <table:table-cell table:formula="of:=[.B168]+[.D168]*[.$G$2]" office:value-type="float" office:value="-602.974976677029" calcext:value-type="float">
            <text:p>-602,974976677029</text:p>
          </table:table-cell>
          <table:table-cell table:formula="of:=[.C168]+[.E169]*[.$G$2]" office:value-type="float" office:value="0" calcext:value-type="float">
            <text:p>0</text:p>
          </table:table-cell>
          <table:table-cell table:formula="of:=[.D168]-([.$G$4]+[.F169]*[.D168])*[.$G$2]" office:value-type="float" office:value="-44.6749186349043" calcext:value-type="float">
            <text:p>-44,6749186349043</text:p>
          </table:table-cell>
          <table:table-cell table:formula="of:=[.E167]-[.F168]*[.E167]*[.$G$2]" office:value-type="float" office:value="0" calcext:value-type="float">
            <text:p>0</text:p>
          </table:table-cell>
          <table:table-cell table:formula="of:=[.$G$3]*SQRT([.D168]*[.D168]+[.E168]*[.E168])" office:value-type="float" office:value="0.223363728704604" calcext:value-type="float">
            <text:p>0,223363728704604</text:p>
          </table:table-cell>
          <table:table-cell table:number-columns-repeated="2"/>
        </table:table-row>
        <table:table-row table:style-name="ro1">
          <table:table-cell table:formula="of:=[.A169]+[.$G$2]" office:value-type="float" office:value="16.7" calcext:value-type="float">
            <text:p>16,7</text:p>
          </table:table-cell>
          <table:table-cell table:formula="of:=[.B169]+[.D169]*[.$G$2]" office:value-type="float" office:value="-607.442468540519" calcext:value-type="float">
            <text:p>-607,442468540519</text:p>
          </table:table-cell>
          <table:table-cell table:formula="of:=[.C169]+[.E170]*[.$G$2]" office:value-type="float" office:value="0" calcext:value-type="float">
            <text:p>0</text:p>
          </table:table-cell>
          <table:table-cell table:formula="of:=[.D169]-([.$G$4]+[.F170]*[.D169])*[.$G$2]" office:value-type="float" office:value="-44.6769944573866" calcext:value-type="float">
            <text:p>-44,6769944573866</text:p>
          </table:table-cell>
          <table:table-cell table:formula="of:=[.E168]-[.F169]*[.E168]*[.$G$2]" office:value-type="float" office:value="0" calcext:value-type="float">
            <text:p>0</text:p>
          </table:table-cell>
          <table:table-cell table:formula="of:=[.$G$3]*SQRT([.D169]*[.D169]+[.E169]*[.E169])" office:value-type="float" office:value="0.223374593174521" calcext:value-type="float">
            <text:p>0,223374593174521</text:p>
          </table:table-cell>
          <table:table-cell table:number-columns-repeated="2"/>
        </table:table-row>
        <table:table-row table:style-name="ro1">
          <table:table-cell table:formula="of:=[.A170]+[.$G$2]" office:value-type="float" office:value="16.8" calcext:value-type="float">
            <text:p>16,8</text:p>
          </table:table-cell>
          <table:table-cell table:formula="of:=[.B170]+[.D170]*[.$G$2]" office:value-type="float" office:value="-611.910167986258" calcext:value-type="float">
            <text:p>-611,910167986258</text:p>
          </table:table-cell>
          <table:table-cell table:formula="of:=[.C170]+[.E171]*[.$G$2]" office:value-type="float" office:value="0" calcext:value-type="float">
            <text:p>0</text:p>
          </table:table-cell>
          <table:table-cell table:formula="of:=[.D170]-([.$G$4]+[.F171]*[.D170])*[.$G$2]" office:value-type="float" office:value="-44.6789775405139" calcext:value-type="float">
            <text:p>-44,6789775405139</text:p>
          </table:table-cell>
          <table:table-cell table:formula="of:=[.E169]-[.F170]*[.E169]*[.$G$2]" office:value-type="float" office:value="0" calcext:value-type="float">
            <text:p>0</text:p>
          </table:table-cell>
          <table:table-cell table:formula="of:=[.$G$3]*SQRT([.D170]*[.D170]+[.E170]*[.E170])" office:value-type="float" office:value="0.223384972286933" calcext:value-type="float">
            <text:p>0,223384972286933</text:p>
          </table:table-cell>
          <table:table-cell table:number-columns-repeated="2"/>
        </table:table-row>
        <table:table-row table:style-name="ro1">
          <table:table-cell table:formula="of:=[.A171]+[.$G$2]" office:value-type="float" office:value="16.9" calcext:value-type="float">
            <text:p>16,9</text:p>
          </table:table-cell>
          <table:table-cell table:formula="of:=[.B171]+[.D171]*[.$G$2]" office:value-type="float" office:value="-616.378065740309" calcext:value-type="float">
            <text:p>-616,378065740309</text:p>
          </table:table-cell>
          <table:table-cell table:formula="of:=[.C171]+[.E172]*[.$G$2]" office:value-type="float" office:value="0" calcext:value-type="float">
            <text:p>0</text:p>
          </table:table-cell>
          <table:table-cell table:formula="of:=[.D171]-([.$G$4]+[.F172]*[.D171])*[.$G$2]" office:value-type="float" office:value="-44.6808720234811" calcext:value-type="float">
            <text:p>-44,6808720234811</text:p>
          </table:table-cell>
          <table:table-cell table:formula="of:=[.E170]-[.F171]*[.E170]*[.$G$2]" office:value-type="float" office:value="0" calcext:value-type="float">
            <text:p>0</text:p>
          </table:table-cell>
          <table:table-cell table:formula="of:=[.$G$3]*SQRT([.D171]*[.D171]+[.E171]*[.E171])" office:value-type="float" office:value="0.22339488770257" calcext:value-type="float">
            <text:p>0,22339488770257</text:p>
          </table:table-cell>
          <table:table-cell table:number-columns-repeated="2"/>
        </table:table-row>
        <table:table-row table:style-name="ro1">
          <table:table-cell table:formula="of:=[.A172]+[.$G$2]" office:value-type="float" office:value="17" calcext:value-type="float">
            <text:p>17</text:p>
          </table:table-cell>
          <table:table-cell table:formula="of:=[.B172]+[.D172]*[.$G$2]" office:value-type="float" office:value="-620.846152942657" calcext:value-type="float">
            <text:p>-620,846152942657</text:p>
          </table:table-cell>
          <table:table-cell table:formula="of:=[.C172]+[.E173]*[.$G$2]" office:value-type="float" office:value="0" calcext:value-type="float">
            <text:p>0</text:p>
          </table:table-cell>
          <table:table-cell table:formula="of:=[.D172]-([.$G$4]+[.F173]*[.D172])*[.$G$2]" office:value-type="float" office:value="-44.6826818610917" calcext:value-type="float">
            <text:p>-44,6826818610917</text:p>
          </table:table-cell>
          <table:table-cell table:formula="of:=[.E171]-[.F172]*[.E171]*[.$G$2]" office:value-type="float" office:value="0" calcext:value-type="float">
            <text:p>0</text:p>
          </table:table-cell>
          <table:table-cell table:formula="of:=[.$G$3]*SQRT([.D172]*[.D172]+[.E172]*[.E172])" office:value-type="float" office:value="0.223404360117405" calcext:value-type="float">
            <text:p>0,223404360117405</text:p>
          </table:table-cell>
          <table:table-cell table:number-columns-repeated="2"/>
        </table:table-row>
        <table:table-row table:style-name="ro1">
          <table:table-cell table:formula="of:=[.A173]+[.$G$2]" office:value-type="float" office:value="17.1" calcext:value-type="float">
            <text:p>17,1</text:p>
          </table:table-cell>
          <table:table-cell table:formula="of:=[.B173]+[.D173]*[.$G$2]" office:value-type="float" office:value="-625.314421128766" calcext:value-type="float">
            <text:p>-625,314421128766</text:p>
          </table:table-cell>
          <table:table-cell table:formula="of:=[.C173]+[.E174]*[.$G$2]" office:value-type="float" office:value="0" calcext:value-type="float">
            <text:p>0</text:p>
          </table:table-cell>
          <table:table-cell table:formula="of:=[.D173]-([.$G$4]+[.F174]*[.D173])*[.$G$2]" office:value-type="float" office:value="-44.6844108319419" calcext:value-type="float">
            <text:p>-44,6844108319419</text:p>
          </table:table-cell>
          <table:table-cell table:formula="of:=[.E172]-[.F173]*[.E172]*[.$G$2]" office:value-type="float" office:value="0" calcext:value-type="float">
            <text:p>0</text:p>
          </table:table-cell>
          <table:table-cell table:formula="of:=[.$G$3]*SQRT([.D173]*[.D173]+[.E173]*[.E173])" office:value-type="float" office:value="0.223413409305459" calcext:value-type="float">
            <text:p>0,223413409305459</text:p>
          </table:table-cell>
          <table:table-cell table:number-columns-repeated="2"/>
        </table:table-row>
        <table:table-row table:style-name="ro1">
          <table:table-cell table:formula="of:=[.A174]+[.$G$2]" office:value-type="float" office:value="17.2" calcext:value-type="float">
            <text:p>17,2</text:p>
          </table:table-cell>
          <table:table-cell table:formula="of:=[.B174]+[.D174]*[.$G$2]" office:value-type="float" office:value="-629.782862211961" calcext:value-type="float">
            <text:p>-629,782862211961</text:p>
          </table:table-cell>
          <table:table-cell table:formula="of:=[.C174]+[.E175]*[.$G$2]" office:value-type="float" office:value="0" calcext:value-type="float">
            <text:p>0</text:p>
          </table:table-cell>
          <table:table-cell table:formula="of:=[.D174]-([.$G$4]+[.F175]*[.D174])*[.$G$2]" office:value-type="float" office:value="-44.6860625462431" calcext:value-type="float">
            <text:p>-44,6860625462431</text:p>
          </table:table-cell>
          <table:table-cell table:formula="of:=[.E173]-[.F174]*[.E173]*[.$G$2]" office:value-type="float" office:value="0" calcext:value-type="float">
            <text:p>0</text:p>
          </table:table-cell>
          <table:table-cell table:formula="of:=[.$G$3]*SQRT([.D174]*[.D174]+[.E174]*[.E174])" office:value-type="float" office:value="0.22342205415971" calcext:value-type="float">
            <text:p>0,22342205415971</text:p>
          </table:table-cell>
          <table:table-cell table:number-columns-repeated="2"/>
        </table:table-row>
        <table:table-row table:style-name="ro1">
          <table:table-cell table:formula="of:=[.A175]+[.$G$2]" office:value-type="float" office:value="17.3" calcext:value-type="float">
            <text:p>17,3</text:p>
          </table:table-cell>
          <table:table-cell table:formula="of:=[.B175]+[.D175]*[.$G$2]" office:value-type="float" office:value="-634.251468466585" calcext:value-type="float">
            <text:p>-634,251468466585</text:p>
          </table:table-cell>
          <table:table-cell table:formula="of:=[.C175]+[.E176]*[.$G$2]" office:value-type="float" office:value="0" calcext:value-type="float">
            <text:p>0</text:p>
          </table:table-cell>
          <table:table-cell table:formula="of:=[.D175]-([.$G$4]+[.F176]*[.D175])*[.$G$2]" office:value-type="float" office:value="-44.6876404532997" calcext:value-type="float">
            <text:p>-44,6876404532997</text:p>
          </table:table-cell>
          <table:table-cell table:formula="of:=[.E174]-[.F175]*[.E174]*[.$G$2]" office:value-type="float" office:value="0" calcext:value-type="float">
            <text:p>0</text:p>
          </table:table-cell>
          <table:table-cell table:formula="of:=[.$G$3]*SQRT([.D175]*[.D175]+[.E175]*[.E175])" office:value-type="float" office:value="0.223430312731215" calcext:value-type="float">
            <text:p>0,223430312731215</text:p>
          </table:table-cell>
          <table:table-cell table:number-columns-repeated="2"/>
        </table:table-row>
        <table:table-row table:style-name="ro1">
          <table:table-cell table:formula="of:=[.A176]+[.$G$2]" office:value-type="float" office:value="17.4" calcext:value-type="float">
            <text:p>17,4</text:p>
          </table:table-cell>
          <table:table-cell table:formula="of:=[.B176]+[.D176]*[.$G$2]" office:value-type="float" office:value="-638.720232511915" calcext:value-type="float">
            <text:p>-638,720232511915</text:p>
          </table:table-cell>
          <table:table-cell table:formula="of:=[.C176]+[.E177]*[.$G$2]" office:value-type="float" office:value="0" calcext:value-type="float">
            <text:p>0</text:p>
          </table:table-cell>
          <table:table-cell table:formula="of:=[.D176]-([.$G$4]+[.F177]*[.D176])*[.$G$2]" office:value-type="float" office:value="-44.689147848658" calcext:value-type="float">
            <text:p>-44,689147848658</text:p>
          </table:table-cell>
          <table:table-cell table:formula="of:=[.E175]-[.F176]*[.E175]*[.$G$2]" office:value-type="float" office:value="0" calcext:value-type="float">
            <text:p>0</text:p>
          </table:table-cell>
          <table:table-cell table:formula="of:=[.$G$3]*SQRT([.D176]*[.D176]+[.E176]*[.E176])" office:value-type="float" office:value="0.223438202266498" calcext:value-type="float">
            <text:p>0,223438202266498</text:p>
          </table:table-cell>
          <table:table-cell table:number-columns-repeated="2"/>
        </table:table-row>
        <table:table-row table:style-name="ro1">
          <table:table-cell table:formula="of:=[.A177]+[.$G$2]" office:value-type="float" office:value="17.5" calcext:value-type="float">
            <text:p>17,5</text:p>
          </table:table-cell>
          <table:table-cell table:formula="of:=[.B177]+[.D177]*[.$G$2]" office:value-type="float" office:value="-643.189147296781" calcext:value-type="float">
            <text:p>-643,189147296781</text:p>
          </table:table-cell>
          <table:table-cell table:formula="of:=[.C177]+[.E178]*[.$G$2]" office:value-type="float" office:value="0" calcext:value-type="float">
            <text:p>0</text:p>
          </table:table-cell>
          <table:table-cell table:formula="of:=[.D177]-([.$G$4]+[.F178]*[.D177])*[.$G$2]" office:value-type="float" office:value="-44.6905878809384" calcext:value-type="float">
            <text:p>-44,6905878809384</text:p>
          </table:table-cell>
          <table:table-cell table:formula="of:=[.E176]-[.F177]*[.E176]*[.$G$2]" office:value-type="float" office:value="0" calcext:value-type="float">
            <text:p>0</text:p>
          </table:table-cell>
          <table:table-cell table:formula="of:=[.$G$3]*SQRT([.D177]*[.D177]+[.E177]*[.E177])" office:value-type="float" office:value="0.22344573924329" calcext:value-type="float">
            <text:p>0,22344573924329</text:p>
          </table:table-cell>
          <table:table-cell table:number-columns-repeated="2"/>
        </table:table-row>
        <table:table-row table:style-name="ro1">
          <table:table-cell table:formula="of:=[.A178]+[.$G$2]" office:value-type="float" office:value="17.6" calcext:value-type="float">
            <text:p>17,6</text:p>
          </table:table-cell>
          <table:table-cell table:formula="of:=[.B178]+[.D178]*[.$G$2]" office:value-type="float" office:value="-647.658206084875" calcext:value-type="float">
            <text:p>-647,658206084875</text:p>
          </table:table-cell>
          <table:table-cell table:formula="of:=[.C178]+[.E179]*[.$G$2]" office:value-type="float" office:value="0" calcext:value-type="float">
            <text:p>0</text:p>
          </table:table-cell>
          <table:table-cell table:formula="of:=[.D178]-([.$G$4]+[.F179]*[.D178])*[.$G$2]" office:value-type="float" office:value="-44.6919635583665" calcext:value-type="float">
            <text:p>-44,6919635583665</text:p>
          </table:table-cell>
          <table:table-cell table:formula="of:=[.E177]-[.F178]*[.E177]*[.$G$2]" office:value-type="float" office:value="0" calcext:value-type="float">
            <text:p>0</text:p>
          </table:table-cell>
          <table:table-cell table:formula="of:=[.$G$3]*SQRT([.D178]*[.D178]+[.E178]*[.E178])" office:value-type="float" office:value="0.223452939404692" calcext:value-type="float">
            <text:p>0,223452939404692</text:p>
          </table:table-cell>
          <table:table-cell table:number-columns-repeated="2"/>
        </table:table-row>
        <table:table-row table:style-name="ro1">
          <table:table-cell table:formula="of:=[.A179]+[.$G$2]" office:value-type="float" office:value="17.7" calcext:value-type="float">
            <text:p>17,7</text:p>
          </table:table-cell>
          <table:table-cell table:formula="of:=[.B179]+[.D179]*[.$G$2]" office:value-type="float" office:value="-652.127402440711" calcext:value-type="float">
            <text:p>-652,127402440711</text:p>
          </table:table-cell>
          <table:table-cell table:formula="of:=[.C179]+[.E180]*[.$G$2]" office:value-type="float" office:value="0" calcext:value-type="float">
            <text:p>0</text:p>
          </table:table-cell>
          <table:table-cell table:formula="of:=[.D179]-([.$G$4]+[.F180]*[.D179])*[.$G$2]" office:value-type="float" office:value="-44.6932777550153" calcext:value-type="float">
            <text:p>-44,6932777550153</text:p>
          </table:table-cell>
          <table:table-cell table:formula="of:=[.E178]-[.F179]*[.E178]*[.$G$2]" office:value-type="float" office:value="0" calcext:value-type="float">
            <text:p>0</text:p>
          </table:table-cell>
          <table:table-cell table:formula="of:=[.$G$3]*SQRT([.D179]*[.D179]+[.E179]*[.E179])" office:value-type="float" office:value="0.223459817791832" calcext:value-type="float">
            <text:p>0,223459817791832</text:p>
          </table:table-cell>
          <table:table-cell table:number-columns-repeated="2"/>
        </table:table-row>
        <table:table-row table:style-name="ro1">
          <table:table-cell table:formula="of:=[.A180]+[.$G$2]" office:value-type="float" office:value="17.8" calcext:value-type="float">
            <text:p>17,8</text:p>
          </table:table-cell>
          <table:table-cell table:formula="of:=[.B180]+[.D180]*[.$G$2]" office:value-type="float" office:value="-656.596730216213" calcext:value-type="float">
            <text:p>-656,596730216213</text:p>
          </table:table-cell>
          <table:table-cell table:formula="of:=[.C180]+[.E181]*[.$G$2]" office:value-type="float" office:value="0" calcext:value-type="float">
            <text:p>0</text:p>
          </table:table-cell>
          <table:table-cell table:formula="of:=[.D180]-([.$G$4]+[.F181]*[.D180])*[.$G$2]" office:value-type="float" office:value="-44.6945332167718" calcext:value-type="float">
            <text:p>-44,6945332167718</text:p>
          </table:table-cell>
          <table:table-cell table:formula="of:=[.E179]-[.F180]*[.E179]*[.$G$2]" office:value-type="float" office:value="0" calcext:value-type="float">
            <text:p>0</text:p>
          </table:table-cell>
          <table:table-cell table:formula="of:=[.$G$3]*SQRT([.D180]*[.D180]+[.E180]*[.E180])" office:value-type="float" office:value="0.223466388775076" calcext:value-type="float">
            <text:p>0,223466388775076</text:p>
          </table:table-cell>
          <table:table-cell table:number-columns-repeated="2"/>
        </table:table-row>
        <table:table-row table:style-name="ro1">
          <table:table-cell table:formula="of:=[.A181]+[.$G$2]" office:value-type="float" office:value="17.9" calcext:value-type="float">
            <text:p>17,9</text:p>
          </table:table-cell>
          <table:table-cell table:formula="of:=[.B181]+[.D181]*[.$G$2]" office:value-type="float" office:value="-661.06618353789" calcext:value-type="float">
            <text:p>-661,06618353789</text:p>
          </table:table-cell>
          <table:table-cell table:formula="of:=[.C181]+[.E182]*[.$G$2]" office:value-type="float" office:value="0" calcext:value-type="float">
            <text:p>0</text:p>
          </table:table-cell>
          <table:table-cell table:formula="of:=[.D181]-([.$G$4]+[.F182]*[.D181])*[.$G$2]" office:value-type="float" office:value="-44.6957325670392" calcext:value-type="float">
            <text:p>-44,6957325670392</text:p>
          </table:table-cell>
          <table:table-cell table:formula="of:=[.E180]-[.F181]*[.E180]*[.$G$2]" office:value-type="float" office:value="0" calcext:value-type="float">
            <text:p>0</text:p>
          </table:table-cell>
          <table:table-cell table:formula="of:=[.$G$3]*SQRT([.D181]*[.D181]+[.E181]*[.E181])" office:value-type="float" office:value="0.223472666083859" calcext:value-type="float">
            <text:p>0,223472666083859</text:p>
          </table:table-cell>
          <table:table-cell table:number-columns-repeated="2"/>
        </table:table-row>
        <table:table-row table:style-name="ro1">
          <table:table-cell table:formula="of:=[.A182]+[.$G$2]" office:value-type="float" office:value="18" calcext:value-type="float">
            <text:p>18</text:p>
          </table:table-cell>
          <table:table-cell table:formula="of:=[.B182]+[.D182]*[.$G$2]" office:value-type="float" office:value="-665.535756794594" calcext:value-type="float">
            <text:p>-665,535756794594</text:p>
          </table:table-cell>
          <table:table-cell table:formula="of:=[.C182]+[.E183]*[.$G$2]" office:value-type="float" office:value="0" calcext:value-type="float">
            <text:p>0</text:p>
          </table:table-cell>
          <table:table-cell table:formula="of:=[.D182]-([.$G$4]+[.F183]*[.D182])*[.$G$2]" office:value-type="float" office:value="-44.6968783121871" calcext:value-type="float">
            <text:p>-44,6968783121871</text:p>
          </table:table-cell>
          <table:table-cell table:formula="of:=[.E181]-[.F182]*[.E181]*[.$G$2]" office:value-type="float" office:value="0" calcext:value-type="float">
            <text:p>0</text:p>
          </table:table-cell>
          <table:table-cell table:formula="of:=[.$G$3]*SQRT([.D182]*[.D182]+[.E182]*[.E182])" office:value-type="float" office:value="0.223478662835196" calcext:value-type="float">
            <text:p>0,223478662835196</text:p>
          </table:table-cell>
          <table:table-cell table:number-columns-repeated="2"/>
        </table:table-row>
        <table:table-row table:style-name="ro1">
          <table:table-cell table:formula="of:=[.A183]+[.$G$2]" office:value-type="float" office:value="18.1" calcext:value-type="float">
            <text:p>18,1</text:p>
          </table:table-cell>
          <table:table-cell table:formula="of:=[.B183]+[.D183]*[.$G$2]" office:value-type="float" office:value="-670.005444625813" calcext:value-type="float">
            <text:p>-670,005444625813</text:p>
          </table:table-cell>
          <table:table-cell table:formula="of:=[.C183]+[.E184]*[.$G$2]" office:value-type="float" office:value="0" calcext:value-type="float">
            <text:p>0</text:p>
          </table:table-cell>
          <table:table-cell table:formula="of:=[.D183]-([.$G$4]+[.F184]*[.D183])*[.$G$2]" office:value-type="float" office:value="-44.6979728467599" calcext:value-type="float">
            <text:p>-44,6979728467599</text:p>
          </table:table-cell>
          <table:table-cell table:formula="of:=[.E182]-[.F183]*[.E182]*[.$G$2]" office:value-type="float" office:value="0" calcext:value-type="float">
            <text:p>0</text:p>
          </table:table-cell>
          <table:table-cell table:formula="of:=[.$G$3]*SQRT([.D183]*[.D183]+[.E183]*[.E183])" office:value-type="float" office:value="0.223484391560935" calcext:value-type="float">
            <text:p>0,223484391560935</text:p>
          </table:table-cell>
          <table:table-cell table:number-columns-repeated="2"/>
        </table:table-row>
        <table:table-row table:style-name="ro1">
          <table:table-cell table:formula="of:=[.A184]+[.$G$2]" office:value-type="float" office:value="18.2" calcext:value-type="float">
            <text:p>18,2</text:p>
          </table:table-cell>
          <table:table-cell table:formula="of:=[.B184]+[.D184]*[.$G$2]" office:value-type="float" office:value="-674.475241910489" calcext:value-type="float">
            <text:p>-674,475241910489</text:p>
          </table:table-cell>
          <table:table-cell table:formula="of:=[.C184]+[.E185]*[.$G$2]" office:value-type="float" office:value="0" calcext:value-type="float">
            <text:p>0</text:p>
          </table:table-cell>
          <table:table-cell table:formula="of:=[.D184]-([.$G$4]+[.F185]*[.D184])*[.$G$2]" office:value-type="float" office:value="-44.699018458455" calcext:value-type="float">
            <text:p>-44,699018458455</text:p>
          </table:table-cell>
          <table:table-cell table:formula="of:=[.E183]-[.F184]*[.E183]*[.$G$2]" office:value-type="float" office:value="0" calcext:value-type="float">
            <text:p>0</text:p>
          </table:table-cell>
          <table:table-cell table:formula="of:=[.$G$3]*SQRT([.D184]*[.D184]+[.E184]*[.E184])" office:value-type="float" office:value="0.223489864233799" calcext:value-type="float">
            <text:p>0,223489864233799</text:p>
          </table:table-cell>
          <table:table-cell table:number-columns-repeated="2"/>
        </table:table-row>
        <table:table-row table:style-name="ro1">
          <table:table-cell table:formula="of:=[.A185]+[.$G$2]" office:value-type="float" office:value="18.3" calcext:value-type="float">
            <text:p>18,3</text:p>
          </table:table-cell>
          <table:table-cell table:formula="of:=[.B185]+[.D185]*[.$G$2]" office:value-type="float" office:value="-678.945143756334" calcext:value-type="float">
            <text:p>-678,945143756334</text:p>
          </table:table-cell>
          <table:table-cell table:formula="of:=[.C185]+[.E186]*[.$G$2]" office:value-type="float" office:value="0" calcext:value-type="float">
            <text:p>0</text:p>
          </table:table-cell>
          <table:table-cell table:formula="of:=[.D185]-([.$G$4]+[.F186]*[.D185])*[.$G$2]" office:value-type="float" office:value="-44.7000173328804" calcext:value-type="float">
            <text:p>-44,7000173328804</text:p>
          </table:table-cell>
          <table:table-cell table:formula="of:=[.E184]-[.F185]*[.E184]*[.$G$2]" office:value-type="float" office:value="0" calcext:value-type="float">
            <text:p>0</text:p>
          </table:table-cell>
          <table:table-cell table:formula="of:=[.$G$3]*SQRT([.D185]*[.D185]+[.E185]*[.E185])" office:value-type="float" office:value="0.223495092292275" calcext:value-type="float">
            <text:p>0,223495092292275</text:p>
          </table:table-cell>
          <table:table-cell table:number-columns-repeated="2"/>
        </table:table-row>
        <table:table-row table:style-name="ro1">
          <table:table-cell table:formula="of:=[.A186]+[.$G$2]" office:value-type="float" office:value="18.4" calcext:value-type="float">
            <text:p>18,4</text:p>
          </table:table-cell>
          <table:table-cell table:formula="of:=[.B186]+[.D186]*[.$G$2]" office:value-type="float" office:value="-683.415145489622" calcext:value-type="float">
            <text:p>-683,415145489622</text:p>
          </table:table-cell>
          <table:table-cell table:formula="of:=[.C186]+[.E187]*[.$G$2]" office:value-type="float" office:value="0" calcext:value-type="float">
            <text:p>0</text:p>
          </table:table-cell>
          <table:table-cell table:formula="of:=[.D186]-([.$G$4]+[.F187]*[.D186])*[.$G$2]" office:value-type="float" office:value="-44.7009715581005" calcext:value-type="float">
            <text:p>-44,7009715581005</text:p>
          </table:table-cell>
          <table:table-cell table:formula="of:=[.E185]-[.F186]*[.E185]*[.$G$2]" office:value-type="float" office:value="0" calcext:value-type="float">
            <text:p>0</text:p>
          </table:table-cell>
          <table:table-cell table:formula="of:=[.$G$3]*SQRT([.D186]*[.D186]+[.E186]*[.E186])" office:value-type="float" office:value="0.223500086664402" calcext:value-type="float">
            <text:p>0,223500086664402</text:p>
          </table:table-cell>
          <table:table-cell table:number-columns-repeated="2"/>
        </table:table-row>
        <table:table-row table:style-name="ro1">
          <table:table-cell table:formula="of:=[.A187]+[.$G$2]" office:value-type="float" office:value="18.5" calcext:value-type="float">
            <text:p>18,5</text:p>
          </table:table-cell>
          <table:table-cell table:formula="of:=[.B187]+[.D187]*[.$G$2]" office:value-type="float" office:value="-687.885242645432" calcext:value-type="float">
            <text:p>-687,885242645432</text:p>
          </table:table-cell>
          <table:table-cell table:formula="of:=[.C187]+[.E188]*[.$G$2]" office:value-type="float" office:value="0" calcext:value-type="float">
            <text:p>0</text:p>
          </table:table-cell>
          <table:table-cell table:formula="of:=[.D187]-([.$G$4]+[.F188]*[.D187])*[.$G$2]" office:value-type="float" office:value="-44.7018831289814" calcext:value-type="float">
            <text:p>-44,7018831289814</text:p>
          </table:table-cell>
          <table:table-cell table:formula="of:=[.E186]-[.F187]*[.E186]*[.$G$2]" office:value-type="float" office:value="0" calcext:value-type="float">
            <text:p>0</text:p>
          </table:table-cell>
          <table:table-cell table:formula="of:=[.$G$3]*SQRT([.D187]*[.D187]+[.E187]*[.E187])" office:value-type="float" office:value="0.223504857790502" calcext:value-type="float">
            <text:p>0,223504857790502</text:p>
          </table:table-cell>
          <table:table-cell table:number-columns-repeated="2"/>
        </table:table-row>
        <table:table-row table:style-name="ro1">
          <table:table-cell table:formula="of:=[.A188]+[.$G$2]" office:value-type="float" office:value="18.6" calcext:value-type="float">
            <text:p>18,6</text:p>
          </table:table-cell>
          <table:table-cell table:formula="of:=[.B188]+[.D188]*[.$G$2]" office:value-type="float" office:value="-692.35543095833" calcext:value-type="float">
            <text:p>-692,35543095833</text:p>
          </table:table-cell>
          <table:table-cell table:formula="of:=[.C188]+[.E189]*[.$G$2]" office:value-type="float" office:value="0" calcext:value-type="float">
            <text:p>0</text:p>
          </table:table-cell>
          <table:table-cell table:formula="of:=[.D188]-([.$G$4]+[.F189]*[.D188])*[.$G$2]" office:value-type="float" office:value="-44.7027539513429" calcext:value-type="float">
            <text:p>-44,7027539513429</text:p>
          </table:table-cell>
          <table:table-cell table:formula="of:=[.E187]-[.F188]*[.E187]*[.$G$2]" office:value-type="float" office:value="0" calcext:value-type="float">
            <text:p>0</text:p>
          </table:table-cell>
          <table:table-cell table:formula="of:=[.$G$3]*SQRT([.D188]*[.D188]+[.E188]*[.E188])" office:value-type="float" office:value="0.223509415644907" calcext:value-type="float">
            <text:p>0,223509415644907</text:p>
          </table:table-cell>
          <table:table-cell table:number-columns-repeated="2"/>
        </table:table-row>
        <table:table-row table:style-name="ro1">
          <table:table-cell table:formula="of:=[.A189]+[.$G$2]" office:value-type="float" office:value="18.7" calcext:value-type="float">
            <text:p>18,7</text:p>
          </table:table-cell>
          <table:table-cell table:formula="of:=[.B189]+[.D189]*[.$G$2]" office:value-type="float" office:value="-696.825706353465" calcext:value-type="float">
            <text:p>-696,825706353465</text:p>
          </table:table-cell>
          <table:table-cell table:formula="of:=[.C189]+[.E190]*[.$G$2]" office:value-type="float" office:value="0" calcext:value-type="float">
            <text:p>0</text:p>
          </table:table-cell>
          <table:table-cell table:formula="of:=[.D189]-([.$G$4]+[.F190]*[.D189])*[.$G$2]" office:value-type="float" office:value="-44.7035858459257" calcext:value-type="float">
            <text:p>-44,7035858459257</text:p>
          </table:table-cell>
          <table:table-cell table:formula="of:=[.E188]-[.F189]*[.E188]*[.$G$2]" office:value-type="float" office:value="0" calcext:value-type="float">
            <text:p>0</text:p>
          </table:table-cell>
          <table:table-cell table:formula="of:=[.$G$3]*SQRT([.D189]*[.D189]+[.E189]*[.E189])" office:value-type="float" office:value="0.223513769756714" calcext:value-type="float">
            <text:p>0,223513769756714</text:p>
          </table:table-cell>
          <table:table-cell table:number-columns-repeated="2"/>
        </table:table-row>
        <table:table-row table:style-name="ro1">
          <table:table-cell table:formula="of:=[.A190]+[.$G$2]" office:value-type="float" office:value="18.8" calcext:value-type="float">
            <text:p>18,8</text:p>
          </table:table-cell>
          <table:table-cell table:formula="of:=[.B190]+[.D190]*[.$G$2]" office:value-type="float" office:value="-701.296064938057" calcext:value-type="float">
            <text:p>-701,296064938057</text:p>
          </table:table-cell>
          <table:table-cell table:formula="of:=[.C190]+[.E191]*[.$G$2]" office:value-type="float" office:value="0" calcext:value-type="float">
            <text:p>0</text:p>
          </table:table-cell>
          <table:table-cell table:formula="of:=[.D190]-([.$G$4]+[.F191]*[.D190])*[.$G$2]" office:value-type="float" office:value="-44.7043805521837" calcext:value-type="float">
            <text:p>-44,7043805521837</text:p>
          </table:table-cell>
          <table:table-cell table:formula="of:=[.E189]-[.F190]*[.E189]*[.$G$2]" office:value-type="float" office:value="0" calcext:value-type="float">
            <text:p>0</text:p>
          </table:table-cell>
          <table:table-cell table:formula="of:=[.$G$3]*SQRT([.D190]*[.D190]+[.E190]*[.E190])" office:value-type="float" office:value="0.223517929229629" calcext:value-type="float">
            <text:p>0,223517929229629</text:p>
          </table:table-cell>
          <table:table-cell table:number-columns-repeated="2"/>
        </table:table-row>
        <table:table-row table:style-name="ro1">
          <table:table-cell table:formula="of:=[.A191]+[.$G$2]" office:value-type="float" office:value="18.9" calcext:value-type="float">
            <text:p>18,9</text:p>
          </table:table-cell>
          <table:table-cell table:formula="of:=[.B191]+[.D191]*[.$G$2]" office:value-type="float" office:value="-705.766502993276" calcext:value-type="float">
            <text:p>-705,766502993276</text:p>
          </table:table-cell>
          <table:table-cell table:formula="of:=[.C191]+[.E192]*[.$G$2]" office:value-type="float" office:value="0" calcext:value-type="float">
            <text:p>0</text:p>
          </table:table-cell>
          <table:table-cell table:formula="of:=[.D191]-([.$G$4]+[.F192]*[.D191])*[.$G$2]" office:value-type="float" office:value="-44.7051397319065" calcext:value-type="float">
            <text:p>-44,7051397319065</text:p>
          </table:table-cell>
          <table:table-cell table:formula="of:=[.E190]-[.F191]*[.E190]*[.$G$2]" office:value-type="float" office:value="0" calcext:value-type="float">
            <text:p>0</text:p>
          </table:table-cell>
          <table:table-cell table:formula="of:=[.$G$3]*SQRT([.D191]*[.D191]+[.E191]*[.E191])" office:value-type="float" office:value="0.223521902760918" calcext:value-type="float">
            <text:p>0,223521902760918</text:p>
          </table:table-cell>
          <table:table-cell table:number-columns-repeated="2"/>
        </table:table-row>
        <table:table-row table:style-name="ro1">
          <table:table-cell table:formula="of:=[.A192]+[.$G$2]" office:value-type="float" office:value="19" calcext:value-type="float">
            <text:p>19</text:p>
          </table:table-cell>
          <table:table-cell table:formula="of:=[.B192]+[.D192]*[.$G$2]" office:value-type="float" office:value="-710.237016966466" calcext:value-type="float">
            <text:p>-710,237016966466</text:p>
          </table:table-cell>
          <table:table-cell table:formula="of:=[.C192]+[.E193]*[.$G$2]" office:value-type="float" office:value="0" calcext:value-type="float">
            <text:p>0</text:p>
          </table:table-cell>
          <table:table-cell table:formula="of:=[.D192]-([.$G$4]+[.F193]*[.D192])*[.$G$2]" office:value-type="float" office:value="-44.7058649726818" calcext:value-type="float">
            <text:p>-44,7058649726818</text:p>
          </table:table-cell>
          <table:table-cell table:formula="of:=[.E191]-[.F192]*[.E191]*[.$G$2]" office:value-type="float" office:value="0" calcext:value-type="float">
            <text:p>0</text:p>
          </table:table-cell>
          <table:table-cell table:formula="of:=[.$G$3]*SQRT([.D192]*[.D192]+[.E192]*[.E192])" office:value-type="float" office:value="0.223525698659532" calcext:value-type="float">
            <text:p>0,223525698659532</text:p>
          </table:table-cell>
          <table:table-cell table:number-columns-repeated="2"/>
        </table:table-row>
        <table:table-row table:style-name="ro1">
          <table:table-cell table:formula="of:=[.A193]+[.$G$2]" office:value-type="float" office:value="19.1" calcext:value-type="float">
            <text:p>19,1</text:p>
          </table:table-cell>
          <table:table-cell table:formula="of:=[.B193]+[.D193]*[.$G$2]" office:value-type="float" office:value="-714.707603463734" calcext:value-type="float">
            <text:p>-714,707603463734</text:p>
          </table:table-cell>
          <table:table-cell table:formula="of:=[.C193]+[.E194]*[.$G$2]" office:value-type="float" office:value="0" calcext:value-type="float">
            <text:p>0</text:p>
          </table:table-cell>
          <table:table-cell table:formula="of:=[.D193]-([.$G$4]+[.F194]*[.D193])*[.$G$2]" office:value-type="float" office:value="-44.706557791204" calcext:value-type="float">
            <text:p>-44,706557791204</text:p>
          </table:table-cell>
          <table:table-cell table:formula="of:=[.E192]-[.F193]*[.E192]*[.$G$2]" office:value-type="float" office:value="0" calcext:value-type="float">
            <text:p>0</text:p>
          </table:table-cell>
          <table:table-cell table:formula="of:=[.$G$3]*SQRT([.D193]*[.D193]+[.E193]*[.E193])" office:value-type="float" office:value="0.223529324863409" calcext:value-type="float">
            <text:p>0,223529324863409</text:p>
          </table:table-cell>
          <table:table-cell table:number-columns-repeated="2"/>
        </table:table-row>
        <table:table-row table:style-name="ro1">
          <table:table-cell table:formula="of:=[.A194]+[.$G$2]" office:value-type="float" office:value="19.2" calcext:value-type="float">
            <text:p>19,2</text:p>
          </table:table-cell>
          <table:table-cell table:formula="of:=[.B194]+[.D194]*[.$G$2]" office:value-type="float" office:value="-719.178259242855" calcext:value-type="float">
            <text:p>-719,178259242855</text:p>
          </table:table-cell>
          <table:table-cell table:formula="of:=[.C194]+[.E195]*[.$G$2]" office:value-type="float" office:value="0" calcext:value-type="float">
            <text:p>0</text:p>
          </table:table-cell>
          <table:table-cell table:formula="of:=[.D194]-([.$G$4]+[.F195]*[.D194])*[.$G$2]" office:value-type="float" office:value="-44.7072196364349" calcext:value-type="float">
            <text:p>-44,7072196364349</text:p>
          </table:table-cell>
          <table:table-cell table:formula="of:=[.E193]-[.F194]*[.E193]*[.$G$2]" office:value-type="float" office:value="0" calcext:value-type="float">
            <text:p>0</text:p>
          </table:table-cell>
          <table:table-cell table:formula="of:=[.$G$3]*SQRT([.D194]*[.D194]+[.E194]*[.E194])" office:value-type="float" office:value="0.22353278895602" calcext:value-type="float">
            <text:p>0,22353278895602</text:p>
          </table:table-cell>
          <table:table-cell table:number-columns-repeated="2"/>
        </table:table-row>
        <table:table-row table:style-name="ro1">
          <table:table-cell table:formula="of:=[.A195]+[.$G$2]" office:value-type="float" office:value="19.3" calcext:value-type="float">
            <text:p>19,3</text:p>
          </table:table-cell>
          <table:table-cell table:formula="of:=[.B195]+[.D195]*[.$G$2]" office:value-type="float" office:value="-723.648981206498" calcext:value-type="float">
            <text:p>-723,648981206498</text:p>
          </table:table-cell>
          <table:table-cell table:formula="of:=[.C195]+[.E196]*[.$G$2]" office:value-type="float" office:value="0" calcext:value-type="float">
            <text:p>0</text:p>
          </table:table-cell>
          <table:table-cell table:formula="of:=[.D195]-([.$G$4]+[.F196]*[.D195])*[.$G$2]" office:value-type="float" office:value="-44.7078518926246" calcext:value-type="float">
            <text:p>-44,7078518926246</text:p>
          </table:table-cell>
          <table:table-cell table:formula="of:=[.E194]-[.F195]*[.E194]*[.$G$2]" office:value-type="float" office:value="0" calcext:value-type="float">
            <text:p>0</text:p>
          </table:table-cell>
          <table:table-cell table:formula="of:=[.$G$3]*SQRT([.D195]*[.D195]+[.E195]*[.E195])" office:value-type="float" office:value="0.223536098182174" calcext:value-type="float">
            <text:p>0,223536098182174</text:p>
          </table:table-cell>
          <table:table-cell table:number-columns-repeated="2"/>
        </table:table-row>
        <table:table-row table:style-name="ro1">
          <table:table-cell table:formula="of:=[.A196]+[.$G$2]" office:value-type="float" office:value="19.4" calcext:value-type="float">
            <text:p>19,4</text:p>
          </table:table-cell>
          <table:table-cell table:formula="of:=[.B196]+[.D196]*[.$G$2]" office:value-type="float" office:value="-728.119766395761" calcext:value-type="float">
            <text:p>-728,119766395761</text:p>
          </table:table-cell>
          <table:table-cell table:formula="of:=[.C196]+[.E197]*[.$G$2]" office:value-type="float" office:value="0" calcext:value-type="float">
            <text:p>0</text:p>
          </table:table-cell>
          <table:table-cell table:formula="of:=[.D196]-([.$G$4]+[.F197]*[.D196])*[.$G$2]" office:value-type="float" office:value="-44.7084558821982" calcext:value-type="float">
            <text:p>-44,7084558821982</text:p>
          </table:table-cell>
          <table:table-cell table:formula="of:=[.E195]-[.F196]*[.E195]*[.$G$2]" office:value-type="float" office:value="0" calcext:value-type="float">
            <text:p>0</text:p>
          </table:table-cell>
          <table:table-cell table:formula="of:=[.$G$3]*SQRT([.D196]*[.D196]+[.E196]*[.E196])" office:value-type="float" office:value="0.223539259463123" calcext:value-type="float">
            <text:p>0,223539259463123</text:p>
          </table:table-cell>
          <table:table-cell table:number-columns-repeated="2"/>
        </table:table-row>
        <table:table-row table:style-name="ro1">
          <table:table-cell table:formula="of:=[.A197]+[.$G$2]" office:value-type="float" office:value="19.5" calcext:value-type="float">
            <text:p>19,5</text:p>
          </table:table-cell>
          <table:table-cell table:formula="of:=[.B197]+[.D197]*[.$G$2]" office:value-type="float" office:value="-732.590611983981" calcext:value-type="float">
            <text:p>-732,590611983981</text:p>
          </table:table-cell>
          <table:table-cell table:formula="of:=[.C197]+[.E198]*[.$G$2]" office:value-type="float" office:value="0" calcext:value-type="float">
            <text:p>0</text:p>
          </table:table-cell>
          <table:table-cell table:formula="of:=[.D197]-([.$G$4]+[.F198]*[.D197])*[.$G$2]" office:value-type="float" office:value="-44.709032868513" calcext:value-type="float">
            <text:p>-44,709032868513</text:p>
          </table:table-cell>
          <table:table-cell table:formula="of:=[.E196]-[.F197]*[.E196]*[.$G$2]" office:value-type="float" office:value="0" calcext:value-type="float">
            <text:p>0</text:p>
          </table:table-cell>
          <table:table-cell table:formula="of:=[.$G$3]*SQRT([.D197]*[.D197]+[.E197]*[.E197])" office:value-type="float" office:value="0.223542279410991" calcext:value-type="float">
            <text:p>0,223542279410991</text:p>
          </table:table-cell>
          <table:table-cell table:number-columns-repeated="2"/>
        </table:table-row>
        <table:table-row table:style-name="ro1">
          <table:table-cell table:formula="of:=[.A198]+[.$G$2]" office:value-type="float" office:value="19.6" calcext:value-type="float">
            <text:p>19,6</text:p>
          </table:table-cell>
          <table:table-cell table:formula="of:=[.B198]+[.D198]*[.$G$2]" office:value-type="float" office:value="-737.061515270832" calcext:value-type="float">
            <text:p>-737,061515270832</text:p>
          </table:table-cell>
          <table:table-cell table:formula="of:=[.C198]+[.E199]*[.$G$2]" office:value-type="float" office:value="0" calcext:value-type="float">
            <text:p>0</text:p>
          </table:table-cell>
          <table:table-cell table:formula="of:=[.D198]-([.$G$4]+[.F199]*[.D198])*[.$G$2]" office:value-type="float" office:value="-44.7095840584941" calcext:value-type="float">
            <text:p>-44,7095840584941</text:p>
          </table:table-cell>
          <table:table-cell table:formula="of:=[.E197]-[.F198]*[.E197]*[.$G$2]" office:value-type="float" office:value="0" calcext:value-type="float">
            <text:p>0</text:p>
          </table:table-cell>
          <table:table-cell table:formula="of:=[.$G$3]*SQRT([.D198]*[.D198]+[.E198]*[.E198])" office:value-type="float" office:value="0.223545164342565" calcext:value-type="float">
            <text:p>0,223545164342565</text:p>
          </table:table-cell>
          <table:table-cell table:number-columns-repeated="2"/>
        </table:table-row>
        <table:table-row table:style-name="ro1">
          <table:table-cell table:formula="of:=[.A199]+[.$G$2]" office:value-type="float" office:value="19.7" calcext:value-type="float">
            <text:p>19,7</text:p>
          </table:table-cell>
          <table:table-cell table:formula="of:=[.B199]+[.D199]*[.$G$2]" office:value-type="float" office:value="-741.532473676681" calcext:value-type="float">
            <text:p>-741,532473676681</text:p>
          </table:table-cell>
          <table:table-cell table:formula="of:=[.C199]+[.E200]*[.$G$2]" office:value-type="float" office:value="0" calcext:value-type="float">
            <text:p>0</text:p>
          </table:table-cell>
          <table:table-cell table:formula="of:=[.D199]-([.$G$4]+[.F200]*[.D199])*[.$G$2]" office:value-type="float" office:value="-44.7101106051523" calcext:value-type="float">
            <text:p>-44,7101106051523</text:p>
          </table:table-cell>
          <table:table-cell table:formula="of:=[.E198]-[.F199]*[.E198]*[.$G$2]" office:value-type="float" office:value="0" calcext:value-type="float">
            <text:p>0</text:p>
          </table:table-cell>
          <table:table-cell table:formula="of:=[.$G$3]*SQRT([.D199]*[.D199]+[.E199]*[.E199])" office:value-type="float" office:value="0.22354792029247" calcext:value-type="float">
            <text:p>0,22354792029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3">00.00.0000</text:date>, <text:time style:data-style-name="N2" text:time-value="08:51:36.85782268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8:45:57.474770750</meta:creation-date>
    <dc:date>2020-01-13T09:26:06.602638006</dc:date>
    <meta:editing-duration>PT8M24S</meta:editing-duration>
    <meta:editing-cycles>2</meta:editing-cycles>
    <meta:generator>LibreOffice/5.3.7.2.0$Linux_x86 LibreOffice_project/30m0$Build-2</meta:generator>
    <meta:document-statistic meta:table-count="1" meta:cell-count="1204" meta:object-count="0"/>
  </office:meta>
</office:document-meta>
</file>